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5" style:family="table">
      <style:table-properties style:width="6.925in" table:align="margins" fo:keep-with-next="always"/>
    </style:style>
    <style:style style:name="Table15.A" style:family="table-column">
      <style:table-column-properties style:column-width="0.9896in" style:rel-column-width="9362*"/>
    </style:style>
    <style:style style:name="Table15.G" style:family="table-column">
      <style:table-column-properties style:column-width="0.9896in" style:rel-column-width="9363*"/>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2979in" style:rel-column-width="12286*"/>
    </style:style>
    <style:style style:name="Table1.B" style:family="table-column">
      <style:table-column-properties style:column-width="1.2986in" style:rel-column-width="12288*"/>
    </style:style>
    <style:style style:name="Table1.C" style:family="table-column">
      <style:table-column-properties style:column-width="0.866in" style:rel-column-width="8192*"/>
    </style:style>
    <style:style style:name="Table1.G" style:family="table-column">
      <style:table-column-properties style:column-width="0.866in" style:rel-column-width="819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2986in" style:rel-column-width="12287*"/>
    </style:style>
    <style:style style:name="Table2.B" style:family="table-column">
      <style:table-column-properties style:column-width="1.2986in" style:rel-column-width="12288*"/>
    </style:style>
    <style:style style:name="Table2.C" style:family="table-column">
      <style:table-column-properties style:column-width="0.8653in" style:rel-column-width="8191*"/>
    </style:style>
    <style:style style:name="Table2.G" style:family="table-column">
      <style:table-column-properties style:column-width="0.866in" style:rel-column-width="8196*"/>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2986in" style:rel-column-width="12287*"/>
    </style:style>
    <style:style style:name="Table3.B" style:family="table-column">
      <style:table-column-properties style:column-width="1.2986in" style:rel-column-width="12288*"/>
    </style:style>
    <style:style style:name="Table3.C" style:family="table-column">
      <style:table-column-properties style:column-width="0.8653in" style:rel-column-width="8191*"/>
    </style:style>
    <style:style style:name="Table3.G" style:family="table-column">
      <style:table-column-properties style:column-width="0.866in" style:rel-column-width="8196*"/>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2.308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fo:keep-with-next="alway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9896in" style:rel-column-width="9362*"/>
    </style:style>
    <style:style style:name="Table13.G" style:family="table-column">
      <style:table-column-properties style:column-width="0.9896in" style:rel-column-width="9363*"/>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0.8854in"/>
    </style:style>
    <style:style style:name="Table14.B" style:family="table-column">
      <style:table-column-properties style:column-width="0.6535in"/>
    </style:style>
    <style:style style:name="Table14.C" style:family="table-column">
      <style:table-column-properties style:column-width="0.7694in"/>
    </style:style>
    <style:style style:name="Table14.I" style:family="table-column">
      <style:table-column-properties style:column-width="0.7715in"/>
    </style:style>
    <style:style style:name="Table14.A1" style:family="table-cell">
      <style:table-cell-properties fo:padding="0.0382in" fo:border-left="0.05pt solid #000000" fo:border-right="none" fo:border-top="0.05pt solid #000000" fo:border-bottom="0.05pt solid #000000"/>
    </style:style>
    <style:style style:name="Table14.I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I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5pt solid #000000" fo:border-right="none" fo:border-top="0.05pt solid #000000" fo:border-bottom="0.05pt solid #000000"/>
    </style:style>
    <style:style style:name="Table11.G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DejaVu Sans" fo:font-size="11pt" style:font-size-asian="11pt" style:font-size-complex="11pt"/>
    </style:style>
    <style:style style:name="P7" style:family="paragraph" style:parent-style-name="Illustration">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text-properties fo:font-weight="normal" style:font-weight-asian="normal" style:font-weight-complex="normal"/>
    </style:style>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end" fo:text-indent="0in"/>
    </style:style>
    <style:style style:name="P30" style:family="paragraph">
      <style:paragraph-properties fo:margin-left="0in" fo:margin-right="0in" fo:margin-top="0in" fo:margin-bottom="0in" fo:line-height="100%" fo:text-align="end"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style>
    <style:style style:name="P32" style:family="paragraph">
      <style:paragraph-properties fo:margin-left="0in" fo:margin-right="0in" fo:margin-top="0in" fo:margin-bottom="0in" fo:line-height="100%" fo:text-align="start" fo:text-indent="0in"/>
    </style:style>
    <style:style style:name="T1" style:family="text">
      <style:text-properties style:font-name="Times New Roman"/>
    </style:style>
    <style:style style:name="T2" style:family="text">
      <style:text-properties style:font-name="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line-through-style="solid" style:font-size-asian="10.5pt"/>
    </style:style>
    <style:style style:name="T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1"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516in" fo:min-width="0.053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1"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parallel" style:number-wrapped-paragraphs="1" style:wrap-contour="fals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319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8"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22"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24"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position siz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beyond variable match we need</text:p>
      <text:list xml:id="list401529561" text:style-name="L1">
        <text:list-item>
          <text:p text:style-name="P10">counting constraints</text:p>
        </text:list-item>
        <text:list-item>
          <text:p text:style-name="P10">back references</text:p>
        </text:list-item>
        <text:list-item>
          <text:p text:style-name="P10">filtering (marks start location, etc much like backrefs and counting constraints)</text:p>
        </text:list-item>
        <text:list-item>
          <text:p text:style-name="P10">subdfas</text:p>
        </text:list-item>
        <text:list-item>
          <text:p text:style-name="P10">anchored vs. unanchored matches and recording the start position (similar to backrefs)</text:p>
          <text:list>
            <text:list-item>
              <text:p text:style-name="P10">checking accept information on every input vs at end of the input</text:p>
            </text:list-item>
          </text:list>
        </text:list-item>
        <text:list-item>
          <text:p text:style-name="P10">longest left/shortest left matches</text:p>
        </text:list-item>
        <text:list-item>
          <text:p text:style-name="P10"/>
        </text:list-item>
      </text:list>
      <text:p text:style-name="Standard">Extended FAs</text:p>
      <text:p text:style-name="Standard">Extending finite automata</text:p>
      <text:p text:style-name="Standard">use syntax similar to back references for variables \@1</text:p>
      <text:p text:style-name="Standard">transitions that don't match are not shown and transition to the 0 trap state.</text:p>
      <text:p text:style-name="Standard"/>
      <text:p text:style-name="Standard"/>
      <text:p text:style-name="Standard"/>
      <text:p text:style-name="Standard">Anchored and unanchored matches in a DFA (appendix ?)</text:p>
      <text:p text:style-name="Standard"/>
      <text:p text:style-name="Standard">When converting a regular expression into a DFA extra states are required to handled unanchored expressions. An anchored expression has a straight conversion to an NFA using thompson's construction as shown in <text:sequence-ref text:reference-format="category-and-value" text:ref-name="refIllustration0">Illustration 1</text:sequence-ref>.</text:p>
      <text:p text:style-name="Standard"/>
      <text:p text:style-name="Standard"><draw:frame draw:style-name="fr1" draw:name="Frame14" text:anchor-type="paragraph" svg:y="0in" svg:width="5.511in" draw:z-index="31"><draw:text-box fo:min-height="0.5071in"><text:p text:style-name="Illustration"><draw:g text:anchor-type="paragraph" draw:z-index="32" draw:style-name="gr9"><draw:g draw:style-name="gr5"><draw:custom-shape draw:style-name="gr14" draw:text-style-name="P23" xml:id="id86" draw:id="id86" svg:width="0.5016in" svg:height="0.5016in" svg:x="4.0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87" draw:id="id87" svg:width="0.5016in" svg:height="0.5016in" svg:x="5.0087in" svg:y="0.0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31in" svg:height="0.3024in" svg:x="5.1079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7" draw:type="line" svg:x1="4.5114in" svg:y1="0.252in" svg:x2="5.0087in" svg:y2="0.2535in" draw:start-shape="id86" draw:start-glue-point="10" draw:end-shape="id87" draw:end-glue-point="6" svg:d="m11459 640 1263 4"><text:p/></draw:connector><draw:connector draw:style-name="gr2" draw:text-style-name="P28" draw:type="line" svg:x1="3.5016in" svg:y1="0.2528in" svg:x2="4.0098in" svg:y2="0.261in" svg:d="m8894 642 1291 21"><text:p/></draw:connector><draw:frame draw:style-name="gr3" draw:text-style-name="P26" svg:width="0.2921in" svg:height="0.2913in" svg:x="4.5098in" svg:y="0.0028in"><draw:text-box><text:p text:style-name="P24"><text:span text:style-name="T7">a</text:span></text:p></draw:text-box></draw:frame><draw:frame draw:style-name="gr3" draw:text-style-name="P26" svg:width="0.2921in" svg:height="0.2913in" svg:x="4.1154in" svg:y="0.1098in"><draw:text-box><text:p text:style-name="P24"><text:span text:style-name="T7">1</text:span></text:p></draw:text-box></draw:frame><draw:frame draw:style-name="gr3" draw:text-style-name="P26" svg:width="0.4307in" svg:height="0.2913in" svg:x="5.0441in" svg:y="0.111in"><draw:text-box><text:p text:style-name="P24"><text:span text:style-name="T7">2,3</text:span></text:p></draw:text-box></draw:frame></draw:g><draw:g draw:style-name="gr5"><draw:custom-shape draw:style-name="gr14" draw:text-style-name="P23" xml:id="id88" draw:id="id88" svg:width="0.5016in" svg:height="0.5016in" svg:x="0.5098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89" draw:id="id89" svg:width="0.5016in" svg:height="0.5016in" svg:x="1.5087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90" draw:id="id90" svg:width="0.5016in" svg:height="0.5016in" svg:x="2.5087in" svg:y="0.001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7" draw:type="line" svg:x1="1.0114in" svg:y1="0.252in" svg:x2="1.5087in" svg:y2="0.2508in" draw:start-shape="id88" draw:start-glue-point="10" draw:end-shape="id89" draw:end-glue-point="6" svg:d="m2569 640 1263-3"><text:p/></draw:connector><draw:connector draw:style-name="gr25" draw:text-style-name="P27" draw:type="line" svg:x1="2.0098in" svg:y1="0.2508in" svg:x2="2.5083in" svg:y2="0.252in" draw:start-shape="id89" draw:start-glue-point="10" draw:end-shape="id90" draw:end-glue-point="6" svg:d="m5105 637 1266 3"><text:p/></draw:connector><draw:custom-shape draw:style-name="gr8" draw:text-style-name="P23" svg:width="0.3031in" svg:height="0.3031in" svg:x="2.6079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0787in" svg:y="0.0016in"><draw:text-box><text:p text:style-name="P24"><text:span text:style-name="T7">a</text:span></text:p></draw:text-box></draw:frame><draw:frame draw:style-name="gr3" draw:text-style-name="P26" svg:width="0.2823in" svg:height="0.2913in" svg:x="2.0098in" svg:y="0.0016in"><draw:text-box><text:p text:style-name="P24"><text:span text:style-name="T8">λ</text:span></text:p></draw:text-box></draw:frame><draw:connector draw:style-name="gr2" draw:text-style-name="P28" draw:type="line" svg:x1="0.0016in" svg:y1="0.2528in" svg:x2="0.5098in" svg:y2="0.261in" svg:d="m4 642 1291 21"><text:p/></draw:connector><draw:frame draw:style-name="gr3" draw:text-style-name="P26" svg:width="0.2921in" svg:height="0.2913in" svg:x="1.6142in" svg:y="0.1075in"><draw:text-box><text:p text:style-name="P24"><text:span text:style-name="T7">2</text:span></text:p></draw:text-box></draw:frame><draw:frame draw:style-name="gr3" draw:text-style-name="P26" svg:width="0.2921in" svg:height="0.2913in" svg:x="2.6142in" svg:y="0.1098in"><draw:text-box><text:p text:style-name="P24"><text:span text:style-name="T7">3</text:span></text:p></draw:text-box></draw:frame><draw:frame draw:style-name="gr3" draw:text-style-name="P26" svg:width="0.2921in" svg:height="0.2913in" svg:x="0.6154in" svg:y="0.1098in"><draw:text-box><text:p text:style-name="P24"><text:span text:style-name="T7">1</text:span></text:p></draw:text-box></draw:frame></draw:g></draw:g>Illustration <text:sequence text:ref-name="refIllustration0" text:name="Illustration" text:formula="ooow:Illustration+1" style:num-format="1">1</text:sequence>: NFA (left) and DFA (right) for the anchored regular expression ^a$</text:p></draw:text-box></draw:frame></text:p>
      <text:p text:style-name="Standard"/>
      <text:p text:style-name="Standard">An unanchored expression requires modified start and possibly accept states, depending on implementation, as shown in <text:sequence-ref text:reference-format="category-and-value" text:ref-name="refIllustration1">Illustration 2</text:sequence-ref>. The start state loops on itself to consume leading input that does not match the expression, while the accept state can be made to loop on it self to consume all remaining input.</text:p>
      <text:p text:style-name="Standard"/>
      <text:p text:style-name="Standard"><draw:frame draw:style-name="fr1" draw:name="Frame17" text:anchor-type="paragraph" svg:y="0.0075in" svg:width="5.9717in" draw:z-index="33"><draw:text-box fo:min-height="2.5063in"><text:p text:style-name="Illustration"><draw:g text:anchor-type="paragraph" draw:z-index="34" draw:style-name="gr9"><draw:frame draw:style-name="gr3" draw:text-style-name="P26" svg:width="0.2921in" svg:height="0.2913in" svg:x="5.1138in" svg:y="0in"><draw:text-box><text:p text:style-name="P24"><text:span text:style-name="T7">a</text:span></text:p></draw:text-box></draw:frame><draw:g draw:style-name="gr5"><draw:g draw:style-name="gr5"><draw:custom-shape draw:style-name="gr14" draw:text-style-name="P23" xml:id="id91" draw:id="id91" svg:width="0.5016in" svg:height="0.5016in" svg:x="0.5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92" draw:id="id92" svg:width="0.5016in" svg:height="0.5024in" svg:x="1.5071in" svg:y="0.9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93" draw:id="id93" svg:width="0.5016in" svg:height="0.5016in" svg:x="2.5071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7" draw:type="line" svg:x1="1.0098in" svg:y1="1.2492in" svg:x2="1.5071in" svg:y2="1.248in" draw:start-shape="id91" draw:start-glue-point="10" draw:end-shape="id92" draw:end-glue-point="6" svg:d="m2565 3173 1263-3"><text:p/></draw:connector><draw:connector draw:style-name="gr25" draw:text-style-name="P27" draw:type="line" svg:x1="2.0083in" svg:y1="1.248in" svg:x2="2.5071in" svg:y2="1.2492in" draw:start-shape="id92" draw:start-glue-point="10" draw:end-shape="id93" draw:end-glue-point="6" svg:d="m5101 3170 1267 3"><text:p/></draw:connector><draw:custom-shape draw:style-name="gr8" draw:text-style-name="P23" svg:width="0.3031in" svg:height="0.3031in" svg:x="2.6063in" svg:y="1.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0772in" svg:y="0.9984in"><draw:text-box><text:p text:style-name="P24"><text:span text:style-name="T7">a</text:span></text:p></draw:text-box></draw:frame><draw:frame draw:style-name="gr3" draw:text-style-name="P26" svg:width="0.2823in" svg:height="0.2913in" svg:x="2.0083in" svg:y="0.9984in"><draw:text-box><text:p text:style-name="P24"><text:span text:style-name="T8">λ</text:span></text:p></draw:text-box></draw:frame><draw:connector draw:style-name="gr2" draw:text-style-name="P28" draw:type="line" svg:x1="0in" svg:y1="1.25in" svg:x2="0.5083in" svg:y2="1.2583in" svg:d="m0 3175 1291 21"><text:p/></draw:connector><draw:frame draw:style-name="gr3" draw:text-style-name="P26" svg:width="0.2921in" svg:height="0.2913in" svg:x="1.6126in" svg:y="1.1047in"><draw:text-box><text:p text:style-name="P24"><text:span text:style-name="T7">2</text:span></text:p></draw:text-box></draw:frame><draw:frame draw:style-name="gr3" draw:text-style-name="P26" svg:width="0.2921in" svg:height="0.2913in" svg:x="2.6126in" svg:y="1.1071in"><draw:text-box><text:p text:style-name="P24"><text:span text:style-name="T7">3</text:span></text:p></draw:text-box></draw:frame><draw:frame draw:style-name="gr3" draw:text-style-name="P26" svg:width="0.2921in" svg:height="0.2913in" svg:x="0.6138in" svg:y="1.1071in"><draw:text-box><text:p text:style-name="P24"><text:span text:style-name="T7">1</text:span></text:p></draw:text-box></draw:frame><draw:connector draw:style-name="gr26" draw:text-style-name="P28" draw:type="curve" svg:x1="0.9366in" svg:y1="1.0717in" svg:x2="0.5811in" svg:y2="1.0717in" draw:start-shape="id91" draw:start-glue-point="11" draw:end-shape="id91" draw:end-glue-point="5" svg:d="m2379 2722c0-1029-903-1029-903 0"><text:p/></draw:connector><draw:connector draw:style-name="gr25" draw:text-style-name="P28" draw:type="curve" svg:x1="2.9354in" svg:y1="1.0717in" svg:x2="2.5799in" svg:y2="1.0717in" draw:start-shape="id93" draw:start-glue-point="11" draw:end-shape="id93" draw:end-glue-point="5" svg:d="m7456 2722c0-1029-903-1029-903 0"><text:p/></draw:connector><draw:frame draw:style-name="gr3" draw:text-style-name="P26" svg:width="0.2634in" svg:height="0.2913in" svg:x="0.628in" svg:y="0.5in"><draw:text-box><text:p text:style-name="P24"><text:span text:style-name="T7">*</text:span></text:p></draw:text-box></draw:frame><draw:frame draw:style-name="gr3" draw:text-style-name="P26" svg:width="0.2634in" svg:height="0.2913in" svg:x="2.6264in" svg:y="0.5in"><draw:text-box><text:p text:style-name="P24"><text:span text:style-name="T7">*</text:span></text:p></draw:text-box></draw:frame></draw:g><draw:g draw:style-name="gr5"><draw:custom-shape draw:style-name="gr14" draw:text-style-name="P23" xml:id="id94" draw:id="id94" svg:width="0.5016in" svg:height="0.5016in" svg:x="4.0083in" svg:y="0.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23" xml:id="id95" draw:id="id95" svg:width="0.5016in" svg:height="0.5016in" svg:x="5.0083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23" svg:width="0.3031in" svg:height="0.3031in" svg:x="5.1075in" svg:y="0.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3.5in" svg:y1="1.25in" svg:x2="4.0083in" svg:y2="1.2583in" svg:d="m8890 3175 1291 21"><text:p/></draw:connector><draw:frame draw:style-name="gr3" draw:text-style-name="P26" svg:width="0.2921in" svg:height="0.2913in" svg:x="4.5472in" svg:y="0.8673in"><draw:text-box><text:p text:style-name="P24"><text:span text:style-name="T7">a</text:span></text:p></draw:text-box></draw:frame><draw:frame draw:style-name="gr3" draw:text-style-name="P26" svg:width="0.2921in" svg:height="0.2913in" svg:x="4.1138in" svg:y="1.1071in"><draw:text-box><text:p text:style-name="P24"><text:span text:style-name="T7">1</text:span></text:p></draw:text-box></draw:frame><draw:connector draw:style-name="gr25" draw:text-style-name="P28" draw:type="curve" svg:x1="4.4366in" svg:y1="1.0717in" svg:x2="4.0811in" svg:y2="1.0717in" draw:start-shape="id94" draw:start-glue-point="11" draw:end-shape="id94" draw:end-glue-point="5" svg:d="m11269 2722c0-1029-903-1029-903 0"><text:p/></draw:connector><draw:frame draw:style-name="gr3" draw:text-style-name="P26" svg:width="0.463in" svg:height="0.2913in" svg:x="4.0457in" svg:y="0.4646in"><draw:text-box><text:p text:style-name="P24"><text:span text:style-name="T7">[^a]</text:span></text:p></draw:text-box></draw:frame><draw:frame draw:style-name="gr3" draw:text-style-name="P26" xml:id="id96" draw:id="id96" svg:width="0.4307in" svg:height="0.4831in" svg:x="5.0437in" svg:y="0.5154in"><draw:text-box><text:p text:style-name="P24"><text:span text:style-name="T7">1,2</text:span></text:p><text:p text:style-name="P31"><text:span text:style-name="T7">3</text:span></text:p></draw:text-box></draw:frame><draw:custom-shape draw:style-name="gr14" draw:text-style-name="P23" xml:id="id97" draw:id="id97" svg:width="0.5016in" svg:height="0.5016in" svg:x="5.0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31in" svg:height="0.3031in" svg:x="5.1075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xml:id="id98" draw:id="id98" svg:width="0.4307in" svg:height="0.2913in" svg:x="5.0437in" svg:y="1.6071in"><draw:text-box><text:p text:style-name="P24"><text:span text:style-name="T7">1,3</text:span></text:p></draw:text-box></draw:frame><draw:connector draw:style-name="gr25" draw:text-style-name="P28" draw:type="line" svg:x1="4.5098in" svg:y1="1.2492in" svg:x2="5.0811in" svg:y2="0.9283in" draw:start-shape="id94" draw:start-glue-point="10" draw:end-shape="id95" draw:end-glue-point="7" svg:d="m11455 3173 1451-815"><text:p/></draw:connector><draw:connector draw:style-name="gr25" draw:text-style-name="P28" draw:type="curve" svg:x1="5.4366in" svg:y1="0.5728in" svg:x2="5.0811in" svg:y2="0.5728in" draw:start-shape="id95" draw:start-glue-point="11" draw:end-shape="id95" draw:end-glue-point="5" svg:d="m13809 1455c0-1028-903-1028-903 0"><text:p/></draw:connector><draw:connector draw:style-name="gr25" draw:text-style-name="P28" draw:type="line" svg:x1="5.2591in" svg:y1="0.998in" svg:x2="5.2591in" svg:y2="1.4984in" draw:start-shape="id96" draw:start-glue-point="2" draw:end-shape="id97" draw:end-glue-point="4" svg:d="m13358 2535v1271"><text:p/></draw:connector><draw:connector draw:style-name="gr25" draw:text-style-name="P28" draw:type="curve" svg:x1="5.4744in" svg:y1="1.752in" svg:x2="5.5098in" svg:y2="0.7508in" draw:start-shape="id98" draw:start-glue-point="1" draw:end-shape="id95" draw:end-glue-point="10" svg:d="m13905 4450c889 0 843-2543 90-2543"><text:p/></draw:connector><draw:connector draw:style-name="gr25" draw:text-style-name="P28" draw:type="curve" svg:x1="5.4366in" svg:y1="1.9272in" svg:x2="5.0811in" svg:y2="1.9272in" draw:start-shape="id97" draw:start-glue-point="9" draw:end-shape="id97" draw:end-glue-point="7" svg:d="m13809 4895c0 1032-903 1032-903 0"><text:p/></draw:connector><draw:frame draw:style-name="gr3" draw:text-style-name="P26" svg:width="0.463in" svg:height="0.2913in" svg:x="4.8764in" svg:y="1.0134in"><draw:text-box><text:p text:style-name="P24"><text:span text:style-name="T7">[^a]</text:span></text:p></draw:text-box></draw:frame><draw:frame draw:style-name="gr3" draw:text-style-name="P26" svg:width="0.463in" svg:height="0.2913in" svg:x="5.0457in" svg:y="2.2146in"><draw:text-box><text:p text:style-name="P24"><text:span text:style-name="T7">[^a]</text:span></text:p></draw:text-box></draw:frame><draw:frame draw:style-name="gr3" draw:text-style-name="P26" svg:width="0.2921in" svg:height="0.2913in" svg:x="5.6783in" svg:y="1.1492in"><draw:text-box><text:p text:style-name="P24"><text:span text:style-name="T7">a</text:span></text:p></draw:text-box></draw:frame></draw:g></draw:g></draw:g>Illustration <text:sequence text:ref-name="refIllustration1" text:name="Illustration" text:formula="ooow:Illustration+1" style:num-format="1">2</text:sequence>: NFA (left) and DFA (right) for the unanchored regular expression (a)</text:p></draw:text-box></draw:frame></text:p>
      <text:p text:style-name="Standard"/>
      <text:p text:style-name="Standard">The modified accept state is not really needed unless the DFA is to consume all input, as long as the <text:soft-page-break/>accept condition is checked after each input character is consumed matching can when the first accept state is encountered (see longest and shortest matches for more). The modified start state is needed for an efficient match as restarting a match for every character of the input is inefficient and does not work for on-line matches where the input is available only once. However in setting up the modified start condition we lose the ability to determined when the actual match we are interested in starts.</text:p>
      <text:p text:style-name="Standard"/>
      <text:p text:style-name="Standard">To be able to track the start position for an expression we need to augment the DFA with some memory. When the a transition is made from NFA state 1 (the start state) to NFA state 2 (the first match state of the expression) the input position is saved to memory. This simplistic scheme is sufficient for many simple expressions like the expression in <text:sequence-ref text:reference-format="category-and-value" text:ref-name="refIllustration1">Illustration 2</text:sequence-ref> but fails for the expression in <text:sequence-ref text:reference-format="category-and-value" text:ref-name="refIllustration2">Illustration 3</text:sequence-ref>.</text:p>
      <text:p text:style-name="Standard"/>
      <text:p text:style-name="Standard"><draw:frame draw:style-name="fr1" draw:name="Frame18" text:anchor-type="paragraph" svg:y="0.0075in" svg:width="7.6602in" draw:z-index="35"><draw:text-box fo:min-height="2.5063in"><text:p text:style-name="P7"><draw:g text:anchor-type="paragraph" draw:z-index="36" draw:style-name="gr9"><draw:g draw:style-name="gr5"><draw:frame draw:style-name="gr3" draw:text-style-name="P26" svg:width="0.2823in" svg:height="0.2913in" svg:x="3.0772in" svg:y="1.5in"><draw:text-box><text:p text:style-name="P24"><text:span text:style-name="T8">λ</text:span></text:p></draw:text-box></draw:frame><draw:custom-shape draw:style-name="gr14" draw:text-style-name="P23" xml:id="id102" draw:id="id102" svg:width="0.5016in" svg:height="0.5016in" svg:x="2.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99" draw:id="id99" svg:width="0.5016in" svg:height="0.5016in" svg:x="0.5083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100" draw:id="id100" svg:width="0.5016in" svg:height="0.5024in" svg:x="1.5071in" svg:y="1.4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101" draw:id="id101" svg:width="0.5016in" svg:height="0.5016in" svg:x="3.5071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7" draw:type="line" svg:x1="1.0098in" svg:y1="1.7492in" svg:x2="1.5071in" svg:y2="1.748in" draw:start-shape="id99" draw:start-glue-point="10" draw:end-shape="id100" draw:end-glue-point="6" svg:d="m2565 4443 1263-3"><text:p/></draw:connector><draw:custom-shape draw:style-name="gr8" draw:text-style-name="P23" svg:width="0.3031in" svg:height="0.3031in" svg:x="3.6063in" svg:y="1.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0772in" svg:y="1.4984in"><draw:text-box><text:p text:style-name="P24"><text:span text:style-name="T7">a</text:span></text:p></draw:text-box></draw:frame><draw:connector draw:style-name="gr2" draw:text-style-name="P28" draw:type="line" svg:x1="0in" svg:y1="1.75in" svg:x2="0.5083in" svg:y2="1.7583in" svg:d="m0 4445 1291 21"><text:p/></draw:connector><draw:frame draw:style-name="gr3" draw:text-style-name="P26" svg:width="0.2921in" svg:height="0.2913in" svg:x="1.6126in" svg:y="1.6047in"><draw:text-box><text:p text:style-name="P24"><text:span text:style-name="T7">2</text:span></text:p></draw:text-box></draw:frame><draw:frame draw:style-name="gr3" draw:text-style-name="P26" svg:width="0.2921in" svg:height="0.2913in" svg:x="2.6126in" svg:y="1.6071in"><draw:text-box><text:p text:style-name="P24"><text:span text:style-name="T7">3</text:span></text:p></draw:text-box></draw:frame><draw:frame draw:style-name="gr3" draw:text-style-name="P26" svg:width="0.2921in" svg:height="0.2913in" svg:x="0.6138in" svg:y="1.6071in"><draw:text-box><text:p text:style-name="P24"><text:span text:style-name="T7">1</text:span></text:p></draw:text-box></draw:frame><draw:connector draw:style-name="gr26" draw:text-style-name="P28" draw:type="curve" svg:x1="0.9366in" svg:y1="1.5717in" svg:x2="0.5811in" svg:y2="1.5717in" draw:start-shape="id99" draw:start-glue-point="11" draw:end-shape="id99" draw:end-glue-point="5" svg:d="m2379 3992c0-1029-903-1029-903 0"><text:p/></draw:connector><draw:connector draw:style-name="gr25" draw:text-style-name="P28" draw:type="curve" svg:x1="3.9354in" svg:y1="1.5717in" svg:x2="3.5799in" svg:y2="1.5717in" draw:start-shape="id101" draw:start-glue-point="11" draw:end-shape="id101" draw:end-glue-point="5" svg:d="m9996 3992c0-1029-903-1029-903 0"><text:p/></draw:connector><draw:frame draw:style-name="gr3" draw:text-style-name="P26" svg:width="0.2634in" svg:height="0.2913in" svg:x="0.628in" svg:y="1in"><draw:text-box><text:p text:style-name="P24"><text:span text:style-name="T7">*</text:span></text:p></draw:text-box></draw:frame><draw:frame draw:style-name="gr3" draw:text-style-name="P26" svg:width="0.2634in" svg:height="0.2913in" svg:x="3.6264in" svg:y="1in"><draw:text-box><text:p text:style-name="P24"><text:span text:style-name="T7">*</text:span></text:p></draw:text-box></draw:frame><draw:connector draw:style-name="gr25" draw:text-style-name="P28" draw:type="curve" svg:x1="2.0083in" svg:y1="1.748in" svg:x2="2.5071in" svg:y2="1.7492in" draw:start-shape="id100" draw:start-glue-point="10" draw:end-shape="id102" draw:end-glue-point="6" svg:d="m5101 4440c953 0 319 3 1267 3"><text:p/></draw:connector><draw:connector draw:style-name="gr25" draw:text-style-name="P28" draw:type="curve" svg:x1="3.0083in" svg:y1="1.7492in" svg:x2="3.5071in" svg:y2="1.7492in" draw:start-shape="id102" draw:start-glue-point="10" draw:end-shape="id101" draw:end-glue-point="6" svg:d="m7641 4443h1267"><text:p/></draw:connector><draw:frame draw:style-name="gr3" draw:text-style-name="P26" svg:width="0.2921in" svg:height="0.2913in" svg:x="3.6126in" svg:y="1.6071in"><draw:text-box><text:p text:style-name="P24"><text:span text:style-name="T7">4</text:span></text:p></draw:text-box></draw:frame><draw:frame draw:style-name="gr3" draw:text-style-name="P26" svg:width="0.2921in" svg:height="0.2913in" svg:x="2.0583in" svg:y="1.5in"><draw:text-box><text:p text:style-name="P24"><text:span text:style-name="T7">b</text:span></text:p></draw:text-box></draw:frame></draw:g><draw:g draw:style-name="gr5"><draw:frame draw:style-name="gr3" draw:text-style-name="P26" svg:width="0.2921in" svg:height="0.2913in" svg:x="6.1173in" svg:y="1.0189in"><draw:text-box><text:p text:style-name="P24"><text:span text:style-name="T7">a</text:span></text:p></draw:text-box></draw:frame><draw:custom-shape draw:style-name="gr6" draw:text-style-name="P23" xml:id="id103" draw:id="id103" svg:width="0.5016in" svg:height="0.5016in" svg:x="5.0028in" svg:y="1.5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 xml:id="id104" draw:id="id104" svg:width="0.5016in" svg:height="0.5024in" svg:x="6.0043in" svg:y="1.5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31in" svg:height="0.3031in" svg:x="7.1063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4.5083in" svg:y1="1.7366in" svg:x2="5.0173in" svg:y2="1.7453in" svg:d="m11451 4411 1293 22"><text:p/></draw:connector><draw:frame draw:style-name="gr3" draw:text-style-name="P26" svg:width="0.2921in" svg:height="0.2913in" svg:x="5.5543in" svg:y="1.5043in"><draw:text-box><text:p text:style-name="P24"><text:span text:style-name="T7">a</text:span></text:p></draw:text-box></draw:frame><draw:frame draw:style-name="gr3" draw:text-style-name="P26" svg:width="0.2921in" svg:height="0.2913in" svg:x="5.1075in" svg:y="1.6126in"><draw:text-box><text:p text:style-name="P24"><text:span text:style-name="T7">1</text:span></text:p></draw:text-box></draw:frame><draw:connector draw:style-name="gr25" draw:text-style-name="P28" draw:type="curve" svg:x1="5.4311in" svg:y1="1.5772in" svg:x2="5.0756in" svg:y2="1.5772in" draw:start-shape="id103" draw:start-glue-point="11" draw:end-shape="id103" draw:end-glue-point="5" svg:d="m13795 4006c0-1029-903-1029-903 0"><text:p/></draw:connector><draw:frame draw:style-name="gr3" draw:text-style-name="P26" svg:width="0.463in" svg:height="0.2913in" svg:x="5.0417in" svg:y="1.0189in"><draw:text-box><text:p text:style-name="P24"><text:span text:style-name="T7">[^a]</text:span></text:p></draw:text-box></draw:frame><draw:frame draw:style-name="gr3" draw:text-style-name="P26" svg:width="0.4307in" svg:height="0.4831in" svg:x="7.0346in" svg:y="0.5134in"><draw:text-box><text:p text:style-name="P24"><text:span text:style-name="T7">1,2</text:span></text:p><text:p text:style-name="P31"><text:span text:style-name="T7">4</text:span></text:p></draw:text-box></draw:frame><draw:connector draw:style-name="gr25" draw:text-style-name="P28" draw:type="curve" svg:x1="5.5043in" svg:y1="1.7547in" svg:x2="6.0043in" svg:y2="1.7535in" draw:start-shape="id103" draw:start-glue-point="10" draw:end-shape="id104" draw:end-glue-point="6" svg:d="m13981 4457c954 0 321-3 1270-3"><text:p/></draw:connector><draw:frame draw:style-name="gr3" draw:text-style-name="P26" svg:width="0.4307in" svg:height="0.2913in" svg:x="6.0398in" svg:y="1.6102in"><draw:text-box><text:p text:style-name="P24"><text:span text:style-name="T7">1,2</text:span></text:p></draw:text-box></draw:frame><draw:connector draw:style-name="gr25" draw:text-style-name="P28" draw:type="curve" svg:x1="6.4327in" svg:y1="1.5756in" svg:x2="6.0772in" svg:y2="1.5756in" draw:start-shape="id104" draw:start-glue-point="11" draw:end-shape="id104" draw:end-glue-point="5" svg:d="m16339 4002c0-1033-903-1033-903 0"><text:p/></draw:connector><draw:custom-shape draw:style-name="gr6" draw:text-style-name="P23" xml:id="id105" draw:id="id105" svg:width="0.5016in" svg:height="0.5016in" svg:x="7.0071in" svg:y="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4831in" svg:x="7.0425in" svg:y="1.5154in"><draw:text-box><text:p text:style-name="P24"><text:span text:style-name="T7">1,3</text:span></text:p><text:p text:style-name="P31"><text:span text:style-name="T7">4</text:span></text:p></draw:text-box></draw:frame><draw:custom-shape draw:style-name="gr6" draw:text-style-name="P23" xml:id="id106" draw:id="id106" svg:width="0.5016in" svg:height="0.5016in" svg:x="6.9992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8" draw:type="curve" svg:x1="7.4354in" svg:y1="1.9283in" svg:x2="7.0799in" svg:y2="1.9283in" draw:start-shape="id105" draw:start-glue-point="9" draw:end-shape="id105" draw:end-glue-point="7" svg:d="m18886 4898c0 1032-903 1032-903 0"><text:p/></draw:connector><draw:frame draw:style-name="gr3" draw:text-style-name="P26" svg:width="0.2921in" svg:height="0.2913in" svg:x="7.1173in" svg:y="2.2146in"><draw:text-box><text:p text:style-name="P24"><text:span text:style-name="T7">b</text:span></text:p></draw:text-box></draw:frame><draw:frame draw:style-name="gr3" draw:text-style-name="P26" svg:width="0.2921in" svg:height="0.2913in" svg:x="6.5173in" svg:y="1.5335in"><draw:text-box><text:p text:style-name="P24"><text:span text:style-name="T7">b</text:span></text:p></draw:text-box></draw:frame><draw:connector draw:style-name="gr25" draw:text-style-name="P28" draw:type="line" svg:x1="6.5055in" svg:y1="1.7535in" svg:x2="7.0071in" svg:y2="1.7508in" draw:start-shape="id104" draw:start-glue-point="10" draw:end-shape="id105" draw:end-glue-point="6" svg:d="m16524 4454 1274-7"><text:p/></draw:connector><draw:custom-shape draw:style-name="gr8" draw:text-style-name="P23" svg:width="0.3031in" svg:height="0.3031in" svg:x="7.0984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28" draw:type="line" svg:x1="7.072in" svg:y1="0.9272in" svg:x2="7.0799in" svg:y2="1.5728in" draw:start-shape="id106" draw:start-glue-point="7" draw:end-shape="id105" draw:end-glue-point="5" svg:d="m17963 2355 20 1640"><text:p/></draw:connector><draw:connector draw:style-name="gr25" draw:text-style-name="P28" draw:type="line" svg:x1="7.4354in" svg:y1="1.5728in" svg:x2="7.428in" svg:y2="0.9272in" draw:start-shape="id105" draw:start-glue-point="11" draw:end-shape="id106" draw:end-glue-point="9" svg:d="m18886 3995-19-1640"><text:p/></draw:connector><draw:connector draw:style-name="gr25" draw:text-style-name="P28" draw:type="curve" svg:x1="7.428in" svg:y1="0.5717in" svg:x2="7.072in" svg:y2="0.5717in" draw:start-shape="id106" draw:start-glue-point="11" draw:end-shape="id106" draw:end-glue-point="5" svg:d="m18867 1452c0-1029-904-1029-904 0"><text:p/></draw:connector><draw:frame draw:style-name="gr3" draw:text-style-name="P26" svg:width="0.2921in" svg:height="0.2913in" svg:x="7.3673in" svg:y="1.1646in"><draw:text-box><text:p text:style-name="P24"><text:span text:style-name="T7">a</text:span></text:p></draw:text-box></draw:frame><draw:frame draw:style-name="gr3" draw:text-style-name="P26" svg:width="0.2921in" svg:height="0.2913in" svg:x="7.1083in" svg:y="0in"><draw:text-box><text:p text:style-name="P24"><text:span text:style-name="T7">a</text:span></text:p></draw:text-box></draw:frame><draw:frame draw:style-name="gr3" draw:text-style-name="P26" svg:width="0.2921in" svg:height="0.2913in" svg:x="6.8583in" svg:y="1in"><draw:text-box><text:p text:style-name="P24"><text:span text:style-name="T7">b</text:span></text:p></draw:text-box></draw:frame></draw:g></draw:g>Illustration <text:sequence text:ref-name="refIllustration2" text:name="Illustration" text:formula="ooow:Illustration+1" style:num-format="1">3</text:sequence>: NFA (left) and DFA (right) for the unanchored expression (ab)</text:p></draw:text-box></draw:frame></text:p>
      <text:p text:style-name="Standard"/>
      <text:p text:style-name="Standard">To understand why it fails and how to fix it, consider the expression from <text:sequence-ref text:reference-format="category-and-value" text:ref-name="refIllustration2">Illustration 3</text:sequence-ref> matching against the input 'aab'. Following through the NFA the first 'a' causes a transition from state 1 to state 2, so we save off position 1 as the start position, but the second character is also an 'a', for which State 2 does not have a transition, so the match needs to backtrack and take the alternate transition of state 1 to state 1 for the first 'a' discarding the saved start position value. We can now match the remainder of the input 'ab' to get a match.</text:p>
      <text:p text:style-name="Standard"/>
      <text:p text:style-name="Standard">Now let us consider the same input of 'aab' against the DFA. The first 'a' causes a transition from state {1} to state {1,2}. This transition contains the NFA state 1 to state 2 transition so the input position is saved. <text:s/>State {1,2} then transitions to itself which causes also contains the NFA state 1 to state 2 transition causing the saved input position to be reset to position 2. The match then continues for the remainder of the input.</text:p>
      <text:p text:style-name="Standard"/>
      <text:p text:style-name="Standard">This simple reset of the start position is not however enough to handle the example in ???? for input aaab. This occurs because the first 2 characters of the input match the first two characters of the pattern, </text:p>
      <text:p text:style-name="Standard">and we don't know until the 3rd character whether the first character is a match. In a DFA this means that multiple potential start positions must be tracked simultaneously.</text:p>
      <text:p text:style-name="Standard"/>
      <text:p text:style-name="Standard">Pattern aab with input aaab</text:p>
      <text:p text:style-name="Standard"/>
      <text:p text:style-name="Standard">pattern a.*b with input ????</text:p>
      <text:p text:style-name="Standard"/>
      <text:p text:style-name="Standard">hrmmm ababa</text:p>
      <text:p text:style-name="Standard"><text:soft-page-break/>oh when groups start and how to track them</text:p>
      <text:p text:style-name="Standard"/>
      <text:p text:style-name="Standard">Foo</text:p>
      <text:p text:style-name="Standard"/>
      <text:list xml:id="list248938343" text:style-name="L2">
        <text:list-item>
          <text:p text:style-name="P11">conversion to dfa</text:p>
          <text:list>
            <text:list-item>
              <text:p text:style-name="P11">start spin state</text:p>
            </text:list-item>
            <text:list-item>
              <text:p text:style-name="P11">tail spin state if consuming all input</text:p>
              <text:list>
                <text:list-item>
                  <text:p text:style-name="P11">don't have to match all input if looking at accept values</text:p>
                </text:list-item>
              </text:list>
            </text:list-item>
          </text:list>
        </text:list-item>
      </text:list>
      <text:p text:style-name="Standard"/>
      <text:list xml:id="list212968230" text:style-name="L3">
        <text:list-item>
          <text:p text:style-name="P12">storing match start positions</text:p>
        </text:list-item>
        <text:list-item>
          <text:p text:style-name="P12"/>
        </text:list-item>
      </text:list>
      <text:p text:style-name="Standard">Shortest left and longest left matches in a DFA (appendix ?)</text:p>
      <text:p text:style-name="Standard"/>
      <text:p text:style-name="Standard">-right anchored by definition is always a longest match (though not necessarily longest left)</text:p>
      <text:p text:style-name="Standard"/>
      <text:p text:style-name="Standard"/>
      <text:p text:style-name="Standard"/>
      <text:p text:style-name="Standard"/>
      <text:p text:style-name="Standard">Extending DFAs to match variables</text:p>
      <text:p text:style-name="Standard">To extend DFAs with variables we need to understand what extension are needed to dfa states and transitions as well as how these affect DFA construction. <text:s/>To do this we will extend NFAs <text:s/>to do variable matching and then extend the rules of the subset construction.</text:p>
      <text:p text:style-name="Standard"/>
      <text:p text:style-name="Standard">Nfas can have multiple transitions for a single character – try each transition</text:p>
      <text:p text:style-name="Standard">Nfas can have lambda transitions</text:p>
      <text:p text:style-name="Standard"/>
      <text:p text:style-name="Standard">Need to cleanup to indicate the difference between anchored and unanchored expressions.</text:p>
      <text:list xml:id="list414834046" text:style-name="L4">
        <text:list-item>
          <text:p text:style-name="P13">how to handle tail anchored expressions</text:p>
        </text:list-item>
        <text:list-item>
          <text:p text:style-name="P13">how to handle head anchored</text:p>
        </text:list-item>
      </text:list>
      <text:p text:style-name="Standard"/>
      <text:p text:style-name="Standard">cleanup NFA transition vs. DFA transition.</text:p>
      <text:p text:style-name="Standard"/>
      <text:p text:style-name="Standard">NOTE: add info about notation</text:p>
      <text:p text:style-name="Standard"><text:s/>a (b, c) – shows set with states reached via lamda transition listed in ( ), this is not needed but is done as a guide to help show where parts of the set are coming from. <text:s/>This is also the only part of the set that will ever pick up the |= qualifier as it can only be inherited from <text:s/>λ|=</text:p>
      <text:p text:style-name="Standard"/>
      <text:h text:style-name="Heading_20_1" text:outline-level="1">Extending DFAs with variable matching</text:h>
      <text:p text:style-name="Standard"/>
      <text:p text:style-name="Standard">Deterministic Finite Atomata (DFA) are a finite atomata (FA) that at any point have a single transition for any input symbol and do not have null transitions</text:p>
      <text:p text:style-name="Standard"/>
      <text:h text:style-name="Heading_20_10" text:outline-level="10">Extending NFAs with variable matching</text:h>
      <text:p text:style-name="Standard">We start by extending the NFA with a new state type that performs variable matching (<text:sequence-ref text:reference-format="category-and-value" text:ref-name="refIllustration3">Illustration 4</text:sequence-ref>). <text:s/>It is modeled after Kleen closure that arbitrary input characters (appendix ???), except the variable state <text:soft-page-break/>transitions are conditional on the input characters matching the values in the variable. <text:s/>The condition on the transition is indicated by using a | symbol followed by the condition for the match, eg. .*|@ means match any character given it matches the current position in the variable. <text:s/>We shorten the .*| to the slightly shorter *| in the following discussion as it remains non-ambiguous, and less cluttered in the more complex illustrations.</text:p>
      <text:p text:style-name="Standard"/>
      <text:p text:style-name="Standard"/>
      <text:p text:style-name="Standard"><draw:frame draw:style-name="fr1" draw:name="Frame1" text:anchor-type="paragraph" svg:y="0.0008in" svg:width="3.4965in" draw:z-index="1"><draw:text-box fo:min-height="1.0374in"><text:p text:style-name="Illustration"><draw:g text:anchor-type="paragraph" draw:z-index="2" draw:style-name="gr9"><draw:g draw:style-name="gr5"><draw:g draw:style-name="gr5"><draw:connector draw:style-name="gr2" draw:text-style-name="P27" draw:type="line" svg:x1="0in" svg:y1="0.7862in" svg:x2="0.4965in" svg:y2="0.7846in" svg:d="m0 1997 1261-4"><text:p/></draw:connector><draw:custom-shape draw:style-name="gr7" draw:text-style-name="P23" xml:id="id10" draw:id="id10" svg:width="0.5024in" svg:height="0.5016in" svg:x="0.496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52in" svg:y1="0.6071in" svg:x2="0.5701in" svg:y2="0.6071in" draw:start-shape="id10" draw:start-glue-point="11" draw:end-shape="id10" draw:end-glue-point="5" svg:d="m2350 1542c0-1029-902-1029-902 0"><text:p/></draw:connector><draw:connector draw:style-name="gr2" draw:text-style-name="P27" draw:type="curve" svg:x1="0.9984in" svg:y1="0.7846in" svg:x2="1.4965in" svg:y2="0.7862in" draw:start-shape="id10" draw:start-glue-point="10" svg:d="m2536 1993c1325 0 694 4 1265 4"><text:p/></draw:connector></draw:g><draw:frame draw:style-name="gr3" draw:text-style-name="P26" svg:width="0.476in" svg:height="0.2913in" svg:x="0.4984in" svg:y="0in"><draw:text-box><text:p text:style-name="P24"><text:span text:style-name="T7">*|@</text:span></text:p></draw:text-box></draw:frame><draw:frame draw:style-name="gr3" draw:text-style-name="P26" svg:width="0.4043in" svg:height="0.2913in" svg:x="0.9984in" svg:y="0.5in"><draw:text-box><text:p text:style-name="P24"><text:span text:style-name="T7">*|=</text:span></text:p></draw:text-box></draw:frame></draw:g><draw:g draw:style-name="gr5"><draw:g draw:style-name="gr5"><draw:connector draw:style-name="gr2" draw:text-style-name="P27" draw:type="line" svg:x1="1.9984in" svg:y1="0.7862in" svg:x2="2.4953in" svg:y2="0.7846in" svg:d="m5076 1997 1262-4"><text:p/></draw:connector><draw:custom-shape draw:style-name="gr7" draw:text-style-name="P23" xml:id="id11" draw:id="id11" svg:width="0.5016in" svg:height="0.5016in" svg:x="2.4953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2.9236in" svg:y1="0.6071in" svg:x2="2.5681in" svg:y2="0.6071in" draw:start-shape="id11" draw:start-glue-point="11" draw:end-shape="id11" draw:end-glue-point="5" svg:d="m7426 1542c0-1029-903-1029-903 0"><text:p/></draw:connector><draw:connector draw:style-name="gr2" draw:text-style-name="P27" draw:type="curve" svg:x1="2.9965in" svg:y1="0.7846in" svg:x2="3.4953in" svg:y2="0.7862in" draw:start-shape="id11" draw:start-glue-point="10" svg:d="m7611 1993c1328 0 695 4 1267 4"><text:p/></draw:connector></draw:g><draw:frame draw:style-name="gr3" draw:text-style-name="P26" svg:width="0.4232in" svg:height="0.2913in" svg:x="2.9984in" svg:y="0.5in"><draw:text-box><text:p text:style-name="P24"><text:span text:style-name="T8">λ</text:span><text:span text:style-name="T9">|=</text:span></text:p></draw:text-box></draw:frame><draw:frame draw:style-name="gr3" draw:text-style-name="P26" svg:width="0.476in" svg:height="0.2913in" svg:x="2.4984in" svg:y="0in"><draw:text-box><text:p text:style-name="P24"><text:span text:style-name="T7">*|@</text:span></text:p></draw:text-box></draw:frame></draw:g></draw:g>Illustration <text:sequence text:ref-name="refIllustration3" text:name="Illustration" text:formula="ooow:Illustration+1" style:num-format="1">4</text:sequence>: The variable matching state. <text:s/>Left - a state that does not match null variables. <text:s/>Right - a state that can match null variables.</text:p></draw:text-box></draw:frame></text:p>
      <text:p text:style-name="Standard"/>
      <text:p text:style-name="Standard">Two versions of the matching state are provided, the left hand version can not match variables that are empty, while the right hand version can. <text:s/>The meaning of *|@ is slightly different in each version, in the left hand version it will consume all input matching the variable except the one matching the last character which is matched by *|=. <text:s/>Where in the right hand version *|@ matches all characters within the variable and then there is a lambda transition out of the variable state when the variable is fully matched. <text:s/>The left hand version can result in smaller DFAs, while the right hand version is more flexible. <text:s/>For the purposes of the following discussion we will use the <text:span text:style-name="T2">λ</text:span><text:span text:style-name="T1">|= variant. <text:s/></text:span>After the basics of the extended DFA construction are established we will explore this and other constraints and trade offs that can be made.</text:p>
      <text:p text:style-name="Standard"/>
      <text:p text:style-name="Standard">The use of the variable match state in an NFA requires that the match be augmented with a postional value. <text:s/>???? Need to know where in the variable match we are, blah, blah, blah like in the DFA below</text:p>
      <text:p text:style-name="Standard">????. <text:s/>How much do we need to explain before transitioning to the DFA</text:p>
      <text:h text:style-name="Heading_20_10" text:outline-level="10">Extending DFAs to support variable matching</text:h>
      <text:p text:style-name="Standard"/>
      <text:p text:style-name="Standard">Now that we have the basis for supporting variable matching in NFAs we would like to extend the support to DFAs. <text:s/>To do this we extend the subset construction so that it can convert an extended NFA that supports variable matching into a DFA that supports variable matching.</text:p>
      <text:p text:style-name="Standard"/>
      <text:p text:style-name="Standard">The subset construction (appendix ???) creates a DFA that is the equivalent of doing a breadth first NFA match, that is it works on sets of NFA states. Variable matching extends both NFA states and transitions with conditional information this will need to be carried into a variable matching DFA. To develop the rules needed for this we will work through a set of examples constructing NFAs matching a pattern, stepping through the NFA and then building its associated DFA.</text:p>
      <text:p text:style-name="Standard"/>
      <text:p text:style-name="Standard"><text:span text:style-name="T3">Example 1:</text:span> A pattern matching a single variable (\@)</text:p>
      <text:p text:style-name="Standard">We start by building a DFA that matches a single variable exactly (<text:sequence-ref text:reference-format="category-and-value" text:ref-name="refIllustration5">Illustration 6</text:sequence-ref>), and compare it to the DFA constructed for the .* expression (<text:sequence-ref text:reference-format="category-and-value" text:ref-name="refIllustration4">Illustration 5</text:sequence-ref>) which we have modeled the variable pattern match on.</text:p>
      <text:p text:style-name="Standard"><draw:frame draw:style-name="fr1" draw:name="Frame2" text:anchor-type="paragraph" svg:y="0in" svg:width="3.5028in" draw:z-index="3"><draw:text-box fo:min-height="1.0402in"><text:p text:style-name="P7"><draw:g text:anchor-type="paragraph" draw:z-index="4" draw:style-name="gr9"><draw:connector draw:style-name="gr2" draw:text-style-name="P27" draw:type="line" svg:x1="0.0016in" svg:y1="0.7874in" svg:x2="0.498in" svg:y2="0.7862in" svg:d="m4 2000 1261-3"><text:p/></draw:connector><draw:g draw:style-name="gr5"><draw:custom-shape draw:style-name="gr7" draw:text-style-name="P23" xml:id="id12" draw:id="id12"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64in" svg:y1="0.6083in" svg:x2="0.5717in" svg:y2="0.6083in" draw:start-shape="id12" draw:start-glue-point="11" draw:end-shape="id12" draw:end-glue-point="5" svg:d="m2353 1545c0-1028-901-1028-901 0"><text:p/></draw:connector><draw:connector draw:style-name="gr2" draw:text-style-name="P27" draw:type="curve" svg:x1="1in" svg:y1="0.7862in" svg:x2="1.498in" svg:y2="0.7874in" draw:start-shape="id12" draw:start-glue-point="10" svg:d="m2540 1997c1325 0 693 3 1265 3"><text:p/></draw:connector><draw:frame draw:style-name="gr3" draw:text-style-name="P26" svg:width="0.2823in" svg:height="0.2913in" svg:x="1.0016in" svg:y="0.5016in"><draw:text-box><text:p text:style-name="P24"><text:span text:style-name="T8">λ</text:span></text:p></draw:text-box></draw:frame><draw:frame draw:style-name="gr3" draw:text-style-name="P26" svg:width="0.2634in" svg:height="0.2913in" svg:x="0.5016in" svg:y="0.0035in"><draw:text-box><text:p text:style-name="P24"><text:span text:style-name="T7">*</text:span></text:p></draw:text-box></draw:frame><draw:frame draw:style-name="gr3" draw:text-style-name="P26" svg:width="0.2921in" svg:height="0.2913in" svg:x="0.6035in" svg:y="0.6437in"><draw:text-box><text:p text:style-name="P24"><text:span text:style-name="T7">1</text:span></text:p></draw:text-box></draw:frame><draw:g draw:style-name="gr5"><draw:custom-shape draw:style-name="gr10" draw:text-style-name="P23"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6035in" svg:y="0.6453in"><draw:text-box><text:p text:style-name="P24"><text:span text:style-name="T7">2</text:span></text:p></draw:text-box></draw:frame></draw:g></draw:g><draw:g draw:style-name="gr5"><draw:connector draw:style-name="gr2" draw:text-style-name="P27" draw:type="line" svg:x1="2.5in" svg:y1="0.7862in" svg:x2="2.9965in" svg:y2="0.7846in" svg:d="m6350 1997 1261-4"><text:p/></draw:connector><draw:custom-shape draw:style-name="gr7" draw:text-style-name="P23" xml:id="id13" draw:id="id13"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3.4256in" svg:y1="0.6071in" svg:x2="3.0697in" svg:y2="0.6071in" draw:start-shape="id13" draw:start-glue-point="11" draw:end-shape="id13" draw:end-glue-point="5" svg:d="m8701 1542c0-1029-904-1029-904 0"><text:p/></draw:connector><draw:frame draw:style-name="gr3" draw:text-style-name="P26" svg:width="0.2634in" svg:height="0.2913in" svg:x="3in" svg:y="0in"><draw:text-box><text:p text:style-name="P24"><text:span text:style-name="T7">*</text:span></text:p></draw:text-box></draw:frame><draw:g draw:style-name="gr5"><draw:custom-shape draw:style-name="gr10" draw:text-style-name="P23"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3.0354in" svg:y="0.6453in"><draw:text-box><text:p text:style-name="P24"><text:span text:style-name="T7">1,2</text:span></text:p></draw:text-box></draw:frame></draw:g></draw:g></draw:g>Illustration <text:sequence text:ref-name="refIllustration4" text:name="Illustration" text:formula="ooow:Illustration+1" style:num-format="1">5</text:sequence>: NFA (left) and its associated DFA (right) for matching .*</text:p></draw:text-box></draw:frame><text:soft-page-break/></text:p>
      <text:p text:style-name="Standard"/>
      <text:p text:style-name="Standard">The NFA for the <text:s/>.* expression converts into a DFA with a single state that consumes all input, and is always the final accept state.</text:p>
      <text:p text:style-name="Standard"/>
      <text:p text:style-name="Standard"><draw:frame draw:style-name="fr1" draw:name="Frame7" text:anchor-type="paragraph" svg:y="0in" svg:width="3.5028in" draw:z-index="13"><draw:text-box fo:min-height="1.0402in"><text:p text:style-name="P7"><draw:g text:anchor-type="paragraph" draw:z-index="14" draw:style-name="gr12"><draw:custom-shape draw:style-name="gr7" draw:text-style-name="P23" xml:id="id29" draw:id="id29"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3"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3.0354in" svg:y="0.6453in"><draw:text-box><text:p text:style-name="P24"><text:span text:style-name="T7">1,2</text:span></text:p></draw:text-box></draw:frame><draw:g draw:style-name="gr5"><draw:connector draw:style-name="gr2" draw:text-style-name="P27" draw:type="line" svg:x1="0.0016in" svg:y1="0.7874in" svg:x2="0.498in" svg:y2="0.7862in" svg:d="m4 2000 1261-3"><text:p/></draw:connector><draw:custom-shape draw:style-name="gr7" draw:text-style-name="P23" xml:id="id28" draw:id="id28"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64in" svg:y1="0.6083in" svg:x2="0.5717in" svg:y2="0.6083in" draw:start-shape="id28" draw:start-glue-point="11" draw:end-shape="id28" draw:end-glue-point="5" svg:d="m2353 1545c0-1028-901-1028-901 0"><text:p/></draw:connector><draw:connector draw:style-name="gr2" draw:text-style-name="P27" draw:type="curve" svg:x1="1in" svg:y1="0.7862in" svg:x2="1.498in" svg:y2="0.7874in" draw:start-shape="id28" draw:start-glue-point="10" svg:d="m2540 1997c1325 0 693 3 1265 3"><text:p/></draw:connector><draw:frame draw:style-name="gr3" draw:text-style-name="P26" svg:width="0.4232in" svg:height="0.2913in" svg:x="1.0016in" svg:y="0.5016in"><draw:text-box><text:p text:style-name="P24"><text:span text:style-name="T8">λ</text:span><text:span text:style-name="T9">|=</text:span></text:p></draw:text-box></draw:frame><draw:frame draw:style-name="gr3" draw:text-style-name="P26" svg:width="0.476in" svg:height="0.2913in" svg:x="0.5016in" svg:y="0.0016in"><draw:text-box><text:p text:style-name="P24"><text:span text:style-name="T7">*|@</text:span></text:p></draw:text-box></draw:frame><draw:frame draw:style-name="gr3" draw:text-style-name="P26" svg:width="0.2921in" svg:height="0.2913in" svg:x="0.6035in" svg:y="0.6437in"><draw:text-box><text:p text:style-name="P24"><text:span text:style-name="T7">1</text:span></text:p></draw:text-box></draw:frame><draw:g draw:style-name="gr5"><draw:custom-shape draw:style-name="gr10" draw:text-style-name="P23"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6035in" svg:y="0.6453in"><draw:text-box><text:p text:style-name="P24"><text:span text:style-name="T7">2</text:span></text:p></draw:text-box></draw:frame></draw:g></draw:g><draw:connector draw:style-name="gr2" draw:text-style-name="P27" draw:type="line" svg:x1="2.5in" svg:y1="0.7862in" svg:x2="2.9965in" svg:y2="0.7846in" svg:d="m6350 1997 1261-4"><text:p/></draw:connector><draw:connector draw:style-name="gr2" draw:text-style-name="P27" draw:type="curve" svg:x1="3.4256in" svg:y1="0.6071in" svg:x2="3.0697in" svg:y2="0.6071in" draw:start-shape="id29" draw:start-glue-point="11" draw:end-shape="id29" draw:end-glue-point="5" svg:d="m8701 1542c0-1029-904-1029-904 0"><text:p/></draw:connector><draw:frame draw:style-name="gr3" draw:text-style-name="P26" svg:width="0.476in" svg:height="0.2913in" svg:x="3in" svg:y="0in"><draw:text-box><text:p text:style-name="P24"><text:span text:style-name="T7">*|@</text:span></text:p></draw:text-box></draw:frame><draw:custom-shape draw:style-name="gr11" draw:text-style-name="P23"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g>Illustration <text:sequence text:ref-name="refIllustration5" text:name="Illustration" text:formula="ooow:Illustration+1" style:num-format="1">6</text:sequence>: NFA (left) and its associated DFA (right) for matching \@ where the variable string length &gt;= 0</text:p></draw:text-box></draw:frame></text:p>
      <text:p text:style-name="Standard"/>
      <text:p text:style-name="Standard">The variable match pattern is similar except the transition for input is conditional. <text:s/>When considering the next input symbol it is compared to the value at the current variable position, if there is a match the transition back to the variable state is taken and the match position within the variable is incremented. <text:s/>If the input symbol does not match, the DFA state does not have a matching transition defined so the DFA transitions to the non-matching trap state, which is not shown.</text:p>
      <text:p text:style-name="Standard"/>
      <text:p text:style-name="Standard">If the input is longer than the variable match the matching engine can either terminate the match in the accept state (non-anchored tail match), or fail - transitioning to the trap state as there are no matching transitions defined for the input (anchored tail match).</text:p>
      <text:p text:style-name="Standard"/>
      <text:p text:style-name="Standard">The accept condition for the variable match is different than that of the .* expression. <text:s/>In the .* expression a match can be accepted for any character, this is not the case for the variable match its accept is conditional on the variable match completing (|= condition). <text:s/>This is indicated by using a dotted line for the inner circle of the accept state in the diagram.</text:p>
      <text:p text:style-name="Standard"/>
      <text:p text:style-name="Standard">We can build an augmented transition table for the subset construction. <text:s/>Each State of the DFA is represent as a list of NFA states, with states reached via the <text:span text:style-name="T2">λ </text:span>transition shown in parenthesis (). <text:s/>For each input we have three possible values (columns): the input 'a' used by states that aren't a variable match state, or by a variable match state when a variable does not match; 'a|@' for when the input matches the variable, and 'a|=' for when a transition is conditional upon a variable having been matched.</text:p>
      <text:p text:style-name="Standard"/>
      <text:p text:style-name="Standard">The DFA states, listed in column 1, contain the set of NFA states that compose them; with the NFA states that where reached conditionally on a variable match marked with |=, and parenthesis () being used to group sets of states that are reached together. <text:s/>A similar notation is used for the transition columns.</text:p>
      <table:table table:name="Table15" table:style-name="Table15">
        <table:table-column table:style-name="Table15.A" table:number-columns-repeated="6"/>
        <table:table-column table:style-name="Table15.G"/>
        <text:soft-page-break/>
        <table:table-row>
          <table:table-cell table:style-name="Table15.A1" office:value-type="string">
            <text:p text:style-name="Table_20_Heading">DFA State</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a|=</text:p>
          </table:table-cell>
          <table:table-cell table:style-name="Table15.A1" office:value-type="string">
            <text:p text:style-name="Table_20_Heading">b</text:p>
          </table:table-cell>
          <table:table-cell table:style-name="Table15.A1" office:value-type="string">
            <text:p text:style-name="Table_20_Heading">b|@</text:p>
          </table:table-cell>
          <table:table-cell table:style-name="Table15.G1" office:value-type="string">
            <text:p text:style-name="Table_20_Heading">b|=</text:p>
          </table:table-cell>
        </table:table-row>
        <table:table-row>
          <table:table-cell table:style-name="Table15.A2" office:value-type="string">
            <text:p text:style-name="P1">1 (2|=)</text:p>
          </table:table-cell>
          <table:table-cell table:style-name="Table15.A2" office:value-type="string">
            <text:p text:style-name="P1"/>
          </table:table-cell>
          <table:table-cell table:style-name="Table15.A2" office:value-type="string">
            <text:p text:style-name="P1">1(2|=)</text:p>
          </table: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1(2|=)</text:p>
          </table:table-cell>
          <table:table-cell table:style-name="Table15.G2" office:value-type="string">
            <text:p text:style-name="P1"/>
          </table:table-cell>
        </table:table-row>
      </table:table>
      <text:p text:style-name="P9">Table <text:sequence text:ref-name="refTable0" text:name="Table" text:formula="ooow:Table+1" style:num-format="1">1</text:sequence>: Transition table for subset construction of \@</text:p>
      <text:p text:style-name="Standard">Thus for <text:sequence-ref text:reference-format="category-and-value" text:ref-name="refIllustration3">Illustration 4</text:sequence-ref> we have one state 1 (2|=), composed of NFA states 1 and 2, with 2 being reached by a conditional <text:span text:style-name="T2">λ </text:span>transition. <text:s/>There are no transitions for input 'a' as neither NFA state 1 nor 2 have a plain (unconditional) transition. <text:s/>There is a transition back to DFA state 1 (2|=) on input 'a' given it matches the variable at its current position (a|@) from NFA state 1. <text:s/>And there is no transition on 'a|=' because no NFA state has a transition that is conditional on the state being reached after a variable was matched (we will see this in later examples, note this does not include the initial transition (|=) when the variable is matched). <text:s/>The transitions for input 'b' mirror those for input 'a'.</text:p>
      <text:p text:style-name="Standard"/>
      <text:p text:style-name="Standard"><text:span text:style-name="T3">Example 2:</text:span> A pattern matching a variable followed by a letter (\@a)</text:p>
      <text:p text:style-name="Standard">We now examine what happens when the pattern to match is extended by a single trailing character.</text:p>
      <text:p text:style-name="Standard"/>
      <text:p text:style-name="Standard"><draw:frame draw:style-name="fr1" draw:name="Frame4" text:anchor-type="paragraph" svg:y="0.0098in" svg:width="5.5362in" draw:z-index="5"><draw:text-box fo:min-height="1.5772in"><text:p text:style-name="P7"><draw:g text:anchor-type="paragraph" draw:z-index="6" draw:style-name="gr9"><draw:g draw:style-name="gr5"><draw:connector draw:style-name="gr2" draw:text-style-name="P27" draw:type="line" svg:x1="0.0008in" svg:y1="0.7862in" svg:x2="0.4972in" svg:y2="0.7846in" svg:d="m2 1997 1261-4"><text:p/></draw:connector><draw:custom-shape draw:style-name="gr7" draw:text-style-name="P23" xml:id="id14" draw:id="id14"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56in" svg:y1="0.6071in" svg:x2="0.5709in" svg:y2="0.6071in" draw:start-shape="id14" draw:start-glue-point="11" draw:end-shape="id14" draw:end-glue-point="5" svg:d="m2351 1542c0-1029-901-1029-901 0"><text:p/></draw:connector><draw:connector draw:style-name="gr2" draw:text-style-name="P27" draw:type="curve" svg:x1="0.9992in" svg:y1="0.7846in" svg:x2="1.4972in" svg:y2="0.7862in" draw:start-shape="id14" draw:start-glue-point="10" svg:d="m2538 1993c1325 0 693 4 1265 4"><text:p/></draw:connector><draw:frame draw:style-name="gr3" draw:text-style-name="P26" svg:width="0.2823in" svg:height="0.2913in" svg:x="1.0008in" svg:y="0.5in"><draw:text-box><text:p text:style-name="P24"><text:span text:style-name="T8">λ</text:span></text:p></draw:text-box></draw:frame><draw:frame draw:style-name="gr3" draw:text-style-name="P26" svg:width="0.2634in" svg:height="0.2913in" svg:x="0.5008in" svg:y="0in"><draw:text-box><text:p text:style-name="P24"><text:span text:style-name="T7">*</text:span></text:p></draw:text-box></draw:frame><draw:frame draw:style-name="gr3" draw:text-style-name="P26" svg:width="0.2921in" svg:height="0.2913in" svg:x="0.6028in" svg:y="0.6425in"><draw:text-box><text:p text:style-name="P24"><text:span text:style-name="T7">1</text:span></text:p></draw:text-box></draw:frame><draw:custom-shape draw:style-name="gr10" draw:text-style-name="P23"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63in" svg:y="0.6437in"><draw:text-box><text:p text:style-name="P24"><text:span text:style-name="T7">3</text:span></text:p></draw:text-box></draw:frame><draw:custom-shape draw:style-name="gr6" draw:text-style-name="P23" xml:id="id15" draw:id="id15"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0024in" svg:y1="0.7862in" svg:x2="2.5024in" svg:y2="0.7862in" draw:start-shape="id15" draw:start-glue-point="10" svg:d="m5086 1997h1270"><text:p/></draw:connector><draw:frame draw:style-name="gr3" draw:text-style-name="P26" svg:width="0.2921in" svg:height="0.2913in" svg:x="1.6063in" svg:y="0.6437in"><draw:text-box><text:p text:style-name="P24"><text:span text:style-name="T7">2</text:span></text:p></draw:text-box></draw:frame><draw:frame draw:style-name="gr3" draw:text-style-name="P26" svg:width="0.2921in" svg:height="0.2913in" svg:x="2.0008in" svg:y="0.5in"><draw:text-box><text:p text:style-name="P24"><text:span text:style-name="T7">a</text:span></text:p></draw:text-box></draw:frame></draw:g><draw:g draw:style-name="gr5"><draw:connector draw:style-name="gr2" draw:text-style-name="P27" draw:type="line" svg:x1="3.4992in" svg:y1="0.7846in" svg:x2="3.9957in" svg:y2="0.7835in" svg:d="m8888 1993 1261-3"><text:p/></draw:connector><draw:custom-shape draw:style-name="gr7" draw:text-style-name="P23" xml:id="id16" draw:id="id16" svg:width="0.5016in" svg:height="0.5024in" svg:x="4.0134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4.4417in" svg:y1="0.6055in" svg:x2="4.0862in" svg:y2="0.6055in" draw:start-shape="id16" draw:start-glue-point="11" draw:end-shape="id16" draw:end-glue-point="5" svg:d="m11282 1538c0-1034-903-1034-903 0"><text:p/></draw:connector><draw:connector draw:style-name="gr2" draw:text-style-name="P27" draw:type="curve" svg:x1="4.5146in" svg:y1="0.7835in" svg:x2="4.9957in" svg:y2="0.7846in" draw:start-shape="id16" draw:start-glue-point="10" svg:d="m11467 1990c1293 0 683 3 1222 3"><text:p/></draw:connector><draw:frame draw:style-name="gr3" draw:text-style-name="P26" svg:width="0.463in" svg:height="0.2913in" svg:x="4.0008in" svg:y="0.0354in"><draw:text-box><text:p text:style-name="P24"><text:span text:style-name="T7">[^a]</text:span></text:p></draw:text-box></draw:frame><draw:frame draw:style-name="gr3" draw:text-style-name="P26" svg:width="0.4307in" svg:height="0.2913in" svg:x="4.0488in" svg:y="0.6402in"><draw:text-box><text:p text:style-name="P24"><text:span text:style-name="T7">1,2</text:span></text:p></draw:text-box></draw:frame><draw:custom-shape draw:style-name="gr10" draw:text-style-name="P23" xml:id="id17" draw:id="id17" svg:width="0.5016in" svg:height="0.5016in" svg:x="5.0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5.1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4.5008in" svg:y="0.5in"><draw:text-box><text:p text:style-name="P24"><text:span text:style-name="T7">a</text:span></text:p></draw:text-box></draw:frame><draw:connector draw:style-name="gr2" draw:text-style-name="P28" draw:type="curve" svg:x1="5.4291in" svg:y1="0.6083in" svg:x2="5.0736in" svg:y2="0.6083in" draw:start-shape="id17" draw:start-glue-point="11" draw:end-shape="id17" draw:end-glue-point="5" svg:d="m13790 1545c0-1028-903-1028-903 0"><text:p/></draw:connector><draw:connector draw:style-name="gr2" draw:text-style-name="P28" draw:type="curve" svg:x1="5.252in" svg:y1="1.0366in" svg:x2="4.2642in" svg:y2="1.0339in" draw:start-shape="id17" draw:start-glue-point="8" draw:end-shape="id16" draw:end-glue-point="8" svg:d="m13340 2633c0 754-2509 757-2509-7"><text:p/></draw:connector><draw:frame draw:style-name="gr3" draw:text-style-name="P26" svg:width="0.2921in" svg:height="0.2913in" svg:x="5.0008in" svg:y="0in"><draw:text-box><text:p text:style-name="P24"><text:span text:style-name="T7">a</text:span></text:p></draw:text-box></draw:frame><draw:frame draw:style-name="gr3" draw:text-style-name="P26" svg:width="0.463in" svg:height="0.2913in" svg:x="4.5252in" svg:y="1.2854in"><draw:text-box><text:p text:style-name="P24"><text:span text:style-name="T7">[^a]</text:span></text:p></draw:text-box></draw:frame><draw:frame draw:style-name="gr3" draw:text-style-name="P26" svg:width="0.5697in" svg:height="0.2913in" svg:x="4.9661in" svg:y="0.6437in"><draw:text-box><text:p text:style-name="P24"><text:span text:style-name="T7">1,2,3</text:span></text:p></draw:text-box></draw:frame></draw:g></draw:g>Illustration <text:sequence text:ref-name="refIllustration6" text:name="Illustration" text:formula="ooow:Illustration+1" style:num-format="1">7</text:sequence>: NFA (left) and its associated DFA (right) for matching .*a</text:p></draw:text-box></draw:frame></text:p>
      <text:p text:style-name="Standard"/>
      <text:p text:style-name="Standard">The DFA for the .*a (<text:sequence-ref text:reference-format="category-and-value" text:ref-name="refIllustration6">Illustration 7</text:sequence-ref>) reduces to two states, the {1,2} state which consumes most characters and the {1,2,3} state which consumes the letter a.</text:p>
      <text:p text:style-name="Standard"/>
      <text:p text:style-name="Standard"><draw:frame draw:style-name="fr1" draw:name="Frame8" text:anchor-type="paragraph" svg:y="0in" svg:width="5.5055in" draw:z-index="9"><draw:text-box fo:min-height="1.0744in"><text:p text:style-name="P7"><draw:g text:anchor-type="paragraph" draw:z-index="10" draw:style-name="gr9"><draw:g draw:style-name="gr5"><draw:connector draw:style-name="gr2" draw:text-style-name="P27" draw:type="line" svg:x1="0.0008in" svg:y1="0.8217in" svg:x2="0.4972in" svg:y2="0.8201in" svg:d="m2 2087 1261-4"><text:p/></draw:connector><draw:custom-shape draw:style-name="gr7" draw:text-style-name="P23" xml:id="id21" draw:id="id21" svg:width="0.5024in" svg:height="0.5016in" svg:x="0.4972in" svg:y="0.569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56in" svg:y1="0.6425in" svg:x2="0.5709in" svg:y2="0.6425in" draw:start-shape="id21" draw:start-glue-point="11" draw:end-shape="id21" draw:end-glue-point="5" svg:d="m2351 1632c0-1029-901-1029-901 0"><text:p/></draw:connector><draw:connector draw:style-name="gr2" draw:text-style-name="P27" draw:type="curve" svg:x1="0.9992in" svg:y1="0.8201in" svg:x2="1.4972in" svg:y2="0.8217in" draw:start-shape="id21" draw:start-glue-point="10" svg:d="m2538 2083c1325 0 693 4 1265 4"><text:p/></draw:connector><draw:frame draw:style-name="gr3" draw:text-style-name="P26" svg:width="0.4232in" svg:height="0.2913in" svg:x="1.0008in" svg:y="0.5354in"><draw:text-box><text:p text:style-name="P24"><text:span text:style-name="T8">λ</text:span><text:span text:style-name="T9">|=</text:span></text:p></draw:text-box></draw:frame><draw:frame draw:style-name="gr3" draw:text-style-name="P26" svg:width="0.476in" svg:height="0.2913in" svg:x="0.5008in" svg:y="0.0354in"><draw:text-box><text:p text:style-name="P24"><text:span text:style-name="T7">*|@</text:span></text:p></draw:text-box></draw:frame><draw:frame draw:style-name="gr3" draw:text-style-name="P26" svg:width="0.2921in" svg:height="0.2913in" svg:x="0.6028in" svg:y="0.678in"><draw:text-box><text:p text:style-name="P24"><text:span text:style-name="T7">1</text:span></text:p></draw:text-box></draw:frame></draw:g><draw:custom-shape draw:style-name="gr10" draw:text-style-name="P23" svg:width="0.5016in" svg:height="0.5016in" svg:x="2.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2.6008in" svg:y="0.6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63in" svg:y="0.6791in"><draw:text-box><text:p text:style-name="P24"><text:span text:style-name="T7">3</text:span></text:p></draw:text-box></draw:frame><draw:custom-shape draw:style-name="gr6" draw:text-style-name="P23" xml:id="id22" draw:id="id22" svg:width="0.5016in" svg:height="0.5016in" svg:x="1.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0024in" svg:y1="0.8217in" svg:x2="2.5024in" svg:y2="0.8217in" draw:start-shape="id22" draw:start-glue-point="10" svg:d="m5086 2087h1270"><text:p/></draw:connector><draw:frame draw:style-name="gr3" draw:text-style-name="P26" svg:width="0.2921in" svg:height="0.2913in" svg:x="1.6063in" svg:y="0.6791in"><draw:text-box><text:p text:style-name="P24"><text:span text:style-name="T7">2</text:span></text:p></draw:text-box></draw:frame><draw:frame draw:style-name="gr3" draw:text-style-name="P26" svg:width="0.2921in" svg:height="0.2913in" svg:x="2.0008in" svg:y="0.5354in"><draw:text-box><text:p text:style-name="P24"><text:span text:style-name="T7">a</text:span></text:p></draw:text-box></draw:frame><draw:connector draw:style-name="gr2" draw:text-style-name="P27" draw:type="line" svg:x1="3.5008in" svg:y1="0.7862in" svg:x2="3.9972in" svg:y2="0.7846in" svg:d="m8892 1997 1261-4"><text:p/></draw:connector><draw:custom-shape draw:style-name="gr7" draw:text-style-name="P23" xml:id="id23" draw:id="id23" svg:width="0.5024in" svg:height="0.5016in" svg:x="4.0146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4.4429in" svg:y1="0.6071in" svg:x2="4.0882in" svg:y2="0.6071in" draw:start-shape="id23" draw:start-glue-point="11" draw:end-shape="id23" draw:end-glue-point="5" svg:d="m11285 1542c0-1029-901-1029-901 0"><text:p/></draw:connector><draw:connector draw:style-name="gr2" draw:text-style-name="P27" draw:type="curve" svg:x1="4.5169in" svg:y1="0.7846in" svg:x2="4.9988in" svg:y2="0.7862in" draw:start-shape="id23" draw:start-glue-point="10" svg:d="m11473 1993c1293 0 683 4 1224 4"><text:p/></draw:connector><draw:frame draw:style-name="gr3" draw:text-style-name="P26" svg:width="0.476in" svg:height="0.2913in" svg:x="4.0008in" svg:y="0in"><draw:text-box><text:p text:style-name="P24"><text:span text:style-name="T7">*|@</text:span></text:p></draw:text-box></draw:frame><draw:frame draw:style-name="gr3" draw:text-style-name="P26" svg:width="0.4307in" svg:height="0.2913in" svg:x="4.05in" svg:y="0.6425in"><draw:text-box><text:p text:style-name="P24"><text:span text:style-name="T7">1,2</text:span></text:p></draw:text-box></draw:frame><draw:custom-shape draw:style-name="gr10" draw:text-style-name="P23" svg:width="0.5024in" svg:height="0.5024in" svg:x="5.0024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24in" svg:height="0.3024in" svg:x="5.1024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23in" svg:height="0.2913in" svg:x="4.5024in" svg:y="0.5016in"><draw:text-box><text:p text:style-name="P24"><text:span text:style-name="T7">a|=</text:span></text:p></draw:text-box></draw:frame><draw:frame draw:style-name="gr3" draw:text-style-name="P26" svg:width="0.2921in" svg:height="0.2913in" svg:x="5.1079in" svg:y="0.6453in"><draw:text-box><text:p text:style-name="P24"><text:span text:style-name="T7">3</text:span></text:p></draw:text-box></draw:frame></draw:g>Illustration <text:sequence text:ref-name="refIllustration7" text:name="Illustration" text:formula="ooow:Illustration+1" style:num-format="1">8</text:sequence>: NFA (left) and DFA (right) for matching \@a</text:p></draw:text-box></draw:frame></text:p>
      <text:p text:style-name="Standard"/>
      <text:p text:style-name="Standard">The variable match DFA (<text:sequence-ref text:reference-format="category-and-value" text:ref-name="refIllustration7">Illustration 8</text:sequence-ref>) is again similar to the DFA created by the .*a expression. <text:s/>The λ transition pushes its condition (|=) on to the states and subsequent transitions reached by the conditional transition. <text:s/>To be more precision if state is reached λ-closure that traverses a λ|= condition then the transition also must inherit that condition.</text:p>
      <text:p text:style-name="Standard"/>
      <text:p text:style-name="Standard">Stepping through the subset construction we can see where some of the differences occur. <text:s/><text:sequence-ref text:reference-format="category-and-value" text:ref-name="refTable1">Table 2</text:sequence-ref> shows the transitions generated by the subset construction.</text:p>
      <text:p text:style-name="Standard"/>
      <table:table table:name="Table1" table:style-name="Table1">
        <table:table-column table:style-name="Table1.A"/>
        <table:table-column table:style-name="Table1.B"/>
        <table:table-column table:style-name="Table1.C" table:number-columns-repeated="4"/>
        <table:table-column table:style-name="Table1.G"/>
        <text:soft-page-break/>
        <table:table-row>
          <table:table-cell table:style-name="Table1.A1" office:value-type="string">
            <text:p text:style-name="P2">DFA State</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b</text:p>
          </table:table-cell>
          <table:table-cell table:style-name="Table1.A1" office:value-type="string">
            <text:p text:style-name="P2">b|@</text:p>
          </table:table-cell>
          <table:table-cell table:style-name="Table1.G1" office:value-type="string">
            <text:p text:style-name="P2">b|=</text:p>
          </table:table-cell>
        </table:table-row>
        <table:table-row>
          <table:table-cell table:style-name="Table1.A2" office:value-type="string">
            <text:p text:style-name="Standard">1 (2|=)</text:p>
          </table:table-cell>
          <table:table-cell table:style-name="Table1.A2" office:value-type="string">
            <text:p text:style-name="Standard"/>
          </table:table-cell>
          <table:table-cell table:style-name="Table1.A2" office:value-type="string">
            <text:p text:style-name="Standard">1 (2|=)</text:p>
          </table:table-cell>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1 (2|=)</text:p>
          </table:table-cell>
          <table:table-cell table:style-name="Table1.G2" office:value-type="string">
            <text:p text:style-name="Standard"/>
          </table:table-cell>
        </table:table-row>
        <table:table-row>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
      <text:p text:style-name="P4">Table <text:sequence text:ref-name="refTable1" text:name="Table" text:formula="ooow:Table+1" style:num-format="1">2</text:sequence>: Transitions for the subset construction on \@a</text:p>
      <text:p text:style-name="Standard"/>
      <text:p text:style-name="Standard">The subset construction as shown in <text:sequence-ref text:reference-format="category-and-value" text:ref-name="refTable1">Table 2</text:sequence-ref> has been modified to handle the NFA |@ and |= transition conditions. <text:s/>States reached via a condition are marked with the condition, which will then be used later to determine if the condition is applied to a transition. <text:s/>The |@ transition is implicit (not shown) in the NFA state set as it can always be determined because of the variable state transitioning to itself.</text:p>
      <text:p text:style-name="Standard"/>
      <text:p text:style-name="Standard">Walking through the subset construction, we start in NFA state 1, and then do <text:s/>λ-closure(1) to get to the DFA start state of {1,2|=}. <text:s/>The 2 in the set picks up the |= condition because it is reached by <text:s/>λ|=.</text:p>
      <text:p text:style-name="Standard"/>
      <text:p text:style-name="Standard">Building the subsets for the transitions from the DFA start state {1,2|=}, from NFA state 1 there are no unconditional transitions inputs symbols for 'a' and 'b'. <text:s/>The a|@ and b|@ transitions loop back into NFA state 1, and there are no other potential transitions, λ-closure({1}) is then applied resulting in {1,2|=}. <text:s/>For 2|= the only defined transition is a to NFA state 3, however since 2 is marked with |=, the transition is a|= instead of 'a'. <text:s/>λ-closure({3}) is then performed, but there are no λ transitions from 3 so the final state is {3}. <text:s/>Note the |= mark that was on 2 does not carry to state 3 as it is not reached via a conditional λ-transition. <text:s/>For DFA state {3} there are no possible transitions, so there are no entries in the table.</text:p>
      <text:p text:style-name="Standard"/>
      <text:p text:style-name="Standard">The mutually exclusive handling of the |@ and |= transition results in a dfa that doesn't loop on it self like the dfa for '.*a' does. <text:s/>This makes sense as the '.*a' expression can't know in advance when the '.*' portion of the expression matches so any 'a' is treated as a potential final 'a'. <text:s/>With the variable match it is known when the variable is matched so only if that match is followed by a will the match succeed.</text:p>
      <text:p text:style-name="Standard"/>
      <text:p text:style-name="Standard"><text:span text:style-name="T3">Example 3:</text:span> A pattern matching a variable followed by any text (\@.*)</text:p>
      <text:p text:style-name="Standard">We now extend example 2 to examine what happens when a variable match is followed by an arbitrary match.</text:p>
      <text:p text:style-name="Standard"/>
      <text:p text:style-name="Standard"><draw:frame draw:style-name="fr1" draw:name="Frame6" text:anchor-type="paragraph" svg:y="0in" svg:width="4.5362in" draw:z-index="7"><draw:text-box fo:min-height="1.0402in"><text:p text:style-name="P7"><draw:g text:anchor-type="paragraph" draw:z-index="8" draw:style-name="gr9"><draw:connector draw:style-name="gr2" draw:text-style-name="P27" draw:type="line" svg:x1="0.0008in" svg:y1="0.7862in" svg:x2="0.4972in" svg:y2="0.7846in" svg:d="m2 1997 1261-4"><text:p/></draw:connector><draw:custom-shape draw:style-name="gr7" draw:text-style-name="P23" xml:id="id18" draw:id="id18"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56in" svg:y1="0.6071in" svg:x2="0.5709in" svg:y2="0.6071in" draw:start-shape="id18" draw:start-glue-point="11" draw:end-shape="id18" draw:end-glue-point="5" svg:d="m2351 1542c0-1029-901-1029-901 0"><text:p/></draw:connector><draw:connector draw:style-name="gr2" draw:text-style-name="P27" draw:type="curve" svg:x1="0.9992in" svg:y1="0.7846in" svg:x2="1.4972in" svg:y2="0.7862in" draw:start-shape="id18" draw:start-glue-point="10" svg:d="m2538 1993c1325 0 693 4 1265 4"><text:p/></draw:connector><draw:frame draw:style-name="gr3" draw:text-style-name="P26" svg:width="0.2823in" svg:height="0.2913in" svg:x="1.0008in" svg:y="0.5in"><draw:text-box><text:p text:style-name="P24"><text:span text:style-name="T8">λ</text:span></text:p></draw:text-box></draw:frame><draw:frame draw:style-name="gr3" draw:text-style-name="P26" svg:width="0.2634in" svg:height="0.2913in" svg:x="0.5008in" svg:y="0in"><draw:text-box><text:p text:style-name="P24"><text:span text:style-name="T7">*</text:span></text:p></draw:text-box></draw:frame><draw:frame draw:style-name="gr3" draw:text-style-name="P26" svg:width="0.2921in" svg:height="0.2913in" svg:x="0.6028in" svg:y="0.6425in"><draw:text-box><text:p text:style-name="P24"><text:span text:style-name="T7">1</text:span></text:p></draw:text-box></draw:frame><draw:custom-shape draw:style-name="gr10" draw:text-style-name="P23"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63in" svg:y="0.6437in"><draw:text-box><text:p text:style-name="P24"><text:span text:style-name="T7">3</text:span></text:p></draw:text-box></draw:frame><draw:custom-shape draw:style-name="gr6" draw:text-style-name="P23" xml:id="id19" draw:id="id19"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0024in" svg:y1="0.7862in" svg:x2="2.5024in" svg:y2="0.7862in" draw:start-shape="id19" draw:start-glue-point="10" svg:d="m5086 1997h1270"><text:p/></draw:connector><draw:frame draw:style-name="gr3" draw:text-style-name="P26" svg:width="0.2921in" svg:height="0.2913in" svg:x="1.6063in" svg:y="0.6437in"><draw:text-box><text:p text:style-name="P24"><text:span text:style-name="T7">2</text:span></text:p></draw:text-box></draw:frame><draw:connector draw:style-name="gr2" draw:text-style-name="P28" draw:type="curve" svg:x1="1.9291in" svg:y1="0.6083in" svg:x2="1.5736in" svg:y2="0.6083in" draw:start-shape="id19" draw:start-glue-point="11" draw:end-shape="id19" draw:end-glue-point="5" svg:d="m4900 1545c0-1028-903-1028-903 0"><text:p/></draw:connector><draw:frame draw:style-name="gr3" draw:text-style-name="P26" svg:width="0.2634in" svg:height="0.2913in" svg:x="1.5008in" svg:y="0.0354in"><draw:text-box><text:p text:style-name="P24"><text:span text:style-name="T7">*</text:span></text:p></draw:text-box></draw:frame><draw:frame draw:style-name="gr3" draw:text-style-name="P26" svg:width="0.2823in" svg:height="0.2913in" svg:x="2.0008in" svg:y="0.5354in"><draw:text-box><text:p text:style-name="P24"><text:span text:style-name="T8">λ</text:span></text:p></draw:text-box></draw:frame><draw:custom-shape draw:style-name="gr10" draw:text-style-name="P23" xml:id="id20" draw:id="id20" svg:width="0.5016in" svg:height="0.5024in" svg:x="4.0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24in" svg:x="4.1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634in" svg:height="0.2913in" svg:x="4.0024in" svg:y="0.0366in"><draw:text-box><text:p text:style-name="P24"><text:span text:style-name="T7">*</text:span></text:p></draw:text-box></draw:frame><draw:frame draw:style-name="gr3" draw:text-style-name="P26" svg:width="0.5697in" svg:height="0.2913in" svg:x="3.9661in" svg:y="0.6453in"><draw:text-box><text:p text:style-name="P24"><text:span text:style-name="T7">1,2,3</text:span></text:p></draw:text-box></draw:frame><draw:connector draw:style-name="gr2" draw:text-style-name="P28" draw:type="line" svg:x1="3.5024in" svg:y1="0.778in" svg:x2="4.0012in" svg:y2="0.7882in" draw:end-shape="id20" draw:end-glue-point="6" svg:d="m8896 1976 1267 26"><text:p/></draw:connector><draw:connector draw:style-name="gr2" draw:text-style-name="P28" draw:type="curve" svg:x1="4.4291in" svg:y1="0.6102in" svg:x2="4.0736in" svg:y2="0.6102in" draw:start-shape="id20" draw:start-glue-point="11" draw:end-shape="id20" draw:end-glue-point="5" svg:d="m11250 1550c0-1033-903-1033-903 0"><text:p/></draw:connector></draw:g>Illustration <text:sequence text:ref-name="refIllustration8" text:name="Illustration" text:formula="ooow:Illustration+1" style:num-format="1">9</text:sequence>: NFA (left) and DFA (right) for matching .*.*</text:p></draw:text-box></draw:frame></text:p>
      <text:p text:style-name="Standard"/>
      <text:p text:style-name="Standard">Two consecutive arbitrary matches (.*.*) merge into a single match pattern as shown in <text:sequence-ref text:reference-format="category-and-value" text:ref-name="refIllustration8">Illustration 9</text:sequence-ref>. <text:s/>The variable match shown in <text:sequence-ref text:reference-format="category-and-value" text:ref-name="refIllustration9">Illustration 10</text:sequence-ref> is much closer to the results from <text:sequence-ref text:reference-format="category-and-value" text:ref-name="refIllustration6">Illustration 7</text:sequence-ref>. <text:s/>This is because the variable match keeps the states from collapsing together because of the behavior of the conditional transitions.</text:p>
      <text:p text:style-name="Standard"/>
      <text:p text:style-name="Standard"><draw:frame draw:style-name="fr1" draw:name="Frame5" text:anchor-type="paragraph" svg:y="0in" svg:width="5.5075in" draw:z-index="11"><draw:text-box fo:min-height="1.0402in"><text:p text:style-name="P7"><draw:g text:anchor-type="paragraph" draw:z-index="12" draw:style-name="gr9"><draw:connector draw:style-name="gr2" draw:text-style-name="P27" draw:type="line" svg:x1="3.5024in" svg:y1="0.7862in" svg:x2="3.9996in" svg:y2="0.7846in" svg:d="m8896 1997 1263-4"><text:p/></draw:connector><draw:custom-shape draw:style-name="gr7" draw:text-style-name="P23" xml:id="id24" draw:id="id24" svg:width="0.5016in" svg:height="0.5016in" svg:x="4.01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4.4453in" svg:y1="0.6071in" svg:x2="4.0898in" svg:y2="0.6071in" draw:start-shape="id24" draw:start-glue-point="11" draw:end-shape="id24" draw:end-glue-point="5" svg:d="m11291 1542c0-1029-903-1029-903 0"><text:p/></draw:connector><draw:connector draw:style-name="gr2" draw:text-style-name="P27" draw:type="curve" svg:x1="4.5181in" svg:y1="0.7846in" svg:x2="4.9992in" svg:y2="0.7862in" draw:start-shape="id24" draw:start-glue-point="10" svg:d="m11476 1993c1293 0 682 4 1222 4"><text:p/></draw:connector><draw:frame draw:style-name="gr3" draw:text-style-name="P26" svg:width="0.476in" svg:height="0.2913in" svg:x="4.0024in" svg:y="0in"><draw:text-box><text:p text:style-name="P24"><text:span text:style-name="T7">*|@</text:span></text:p></draw:text-box></draw:frame><draw:frame draw:style-name="gr3" draw:text-style-name="P26" svg:width="0.5697in" svg:height="0.2913in" svg:x="3.9819in" svg:y="0.6425in"><draw:text-box><text:p text:style-name="P24"><text:span text:style-name="T7">1,2,3</text:span></text:p></draw:text-box></draw:frame><draw:custom-shape draw:style-name="gr10" draw:text-style-name="P23" xml:id="id25" draw:id="id25" svg:width="0.5016in" svg:height="0.5024in" svg:x="5.004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24in" svg:x="5.1043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043in" svg:height="0.2913in" svg:x="4.5043in" svg:y="0.5016in"><draw:text-box><text:p text:style-name="P24"><text:span text:style-name="T7">*|=</text:span></text:p></draw:text-box></draw:frame><draw:connector draw:style-name="gr2" draw:text-style-name="P28" draw:type="curve" svg:x1="5.4327in" svg:y1="0.6102in" svg:x2="5.0772in" svg:y2="0.6102in" draw:start-shape="id25" draw:start-glue-point="11" draw:end-shape="id25" draw:end-glue-point="5" svg:d="m13799 1550c0-1033-903-1033-903 0"><text:p/></draw:connector><draw:frame draw:style-name="gr3" draw:text-style-name="P26" svg:width="0.2634in" svg:height="0.2913in" svg:x="5.0043in" svg:y="0.0016in"><draw:text-box><text:p text:style-name="P24"><text:span text:style-name="T7">*</text:span></text:p></draw:text-box></draw:frame><draw:frame draw:style-name="gr3" draw:text-style-name="P26" svg:width="0.4307in" svg:height="0.2913in" svg:x="5.0398in" svg:y="0.6453in"><draw:text-box><text:p text:style-name="P24"><text:span text:style-name="T7">2,3</text:span></text:p></draw:text-box></draw:frame><draw:connector draw:style-name="gr2" draw:text-style-name="P27" draw:type="line" svg:x1="0.0008in" svg:y1="0.7874in" svg:x2="0.4972in" svg:y2="0.7862in" svg:d="m2 2000 1261-3"><text:p/></draw:connector><draw:custom-shape draw:style-name="gr7" draw:text-style-name="P23" xml:id="id26" draw:id="id26" svg:width="0.5024in" svg:height="0.5016in" svg:x="0.497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0.9256in" svg:y1="0.6083in" svg:x2="0.5709in" svg:y2="0.6083in" draw:start-shape="id26" draw:start-glue-point="11" draw:end-shape="id26" draw:end-glue-point="5" svg:d="m2351 1545c0-1028-901-1028-901 0"><text:p/></draw:connector><draw:connector draw:style-name="gr2" draw:text-style-name="P27" draw:type="curve" svg:x1="0.9992in" svg:y1="0.7862in" svg:x2="1.4972in" svg:y2="0.7874in" draw:start-shape="id26" draw:start-glue-point="10" svg:d="m2538 1997c1325 0 693 3 1265 3"><text:p/></draw:connector><draw:frame draw:style-name="gr3" draw:text-style-name="P26" svg:width="0.2921in" svg:height="0.2913in" svg:x="0.6028in" svg:y="0.6437in"><draw:text-box><text:p text:style-name="P24"><text:span text:style-name="T7">1</text:span></text:p></draw:text-box></draw:frame><draw:custom-shape draw:style-name="gr10" draw:text-style-name="P23" svg:width="0.5016in" svg:height="0.5024in" svg:x="2.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24in" svg:x="2.6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63in" svg:y="0.6453in"><draw:text-box><text:p text:style-name="P24"><text:span text:style-name="T7">3</text:span></text:p></draw:text-box></draw:frame><draw:custom-shape draw:style-name="gr6" draw:text-style-name="P23" xml:id="id27" draw:id="id27" svg:width="0.5016in" svg:height="0.5024in" svg:x="1.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0024in" svg:y1="0.7882in" svg:x2="2.5024in" svg:y2="0.7874in" draw:start-shape="id27" draw:start-glue-point="10" svg:d="m5086 2002 1270-2"><text:p/></draw:connector><draw:frame draw:style-name="gr3" draw:text-style-name="P26" svg:width="0.2921in" svg:height="0.2913in" svg:x="1.6063in" svg:y="0.6453in"><draw:text-box><text:p text:style-name="P24"><text:span text:style-name="T7">2</text:span></text:p></draw:text-box></draw:frame><draw:connector draw:style-name="gr2" draw:text-style-name="P28" draw:type="curve" svg:x1="1.9291in" svg:y1="0.6102in" svg:x2="1.5736in" svg:y2="0.6102in" draw:start-shape="id27" draw:start-glue-point="11" draw:end-shape="id27" draw:end-glue-point="5" svg:d="m4900 1550c0-1033-903-1033-903 0"><text:p/></draw:connector><draw:frame draw:style-name="gr3" draw:text-style-name="P26" svg:width="0.2634in" svg:height="0.2913in" svg:x="1.5008in" svg:y="0.0366in"><draw:text-box><text:p text:style-name="P24"><text:span text:style-name="T7">*</text:span></text:p></draw:text-box></draw:frame><draw:frame draw:style-name="gr3" draw:text-style-name="P26" svg:width="0.2823in" svg:height="0.2913in" svg:x="2.0008in" svg:y="0.5366in"><draw:text-box><text:p text:style-name="P24"><text:span text:style-name="T8">λ</text:span></text:p></draw:text-box></draw:frame><draw:frame draw:style-name="gr3" draw:text-style-name="P26" svg:width="0.476in" svg:height="0.2913in" svg:x="0.5024in" svg:y="0.0035in"><draw:text-box><text:p text:style-name="P24"><text:span text:style-name="T7">*|@</text:span></text:p></draw:text-box></draw:frame><draw:frame draw:style-name="gr3" draw:text-style-name="P26" svg:width="0.4232in" svg:height="0.2913in" svg:x="1.0024in" svg:y="0.5035in"><draw:text-box><text:p text:style-name="P24"><text:span text:style-name="T8">λ</text:span><text:span text:style-name="T9">|=</text:span></text:p></draw:text-box></draw:frame><draw:custom-shape draw:style-name="gr11" draw:text-style-name="P23" svg:width="0.3031in" svg:height="0.3031in" svg:x="4.1161in" svg:y="0.6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Illustration <text:sequence text:ref-name="refIllustration9" text:name="Illustration" text:formula="ooow:Illustration+1" style:num-format="1">10</text:sequence>: NFA (left) and DFA convertion (right) for matching \@.*</text:p></draw:text-box></draw:frame><text:soft-page-break/></text:p>
      <text:p text:style-name="Standard"/>
      <text:p text:style-name="Standard">We start with NFA state 1 and then do <text:s/>λ-closure(1) to get to the DFA start state of {1,2|=,3|=}. We again see the formation of a conditional accept state, this is because NFA state 3 is reached through a conditional <text:s/>λ-closure as shown in <text:sequence-ref text:reference-format="category-and-value" text:ref-name="refTable2">Table 3</text:sequence-ref>. The state 3 is also marked with |= because it is reached via state 2 during λ-closure which can only be reach via a conditional lambda transition (λ|=).</text:p>
      <text:p text:style-name="Standard"/>
      <text:p text:style-name="Standard">Once the DFA start state is formed we follow the transitions for it constituent NFA states. <text:s/>1 has conditional transitions to 1 on a|@ and 2 on a|=, which them have a λ-closure(2|=) to 3|=. <text:s/>2|= has a transition to 2, but since 2|= was reached via a |= transition we the a|= and b|= columns instead of the a and b columns for its transitions. <text:s/>Note how in the table the transition for a|= and b|= do not mark the set of states it is transitioning to as conditional. <text:s/>That is because taking the transition guarantees that condition (|=) has been met so the conditional no longer needs to be carried. <text:s/>The a|= column could be tracked in the 'a' column but is not because it makes follow where a given transition originates from easier. The |= mark is used by the subset construction to find the transitions that inherit the |= condition during λ removal, and also to determine when an accept state has been entered conditionally.</text:p>
      <text:p text:style-name="Standard"/>
      <text:p text:style-name="Standard">The transitions for the start state {1 (2|=,3|=)} reach a new DFA state {2,3}, so we enter that state in the table and follow its transitions. <text:s/>Neither state 2 or 3 have a conditional match, nor where they reached conditionally so only the unconditional columns 'a' and 'b' are used for the input match. 2 transitions to it self and then λ-closure is used to reach state 3. Since state 3 is reach via an unconditional λ transition the DFA state {2, 3} is an unconditional accept state.</text:p>
      <text:p text:style-name="Standard"/>
      <text:p text:style-name="Standard">The DFA generated loops to state {1 (2|=,3|=) } while the input matches the variable. <text:s/>If the last input character matches the last value of the variable, then state {1 (2|=,3|=)} accepts the match. If there are any more input characters beyond the variable match a transition to state {2,3} is made and the rest of the input is unconditionally matched.</text:p>
      <text:p text:style-name="P6"/>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3">DFA State</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b|@</text:p>
          </table:table-cell>
          <table:table-cell table:style-name="Table2.G1" office:value-type="string">
            <text:p text:style-name="P3">b|=</text:p>
          </table:table-cell>
        </table:table-row>
        <table:table-row>
          <table:table-cell table:style-name="Table2.A2" office:value-type="string">
            <text:p text:style-name="P4">1 (2|=,3|=)</text:p>
          </table:table-cell>
          <table:table-cell table:style-name="Table2.A2" office:value-type="string">
            <text:p text:style-name="P4"/>
          </table:table-cell>
          <table:table-cell table:style-name="Table2.A2" office:value-type="string">
            <text:p text:style-name="P4">1 (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1 (2|=,3|=)</text:p>
          </table:table-cell>
          <table:table-cell table:style-name="Table2.G2" office:value-type="string">
            <text:p text:style-name="P4">2,3</text:p>
          </table:table-cell>
        </table:table-row>
        <table:table-row>
          <table:table-cell table:style-name="Table2.A2" office:value-type="string">
            <text:p text:style-name="P4">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2,3</text:p>
          </table:table-cell>
          <table:table-cell table:style-name="Table2.A2" office:value-type="string">
            <text:p text:style-name="P4"/>
          </table:table-cell>
          <table:table-cell table:style-name="Table2.G2" office:value-type="string">
            <text:p text:style-name="P4"/>
          </table:table-cell>
        </table:table-row>
      </table:table>
      <text:p text:style-name="P4">Table <text:sequence text:ref-name="refTable2" text:name="Table" text:formula="ooow:Table+1" style:num-format="1">3</text:sequence>: Subset construction for \@.*</text:p>
      <text:p text:style-name="Standard"/>
      <text:p text:style-name="Standard">The next two examples will revisit examples 2 and 3 to explore what should be done when the variable match is optional.</text:p>
      <text:p text:style-name="Standard"/>
      <text:p text:style-name="Standard"><text:span text:style-name="T3">Example 4:</text:span> an optional variable followed by a letter (\@?a)</text:p>
      <text:p text:style-name="Standard">In this case we must match an 'a' optionally proceeded by by a variable match. <text:s/>This means that the generated DFA will have to be able to deal with the first character if it is an 'a' potentially being the final character or the first character of the variable.</text:p>
      <text:p text:style-name="Standard"/>
      <text:p text:style-name="Standard"><draw:frame draw:style-name="fr1" draw:name="Frame3" text:anchor-type="paragraph" svg:y="0.0035in" svg:width="6.752in" draw:z-index="15"><draw:text-box fo:min-height="1.5429in"><text:p text:style-name="P7"><draw:g text:anchor-type="paragraph" draw:z-index="16" draw:style-name="gr9"><draw:g draw:style-name="gr5"><draw:custom-shape draw:style-name="gr10" draw:text-style-name="P23" xml:id="id31" draw:id="id31" svg:width="0.5016in" svg:height="0.5024in" svg:x="5.7484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 xml:id="id32" draw:id="id32" svg:width="0.5016in" svg:height="0.5016in" svg:x="5.75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 xml:id="id30" draw:id="id30" svg:width="0.5016in" svg:height="0.5016in" svg:x="4.7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5.7854in" svg:y="1.1437in"><draw:text-box><text:p text:style-name="P24"><text:span text:style-name="T7">2,3</text:span></text:p></draw:text-box></draw:frame><draw:custom-shape draw:style-name="gr8" draw:text-style-name="P23" svg:width="0.3016in" svg:height="0.3024in" svg:x="5.8484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5697in" svg:height="0.2913in" svg:x="4.7154in" svg:y="0.6437in"><draw:text-box><text:p text:style-name="P24"><text:span text:style-name="T7">1,2,3</text:span></text:p></draw:text-box></draw:frame><draw:connector draw:style-name="gr2" draw:text-style-name="P27" draw:type="line" svg:x1="4.2598in" svg:y1="0.7835in" svg:x2="4.75in" svg:y2="0.7862in" draw:end-shape="id30" draw:end-glue-point="6" svg:d="m10820 1990 1245 7"><text:p/></draw:connector><draw:frame draw:style-name="gr3" draw:text-style-name="P26" svg:width="0.5697in" svg:height="0.2913in" svg:x="5.7138in" svg:y="0.1453in"><draw:text-box><text:p text:style-name="P24"><text:span text:style-name="T7">2,3,4</text:span></text:p></draw:text-box></draw:frame><draw:connector draw:style-name="gr2" draw:text-style-name="P28" draw:type="curve" svg:x1="5.8217in" svg:y1="0.4654in" svg:x2="5.8228in" svg:y2="1.1083in" draw:start-shape="id31" draw:start-glue-point="7" draw:end-shape="id32" draw:end-glue-point="5" svg:d="m14787 1182c0 1227 3 411 3 1633"><text:p/></draw:connector><draw:connector draw:style-name="gr2" draw:text-style-name="P28" draw:type="curve" svg:x1="6.1783in" svg:y1="1.1083in" svg:x2="6.1772in" svg:y2="0.4654in" draw:start-shape="id32" draw:start-glue-point="11" draw:end-shape="id31" draw:end-glue-point="9" svg:d="m15693 2815c0-1222-3-406-3-1633"><text:p/></draw:connector><draw:connector draw:style-name="gr2" draw:text-style-name="P28" draw:type="curve" svg:x1="6.1783in" svg:y1="1.1083in" svg:x2="6.1783in" svg:y2="1.4638in" draw:start-shape="id32" draw:start-glue-point="11" draw:end-shape="id32" draw:end-glue-point="9" svg:d="m15693 2815c1032 0 1032 903 0 903"><text:p/></draw:connector><draw:connector draw:style-name="gr2" draw:text-style-name="P28" draw:type="curve" svg:x1="6.1772in" svg:y1="0.4654in" svg:x2="6.1772in" svg:y2="0.1102in" draw:start-shape="id31" draw:start-glue-point="9" draw:end-shape="id31" draw:end-glue-point="11" svg:d="m15690 1182c1032 0 1032-902 0-902"><text:p/></draw:connector><draw:connector draw:style-name="gr2" draw:text-style-name="P28" draw:type="line" svg:x1="5.1783in" svg:y1="0.9638in" svg:x2="5.75in" svg:y2="1.2862in" draw:start-shape="id30" draw:start-glue-point="9" draw:end-shape="id32" draw:end-glue-point="6" svg:d="m13153 2448 1452 819"><text:p/></draw:connector><draw:connector draw:style-name="gr2" draw:text-style-name="P28" draw:type="line" svg:x1="5.1783in" svg:y1="0.6083in" svg:x2="5.7484in" svg:y2="0.2882in" draw:start-shape="id30" draw:start-glue-point="11" draw:end-shape="id31" draw:end-glue-point="6" svg:d="m13153 1545 1448-813"><text:p/></draw:connector><draw:frame draw:style-name="gr3" draw:text-style-name="P26" svg:width="0.2921in" svg:height="0.2913in" svg:x="6.2091in" svg:y="0.7516in"><draw:text-box><text:p text:style-name="P24"><text:span text:style-name="T8">a</text:span></text:p></draw:text-box></draw:frame><draw:frame draw:style-name="gr3" draw:text-style-name="P26" svg:width="0.2921in" svg:height="0.2913in" svg:x="5.2091in" svg:y="0.2516in"><draw:text-box><text:p text:style-name="P24"><text:span text:style-name="T8">a</text:span></text:p></draw:text-box></draw:frame><draw:frame draw:style-name="gr3" draw:text-style-name="P26" svg:width="0.2921in" svg:height="0.2913in" svg:x="6.4591in" svg:y="0.0366in"><draw:text-box><text:p text:style-name="P24"><text:span text:style-name="T8">a</text:span></text:p></draw:text-box></draw:frame><draw:frame draw:style-name="gr3" draw:text-style-name="P26" svg:width="0.2921in" svg:height="0.2913in" svg:x="6.4591in" svg:y="1.2516in"><draw:text-box><text:p text:style-name="P24"><text:span text:style-name="T8">b</text:span></text:p></draw:text-box></draw:frame><draw:frame draw:style-name="gr3" draw:text-style-name="P26" svg:width="0.2921in" svg:height="0.2913in" svg:x="5.2091in" svg:y="1.0366in"><draw:text-box><text:p text:style-name="P24"><text:span text:style-name="T8">b</text:span></text:p></draw:text-box></draw:frame><draw:frame draw:style-name="gr3" draw:text-style-name="P26" svg:width="0.2921in" svg:height="0.2913in" svg:x="5.75in" svg:y="0.5366in"><draw:text-box><text:p text:style-name="P24"><text:span text:style-name="T8">b</text:span></text:p></draw:text-box></draw:frame></draw:g><draw:g draw:style-name="gr5"><draw:custom-shape draw:style-name="gr7" draw:text-style-name="P23" xml:id="id33" draw:id="id33" svg:width="0.5031in" svg:height="0.5016in" svg:x="1.49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1.9272in" svg:y1="0.6071in" svg:x2="1.5717in" svg:y2="0.6071in" draw:start-shape="id33" draw:start-glue-point="11" draw:end-shape="id33" draw:end-glue-point="5" svg:d="m4895 1542c0-1029-903-1029-903 0"><text:p/></draw:connector><draw:connector draw:style-name="gr2" draw:text-style-name="P27" draw:type="curve" svg:x1="2.0008in" svg:y1="0.7846in" svg:x2="2.498in" svg:y2="0.7862in" draw:start-shape="id33" draw:start-glue-point="10" svg:d="m5082 1993c1324 0 695 4 1263 4"><text:p/></draw:connector><draw:frame draw:style-name="gr3" draw:text-style-name="P26" svg:width="0.2823in" svg:height="0.2913in" svg:x="1.998in" svg:y="0.5016in"><draw:text-box><text:p text:style-name="P24"><text:span text:style-name="T8">λ</text:span></text:p></draw:text-box></draw:frame><draw:frame draw:style-name="gr3" draw:text-style-name="P26" svg:width="0.2634in" svg:height="0.2913in" svg:x="1.5016in" svg:y="0in"><draw:text-box><text:p text:style-name="P24"><text:span text:style-name="T7">*</text:span></text:p></draw:text-box></draw:frame><draw:frame draw:style-name="gr3" draw:text-style-name="P26" svg:width="0.2921in" svg:height="0.2913in" svg:x="0.6035in" svg:y="0.6437in"><draw:text-box><text:p text:style-name="P24"><text:span text:style-name="T7">1</text:span></text:p></draw:text-box></draw:frame><draw:custom-shape draw:style-name="gr10" draw:text-style-name="P23" svg:width="0.5024in" svg:height="0.5016in" svg:x="3.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24in" svg:height="0.3016in" svg:x="3.6016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71in" svg:y="0.6437in"><draw:text-box><text:p text:style-name="P24"><text:span text:style-name="T7">3</text:span></text:p></draw:text-box></draw:frame><draw:custom-shape draw:style-name="gr6" draw:text-style-name="P23" xml:id="id34" draw:id="id34" svg:width="0.5024in" svg:height="0.5016in" svg:x="2.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3.0035in" svg:y1="0.7862in" svg:x2="3.5028in" svg:y2="0.7862in" draw:start-shape="id34" draw:start-glue-point="10" svg:d="m7629 1997h1268"><text:p/></draw:connector><draw:frame draw:style-name="gr3" draw:text-style-name="P26" svg:width="0.2921in" svg:height="0.2913in" svg:x="1.6043in" svg:y="0.6425in"><draw:text-box><text:p text:style-name="P24"><text:span text:style-name="T7">2</text:span></text:p></draw:text-box></draw:frame><draw:custom-shape draw:style-name="gr6" draw:text-style-name="P23" xml:id="id35" draw:id="id35" svg:width="0.5016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line" svg:x1="0.9992in" svg:y1="0.7862in" svg:x2="1.498in" svg:y2="0.7846in" draw:start-shape="id35" draw:start-glue-point="10" draw:end-shape="id33" draw:end-glue-point="6" svg:d="m2538 1997 1267-4"><text:p/></draw:connector><draw:connector draw:style-name="gr2" draw:text-style-name="P27" draw:type="line" svg:x1="0in" svg:y1="0.7709in" svg:x2="0.498in" svg:y2="0.7862in" draw:end-shape="id35" draw:end-glue-point="6" svg:d="m0 1958 1265 39"><text:p/></draw:connector><draw:frame draw:style-name="gr3" draw:text-style-name="P26" svg:width="0.2921in" svg:height="0.2913in" svg:x="3.6071in" svg:y="0.6437in"><draw:text-box><text:p text:style-name="P24"><text:span text:style-name="T7">4</text:span></text:p></draw:text-box></draw:frame><draw:frame draw:style-name="gr3" draw:text-style-name="P26" svg:width="0.2823in" svg:height="0.2913in" svg:x="0.998in" svg:y="0.5016in"><draw:text-box><text:p text:style-name="P24"><text:span text:style-name="T8">λ</text:span></text:p></draw:text-box></draw:frame><draw:frame draw:style-name="gr3" draw:text-style-name="P26" svg:width="0.2823in" svg:height="0.2913in" svg:x="1.25in" svg:y="1.0016in"><draw:text-box><text:p text:style-name="P24"><text:span text:style-name="T8">λ</text:span></text:p></draw:text-box></draw:frame><draw:frame draw:style-name="gr3" draw:text-style-name="P26" svg:width="0.2921in" svg:height="0.2913in" svg:x="2.998in" svg:y="0.5016in"><draw:text-box><text:p text:style-name="P24"><text:span text:style-name="T8">a</text:span></text:p></draw:text-box></draw:frame><draw:connector draw:style-name="gr2" draw:text-style-name="P28" draw:type="curve" svg:x1="0.7484in" svg:y1="1.0366in" svg:x2="2.752in" svg:y2="1.0366in" draw:start-shape="id35" draw:start-glue-point="8" draw:end-shape="id34" svg:d="m1901 2633c0 754 5089 754 5089 0"><text:p/></draw:connector></draw:g></draw:g>Illustration <text:sequence text:ref-name="refIllustration10" text:name="Illustration" text:formula="ooow:Illustration+1" style:num-format="1">11</text:sequence>: NFA (left) and DFA (right) for matching (.*)?a</text:p></draw:text-box></draw:frame><text:soft-page-break/></text:p>
      <text:p text:style-name="P5"/>
      <text:p text:style-name="P5">Comparing <text:sequence-ref text:reference-format="category-and-value" text:ref-name="refIllustration10">Illustration 11</text:sequence-ref> and <text:sequence-ref text:reference-format="category-and-value" text:ref-name="refIllustration11">Illustration 12</text:sequence-ref> we once again see that while the NFAs for the variable match and the pattern match it is modeled on are almost identical the resultant DFAs are different. <text:s/>This will continue to be the case, as the conditional transitions, not only provide more potential transitions to encode for but also more combinations of state sets to transition to. <text:s/>As such this is the last plain pattern match NFA and DFA to be presented for comparison to the variable match NFA and DFA.</text:p>
      <text:p text:style-name="P5"/>
      <text:p text:style-name="P5"><draw:frame draw:style-name="fr1" draw:name="Frame10" text:anchor-type="paragraph" svg:y="0.0075in" svg:width="6.7374in" draw:z-index="17"><draw:text-box fo:min-height="2.5071in"><text:p text:style-name="P7"><draw:g text:anchor-type="paragraph" draw:z-index="18" draw:style-name="gr9"><draw:g draw:style-name="gr5"><draw:frame draw:style-name="gr3" draw:text-style-name="P26" svg:width="0.2921in" svg:height="0.2913in" svg:x="5.2362in" svg:y="1.2146in"><draw:text-box><text:p text:style-name="P24"><text:span text:style-name="T8">b</text:span></text:p></draw:text-box></draw:frame><draw:custom-shape draw:style-name="gr13" draw:text-style-name="P23" xml:id="id38" draw:id="id38" svg:width="0.5016in" svg:height="0.5016in" svg:x="4.7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39" draw:id="id39" svg:width="0.5016in" svg:height="0.5016in" svg:x="4.735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 xml:id="id36" draw:id="id36" svg:width="0.5016in" svg:height="0.5016in" svg:x="5.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4.7705in" svg:y="1.6071in"><draw:text-box><text:p text:style-name="P24"><text:span text:style-name="T7">2,3</text:span></text:p></draw:text-box></draw:frame><draw:custom-shape draw:style-name="gr8" draw:text-style-name="P23" svg:width="0.3016in" svg:height="0.3016in" svg:x="6.33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5697in" svg:height="0.2913in" svg:x="5.2in" svg:y="0.8571in"><draw:text-box><text:p text:style-name="P24"><text:span text:style-name="T7">1,2,3</text:span></text:p></draw:text-box></draw:frame><draw:frame draw:style-name="gr15" draw:text-style-name="P26" svg:width="0.5697in" svg:height="0.2913in" svg:x="4.7in" svg:y="0.1083in"><draw:text-box><text:p text:style-name="P24"><text:span text:style-name="T7">2,3,4</text:span></text:p></draw:text-box></draw:frame><draw:frame draw:style-name="gr3" draw:text-style-name="P26" svg:width="0.4323in" svg:height="0.2913in" svg:x="5.4862in" svg:y="0in"><draw:text-box><text:p text:style-name="P24"><text:span text:style-name="T8">a|=</text:span></text:p></draw:text-box></draw:frame><draw:frame draw:style-name="gr3" draw:text-style-name="P26" svg:width="0.2921in" svg:height="0.2913in" svg:x="5.7362in" svg:y="0.75in"><draw:text-box><text:p text:style-name="P24"><text:span text:style-name="T8">a</text:span></text:p></draw:text-box></draw:frame><draw:frame draw:style-name="gr3" draw:text-style-name="P26" svg:width="0.6433in" svg:height="0.2913in" svg:x="5.2362in" svg:y="0.4646in"><draw:text-box><text:p text:style-name="P24"><text:span text:style-name="T8">a,a|@</text:span></text:p></draw:text-box></draw:frame><draw:frame draw:style-name="gr3" draw:text-style-name="P26" svg:width="0.476in" svg:height="0.2913in" svg:x="4.2362in" svg:y="0.25in"><draw:text-box><text:p text:style-name="P24"><text:span text:style-name="T8">*|@</text:span></text:p></draw:text-box></draw:frame><draw:connector draw:style-name="gr16" draw:text-style-name="P28" draw:type="line" svg:x1="4.7496in" svg:y1="1.0008in" svg:x2="5.235in" svg:y2="0.9992in" draw:end-shape="id36" draw:end-glue-point="6" svg:d="m12064 2542 1233-4"><text:p/></draw:connector><draw:custom-shape draw:style-name="gr13" draw:text-style-name="P23" xml:id="id37" draw:id="id37" svg:width="0.5016in" svg:height="0.5016in" svg:x="6.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28" draw:type="line" svg:x1="5.7362in" svg:y1="0.9992in" svg:x2="6.2346in" svg:y2="0.9992in" draw:start-shape="id36" draw:start-glue-point="10" draw:end-shape="id37" draw:end-glue-point="6" svg:d="m14570 2538h1266"><text:p/></draw:connector><draw:connector draw:style-name="gr16" draw:text-style-name="P28" draw:type="line" svg:x1="5.3075in" svg:y1="0.8217in" svg:x2="5.1634in" svg:y2="0.4283in" draw:start-shape="id36" draw:start-glue-point="5" draw:end-shape="id38" draw:end-glue-point="9" svg:d="m13481 2087-366-999"><text:p/></draw:connector><draw:connector draw:style-name="gr16" draw:text-style-name="P28" draw:type="line" svg:x1="5.3075in" svg:y1="1.1772in" svg:x2="5.1634in" svg:y2="1.5717in" draw:start-shape="id36" draw:start-glue-point="7" draw:end-shape="id39" draw:end-glue-point="11" svg:d="m13481 2990-366 1002"><text:p/></draw:connector><draw:connector draw:style-name="gr16" draw:text-style-name="P28" draw:type="curve" svg:x1="4.8079in" svg:y1="0.4283in" svg:x2="4.735in" svg:y2="1.7492in" draw:start-shape="id38" draw:start-glue-point="7" draw:end-shape="id39" draw:end-glue-point="6" svg:d="m12212 1088c-1028 0-936 3355-185 3355"><text:p/></draw:connector><draw:connector draw:style-name="gr16" draw:text-style-name="P28" draw:type="curve" svg:x1="5.2362in" svg:y1="0.2508in" svg:x2="6.4854in" svg:y2="0.7484in" draw:start-shape="id38" draw:start-glue-point="10" draw:end-shape="id37" draw:end-glue-point="4" svg:d="m13300 637c2116 0 3173 421 3173 1264"><text:p/></draw:connector><draw:connector draw:style-name="gr16" draw:text-style-name="P28" draw:type="curve" svg:x1="5.2362in" svg:y1="1.7492in" svg:x2="6.4854in" svg:y2="1.25in" draw:start-shape="id39" draw:start-glue-point="10" draw:end-shape="id37" draw:end-glue-point="8" svg:d="m13300 4443c2116 0 3173-421 3173-1268"><text:p/></draw:connector><draw:custom-shape draw:style-name="gr8" draw:text-style-name="P23" svg:width="0.3016in" svg:height="0.3016in" svg:x="4.835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6.3406in" svg:y="0.8571in"><draw:text-box><text:p text:style-name="P24"><text:span text:style-name="T7">4</text:span></text:p></draw:text-box></draw:frame><draw:frame draw:style-name="gr3" draw:text-style-name="P26" svg:width="0.4323in" svg:height="0.2913in" svg:x="5.4862in" svg:y="1.7146in"><draw:text-box><text:p text:style-name="P24"><text:span text:style-name="T8">a|=</text:span></text:p></draw:text-box></draw:frame><draw:connector draw:style-name="gr2" draw:text-style-name="P28" draw:type="curve" svg:x1="5.1638in" svg:y1="1.9272in" svg:x2="4.8079in" svg:y2="1.9272in" draw:start-shape="id39" draw:start-glue-point="9" draw:end-shape="id39" draw:end-glue-point="7" svg:d="m13116 4895c0 1032-904 1032-904 0"><text:p/></draw:connector><draw:frame draw:style-name="gr3" draw:text-style-name="P26" svg:width="0.476in" svg:height="0.2913in" svg:x="4.7606in" svg:y="2.2146in"><draw:text-box><text:p text:style-name="P24"><text:span text:style-name="T8">*|@</text:span></text:p></draw:text-box></draw:frame></draw:g><draw:g draw:style-name="gr5"><draw:custom-shape draw:style-name="gr7" draw:text-style-name="P23" xml:id="id40" draw:id="id40" svg:width="0.5024in" svg:height="0.5024in" svg:x="1.4815in" svg:y="0.746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1.9835in" svg:y1="0.998in" svg:x2="2.4811in" svg:y2="0.9992in" draw:start-shape="id40" draw:start-glue-point="10" svg:d="m5038 2535c1324 0 693 3 1264 3"><text:p/></draw:connector><draw:frame draw:style-name="gr3" draw:text-style-name="P26" svg:width="0.4232in" svg:height="0.2913in" svg:x="1.9815in" svg:y="0.7146in"><draw:text-box><text:p text:style-name="P24"><text:span text:style-name="T8">λ</text:span><text:span text:style-name="T9">|=</text:span></text:p></draw:text-box></draw:frame><draw:frame draw:style-name="gr3" draw:text-style-name="P26" svg:width="0.476in" svg:height="0.2913in" svg:x="1.5106in" svg:y="0.2146in"><draw:text-box><text:p text:style-name="P24"><text:span text:style-name="T7">*|@</text:span></text:p></draw:text-box></draw:frame><draw:frame draw:style-name="gr3" draw:text-style-name="P26" svg:width="0.2921in" svg:height="0.2913in" svg:x="0.587in" svg:y="0.8571in"><draw:text-box><text:p text:style-name="P24"><text:span text:style-name="T7">1</text:span></text:p></draw:text-box></draw:frame><draw:custom-shape draw:style-name="gr10" draw:text-style-name="P23" svg:width="0.5016in" svg:height="0.5016in" svg:x="3.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3.58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5906in" svg:y="0.8571in"><draw:text-box><text:p text:style-name="P24"><text:span text:style-name="T7">3</text:span></text:p></draw:text-box></draw:frame><draw:custom-shape draw:style-name="gr6" draw:text-style-name="P23" xml:id="id41" draw:id="id41" svg:width="0.5016in" svg:height="0.5016in" svg:x="2.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9862in" svg:y1="0.9992in" svg:x2="3.4862in" svg:y2="0.9992in" draw:start-shape="id41" draw:start-glue-point="10" svg:d="m7585 2538h1270"><text:p/></draw:connector><draw:frame draw:style-name="gr3" draw:text-style-name="P26" svg:width="0.2921in" svg:height="0.2913in" svg:x="1.5878in" svg:y="0.8547in"><draw:text-box><text:p text:style-name="P24"><text:span text:style-name="T7">2</text:span></text:p></draw:text-box></draw:frame><draw:custom-shape draw:style-name="gr6" draw:text-style-name="P23" xml:id="id42" draw:id="id42" svg:width="0.5016in" svg:height="0.5016in" svg:x="0.481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line" svg:x1="0.9827in" svg:y1="0.9992in" svg:x2="1.4811in" svg:y2="0.998in" draw:start-shape="id42" draw:start-glue-point="10" draw:end-shape="id40" draw:end-glue-point="6" svg:d="m2496 2538 1266-3"><text:p/></draw:connector><draw:frame draw:style-name="gr3" draw:text-style-name="P26" svg:width="0.2921in" svg:height="0.2913in" svg:x="3.5906in" svg:y="0.8571in"><draw:text-box><text:p text:style-name="P24"><text:span text:style-name="T7">4</text:span></text:p></draw:text-box></draw:frame><draw:frame draw:style-name="gr3" draw:text-style-name="P26" svg:width="0.2823in" svg:height="0.2913in" svg:x="0.9815in" svg:y="0.7146in"><draw:text-box><text:p text:style-name="P24"><text:span text:style-name="T8">λ</text:span></text:p></draw:text-box></draw:frame><draw:frame draw:style-name="gr3" draw:text-style-name="P26" svg:width="0.2823in" svg:height="0.2913in" svg:x="1.2362in" svg:y="1.2146in"><draw:text-box><text:p text:style-name="P24"><text:span text:style-name="T8">λ</text:span></text:p></draw:text-box></draw:frame><draw:frame draw:style-name="gr3" draw:text-style-name="P26" svg:width="0.2921in" svg:height="0.2913in" svg:x="2.9815in" svg:y="0.7146in"><draw:text-box><text:p text:style-name="P24"><text:span text:style-name="T8">a</text:span></text:p></draw:text-box></draw:frame><draw:connector draw:style-name="gr2" draw:text-style-name="P28" draw:type="line" svg:x1="0.0016in" svg:y1="1.0028in" svg:x2="0.4811in" svg:y2="0.9992in" draw:end-shape="id42" draw:end-glue-point="6" svg:d="m4 2547 1218-9"><text:p/></draw:connector><draw:connector draw:style-name="gr2" draw:text-style-name="P28" draw:type="curve" svg:x1="0.7323in" svg:y1="1.25in" svg:x2="2.7358in" svg:y2="1.25in" draw:start-shape="id42" draw:start-glue-point="8" draw:end-shape="id41" svg:d="m1860 3175c0 753 5089 753 5089 0"><text:p/></draw:connector><draw:connector draw:style-name="gr2" draw:text-style-name="P28" draw:type="curve" svg:x1="1.9102in" svg:y1="0.8201in" svg:x2="1.5551in" svg:y2="0.8201in" draw:start-shape="id40" draw:start-glue-point="11" draw:end-shape="id40" draw:end-glue-point="5" svg:d="m4852 2083c0-1033-902-1033-902 0"><text:p/></draw:connector></draw:g></draw:g>Illustration <text:sequence text:ref-name="refIllustration11" text:name="Illustration" text:formula="ooow:Illustration+1" style:num-format="1">12</text:sequence>: NFA (left) and DFA (right) for matching \@?a</text:p></draw:text-box></draw:frame></text:p>
      <text:p text:style-name="P5"/>
      <text:p text:style-name="P5">There are two important point to focus on in <text:sequence-ref text:reference-format="category-and-value" text:ref-name="refIllustration11">Illustration 12</text:sequence-ref>, and its transitions in <text:sequence-ref text:reference-format="category-and-value" text:ref-name="refTable3">Table 4</text:sequence-ref>. <text:s/>The first is the start state {1,2,3} does not have a conditional |= marker despite state 3 being reached via a conditional |= transition from state 2. This is because state 3 is also reached unconditional via a state 1 lambda transition so regardless of the state 2 transition matching, it can always be reached via the state 1 transition making the conditional transition irrelevant. The second point is the transition from {1,2,3} to {2,(3|=),4}. <text:s/>It is labeled with both 'a' and a|@ transitions, and there is a separate transition for just 'a' that goes to {4}. <text:s/>Looking at <text:sequence-ref text:reference-format="category-and-value" text:ref-name="refTable3">Table 4</text:sequence-ref> we can see the transitions for {1,2,3}. <text:s/>The transition for 'a' is listed as {4}, while the transition for a|@ is listed as {2 (3|=)}, and yet in the DFA we have 'a' transitioning to {4} and 'a' and a|@ going to {2,(3|=),4}.</text:p>
      <text:p text:style-name="P5"/>
      <text:p text:style-name="P5">This happens because the conditional forces the split. <text:s/>For the input character 'a' there are really two choices, if the a|@ condition is false it can transition directly to {4}. <text:s/>However if a|@ is true the NFA does transitions to both {4} and {2 (3|=)}. <text:s/>This is no different than an ordinary NFA having two transitions listed for an input character, where the destination state sets are combined by the subset construction to find the final state. <text:s/>The difference being that the |@ condition is true only sometimes giving us two different states to transition to.</text:p>
      <text:p text:style-name="P5"/>
      <table:table table:name="Table4" table:style-name="Table4">
        <table:table-column table:style-name="Table4.A" table:number-columns-repeated="6"/>
        <table:table-column table:style-name="Table4.G"/>
        <text:soft-page-break/>
        <table:table-row>
          <table:table-cell table:style-name="Table4.A1" office:value-type="string">
            <text:p text:style-name="P8">DFA State</text:p>
          </table:table-cell>
          <table:table-cell table:style-name="Table4.A1" office:value-type="string">
            <text:p text:style-name="P8">a</text:p>
          </table:table-cell>
          <table:table-cell table:style-name="Table4.A1" office:value-type="string">
            <text:p text:style-name="P8">a|@</text:p>
          </table:table-cell>
          <table:table-cell table:style-name="Table4.A1" office:value-type="string">
            <text:p text:style-name="P8">a|=</text:p>
          </table:table-cell>
          <table:table-cell table:style-name="Table4.A1" office:value-type="string">
            <text:p text:style-name="P8">b</text:p>
          </table:table-cell>
          <table:table-cell table:style-name="Table4.A1" office:value-type="string">
            <text:p text:style-name="P8">b|@</text:p>
          </table:table-cell>
          <table:table-cell table:style-name="Table4.G1" office:value-type="string">
            <text:p text:style-name="P8">b|=</text:p>
          </table:table-cell>
        </table:table-row>
        <table:table-row>
          <table:table-cell table:style-name="Table4.A2" office:value-type="string">
            <text:p text:style-name="P1">1 (2,3)</text:p>
          </table:table-cell>
          <table:table-cell table:style-name="Table4.A2" office:value-type="string">
            <text:p text:style-name="P1">4</text:p>
          </table:table-cell>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 4</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G2" office:value-type="string">
            <text:p text:style-name="P1"/>
          </table:table-cell>
        </table:table-row>
      </table:table>
      <text:p text:style-name="P9">Table <text:sequence text:ref-name="refTable3" text:name="Table" text:formula="ooow:Table+1" style:num-format="1">4</text:sequence>: Subset construction for \@?a</text:p>
      <text:p text:style-name="P5">While the syntax of a,a|@ was used in this example DFA to emphasize that this transition is using the targets for both 'a' and a|@, it is incorrect and confusing (a DFA can only have a single transition for an input character, and the state label encodes which NFA states that have been combined). <text:s/>The meaning of |@ in the NFA and table is different than that in the DFA, in the DFA |@ transitions to everything from a|@ and 'a' in the NFA. <text:s/>All other DFAs in this paper will use only a|@ or 'a' to label transitions, dependent on whether the transition is conditional.</text:p>
      <text:p text:style-name="P5"/>
      <text:p text:style-name="Standard"><text:span text:style-name="T3">Example 5:</text:span> an optional variable followed by any text (\@?.*)</text:p>
      <text:p text:style-name="Standard">We now revisit example 3, this time with the variable match being conditional.</text:p>
      <text:p text:style-name="Standard"/>
      <text:p text:style-name="Standard"><draw:frame draw:style-name="fr1" draw:name="Frame9" text:anchor-type="paragraph" svg:y="0.0083in" svg:width="6.4764in" draw:z-index="19"><draw:text-box fo:min-height="2.5417in"><text:p text:style-name="P7"><draw:g text:anchor-type="paragraph" draw:z-index="20" draw:style-name="gr9"><draw:g draw:style-name="gr5"><draw:frame draw:style-name="gr3" draw:text-style-name="P26" svg:width="0.2823in" svg:height="0.2913in" svg:x="2.9854in" svg:y="1in"><draw:text-box><text:p text:style-name="P24"><text:span text:style-name="T8">λ</text:span></text:p></draw:text-box></draw:frame><draw:custom-shape draw:style-name="gr7" draw:text-style-name="P23" xml:id="id43" draw:id="id43" svg:width="0.5024in" svg:height="0.5024in" svg:x="1.4807in" svg:y="1.0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curve" svg:x1="1.9827in" svg:y1="1.2835in" svg:x2="2.4807in" svg:y2="1.2846in" draw:start-shape="id43" draw:start-glue-point="10" svg:d="m5036 3260c1325 0 693 3 1265 3"><text:p/></draw:connector><draw:frame draw:style-name="gr3" draw:text-style-name="P26" svg:width="0.4232in" svg:height="0.2913in" svg:x="1.9807in" svg:y="1in"><draw:text-box><text:p text:style-name="P24"><text:span text:style-name="T8">λ</text:span><text:span text:style-name="T9">|=</text:span></text:p></draw:text-box></draw:frame><draw:frame draw:style-name="gr3" draw:text-style-name="P26" svg:width="0.476in" svg:height="0.2913in" svg:x="1.5098in" svg:y="0.5in"><draw:text-box><text:p text:style-name="P24"><text:span text:style-name="T7">*|@</text:span></text:p></draw:text-box></draw:frame><draw:frame draw:style-name="gr3" draw:text-style-name="P26" svg:width="0.2921in" svg:height="0.2913in" svg:x="0.5862in" svg:y="1.1425in"><draw:text-box><text:p text:style-name="P24"><text:span text:style-name="T7">1</text:span></text:p></draw:text-box></draw:frame><draw:custom-shape draw:style-name="gr10" draw:text-style-name="P23" svg:width="0.5016in" svg:height="0.5016in" svg:x="3.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3.5843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5898in" svg:y="1.1425in"><draw:text-box><text:p text:style-name="P24"><text:span text:style-name="T7">3</text:span></text:p></draw:text-box></draw:frame><draw:custom-shape draw:style-name="gr6" draw:text-style-name="P23" xml:id="id44" draw:id="id44" svg:width="0.5016in" svg:height="0.5016in" svg:x="2.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2.9854in" svg:y1="1.2846in" svg:x2="3.4854in" svg:y2="1.2846in" draw:start-shape="id44" draw:start-glue-point="10" svg:d="m7583 3263h1270"><text:p/></draw:connector><draw:frame draw:style-name="gr3" draw:text-style-name="P26" svg:width="0.2921in" svg:height="0.2913in" svg:x="1.587in" svg:y="1.1402in"><draw:text-box><text:p text:style-name="P24"><text:span text:style-name="T7">2</text:span></text:p></draw:text-box></draw:frame><draw:custom-shape draw:style-name="gr6" draw:text-style-name="P23" xml:id="id45" draw:id="id4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line" svg:x1="0.9819in" svg:y1="1.2846in" svg:x2="1.4807in" svg:y2="1.2835in" draw:start-shape="id45" draw:start-glue-point="10" draw:end-shape="id43" draw:end-glue-point="6" svg:d="m2494 3263 1267-3"><text:p/></draw:connector><draw:frame draw:style-name="gr3" draw:text-style-name="P26" svg:width="0.2921in" svg:height="0.2913in" svg:x="3.5898in" svg:y="1.1425in"><draw:text-box><text:p text:style-name="P24"><text:span text:style-name="T7">4</text:span></text:p></draw:text-box></draw:frame><draw:frame draw:style-name="gr3" draw:text-style-name="P26" svg:width="0.2823in" svg:height="0.2913in" svg:x="0.9807in" svg:y="1in"><draw:text-box><text:p text:style-name="P24"><text:span text:style-name="T8">λ</text:span></text:p></draw:text-box></draw:frame><draw:frame draw:style-name="gr3" draw:text-style-name="P26" svg:width="0.2823in" svg:height="0.2913in" svg:x="1.2354in" svg:y="1.5in"><draw:text-box><text:p text:style-name="P24"><text:span text:style-name="T8">λ</text:span></text:p></draw:text-box></draw:frame><draw:connector draw:style-name="gr2" draw:text-style-name="P28" draw:type="line" svg:x1="0.0008in" svg:y1="1.2882in" svg:x2="0.4807in" svg:y2="1.2846in" draw:end-shape="id45" draw:end-glue-point="6" svg:d="m2 3272 1219-9"><text:p/></draw:connector><draw:connector draw:style-name="gr2" draw:text-style-name="P28" draw:type="curve" svg:x1="0.7315in" svg:y1="1.5354in" svg:x2="2.735in" svg:y2="1.5354in" draw:start-shape="id45" draw:start-glue-point="8" draw:end-shape="id44" svg:d="m1858 3900c0 753 5089 753 5089 0"><text:p/></draw:connector><draw:connector draw:style-name="gr2" draw:text-style-name="P28" draw:type="curve" svg:x1="1.9091in" svg:y1="1.1055in" svg:x2="1.5543in" svg:y2="1.1055in" draw:start-shape="id43" draw:start-glue-point="11" draw:end-shape="id43" draw:end-glue-point="5" svg:d="m4849 2808c0-1034-901-1034-901 0"><text:p/></draw:connector><draw:connector draw:style-name="gr2" draw:text-style-name="P28" draw:type="curve" svg:x1="2.9126in" svg:y1="1.1071in" svg:x2="2.5571in" svg:y2="1.1071in" draw:start-shape="id44" draw:start-glue-point="11" draw:end-shape="id44" draw:end-glue-point="5" svg:d="m7398 2812c0-1029-903-1029-903 0"><text:p/></draw:connector><draw:frame draw:style-name="gr3" draw:text-style-name="P26" svg:width="0.2634in" svg:height="0.2913in" svg:x="2.4854in" svg:y="0.5in"><draw:text-box><text:p text:style-name="P24"><text:span text:style-name="T7">*</text:span></text:p></draw:text-box></draw:frame></draw:g><draw:custom-shape draw:style-name="gr14" draw:text-style-name="P23" xml:id="id46" draw:id="id46" svg:width="0.5016in" svg:height="0.5016in" svg:x="4.971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 xml:id="id47" draw:id="id47" svg:width="0.5024in" svg:height="0.5016in" svg:x="4.9709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4831in" svg:x="5.0071in" svg:y="1.0484in"><draw:text-box><text:p text:style-name="P24"><text:span text:style-name="T7">1,2</text:span></text:p><text:p text:style-name="P24"><text:span text:style-name="T7">3,4</text:span></text:p></draw:text-box></draw:frame><draw:custom-shape draw:style-name="gr8" draw:text-style-name="P23" svg:width="0.3024in" svg:height="0.3031in" svg:x="5.0709in" svg:y="1.13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5157in" svg:height="0.2913in" svg:x="5.9606in" svg:y="1.0354in"><draw:text-box><text:p text:style-name="P24"><text:span text:style-name="T8">*|=,*</text:span></text:p></draw:text-box></draw:frame><draw:custom-shape draw:style-name="gr13" draw:text-style-name="P23" svg:width="0.5016in" svg:height="0.5016in" svg:x="5.7217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24in" svg:height="0.3016in" svg:x="5.8228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28" draw:type="line" svg:x1="4.4854in" svg:y1="1.2862in" svg:x2="4.9717in" svg:y2="1.2846in" draw:end-shape="id46" draw:end-glue-point="6" svg:d="m11393 3267 1235-4"><text:p/></draw:connector><draw:custom-shape draw:style-name="gr10" draw:text-style-name="P23" xml:id="id48" draw:id="id48" svg:width="0.5024in" svg:height="0.5016in" svg:x="5.7228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5.8236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5.7583in" svg:y="1.6437in"><draw:text-box><text:p text:style-name="P24"><text:span text:style-name="T7">3,4</text:span></text:p></draw:text-box></draw:frame><draw:custom-shape draw:style-name="gr7" draw:text-style-name="P23" xml:id="id49" draw:id="id49" svg:width="0.5031in" svg:height="0.5016in" svg:x="5.722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6" svg:width="0.5697in" svg:height="0.2913in" svg:x="5.689in" svg:y="0.6425in"><draw:text-box><text:p text:style-name="P24"><text:span text:style-name="T7">2,3,4</text:span></text:p></draw:text-box></draw:frame><draw:connector draw:style-name="gr2" draw:text-style-name="P28" draw:type="line" svg:x1="5.3992in" svg:y1="1.4626in" svg:x2="5.7965in" svg:y2="1.6083in" draw:start-shape="id47" draw:start-glue-point="9" draw:end-shape="id48" draw:end-glue-point="5" svg:d="m13714 3715 1009 370"><text:p/></draw:connector><draw:connector draw:style-name="gr2" draw:text-style-name="P28" draw:type="line" svg:x1="5.3992in" svg:y1="1.1071in" svg:x2="5.7965in" svg:y2="0.9626in" draw:start-shape="id47" draw:start-glue-point="11" draw:end-shape="id49" draw:end-glue-point="7" svg:d="m13714 2812 1009-367"><text:p/></draw:connector><draw:connector draw:style-name="gr2" draw:text-style-name="P28" draw:type="line" svg:x1="5.9744in" svg:y1="1.0354in" svg:x2="5.9744in" svg:y2="1.5354in" draw:start-shape="id49" draw:start-glue-point="8" draw:end-shape="id48" draw:end-glue-point="4" svg:d="m15175 2630v1270"><text:p/></draw:connector><draw:frame draw:style-name="gr3" draw:text-style-name="P26" svg:width="0.2634in" svg:height="0.2913in" svg:x="5.7228in" svg:y="2.25in"><draw:text-box><text:p text:style-name="P24"><text:span text:style-name="T8">*</text:span></text:p></draw:text-box></draw:frame><draw:connector draw:style-name="gr2" draw:text-style-name="P28" draw:type="curve" svg:x1="5.7965in" svg:y1="1.9638in" svg:x2="6.1516in" svg:y2="1.9638in" draw:start-shape="id48" draw:start-glue-point="7" draw:end-shape="id48" draw:end-glue-point="9" svg:d="m14723 4988c0 1032 902 1032 902 0"><text:p/></draw:connector><draw:connector draw:style-name="gr2" draw:text-style-name="P28" draw:type="curve" svg:x1="6.152in" svg:y1="0.6071in" svg:x2="5.7965in" svg:y2="0.6071in" draw:start-shape="id49" draw:start-glue-point="11" draw:end-shape="id49" draw:end-glue-point="5" svg:d="m15626 1542c0-1029-903-1029-903 0"><text:p/></draw:connector><draw:frame draw:style-name="gr3" draw:text-style-name="P26" svg:width="0.2634in" svg:height="0.2913in" svg:x="5.4606in" svg:y="1.2854in"><draw:text-box><text:p text:style-name="P24"><text:span text:style-name="T8">*</text:span></text:p></draw:text-box></draw:frame><draw:frame draw:style-name="gr3" draw:text-style-name="P26" svg:width="0.476in" svg:height="0.2913in" svg:x="5.2228in" svg:y="0.75in"><draw:text-box><text:p text:style-name="P24"><text:span text:style-name="T8">*|@</text:span></text:p></draw:text-box></draw:frame><draw:frame draw:style-name="gr3" draw:text-style-name="P26" svg:width="0.476in" svg:height="0.2913in" svg:x="5.7228in" svg:y="0in"><draw:text-box><text:p text:style-name="P24"><text:span text:style-name="T8">*|@</text:span></text:p></draw:text-box></draw:frame></draw:g>Illustration <text:sequence text:ref-name="refIllustration12" text:name="Illustration" text:formula="ooow:Illustration+1" style:num-format="1">13</text:sequence>: NFA (left) and DFA (right) for matching \@?.*</text:p></draw:text-box></draw:frame></text:p>
      <text:p text:style-name="Standard"/>
      <text:p text:style-name="Standard"/>
      <text:p text:style-name="Standard">Following through the subset construction shown in <text:sequence-ref text:reference-format="category-and-value" text:ref-name="refTable4">Table 5</text:sequence-ref>, we see the start state is {1,2,3,4} and following through the NFA, we see for λ-closure (1) there are two paths that can be taken 1(2, 3|=, 4|=) and 1(3, 4). <text:s/>Looking at the transitions in <text:sequence-ref text:reference-format="category-and-value" text:ref-name="refTable4">Table 5</text:sequence-ref> can see that when unconditional and condition transitions overlap, like in 3|=, 3 and 4|=, 4 in 2(3|=,3,4|=,4) they make the exact same transitions. <text:s/>This will always be the case as |= transitions are created from the unconditional transition. <text:s/>When merging the conditional and unconditional states that are the same other wise (3|=, 3) we can remove the |= conditional.</text:p>
      <text:p text:style-name="Standard"/>
      <text:p text:style-name="Standard">Removing the |= from states in this example reduces 1(2,3|=,3,4|=,4) to 1(2,3,4) and 2(3|=,3,4|=,4) to 2(3,4), as shown in <text:sequence-ref text:reference-format="category-and-value" text:ref-name="refIllustration12">Illustration 13</text:sequence-ref>. <text:s/>The start state is unconditional accepting, which is correct as the NFA can accept null input. <text:s/>Further examples will user the above |= conditional removal simplification, as part of the subset construction.</text:p>
      <text:p text:style-name="Standard"/>
      <table:table table:name="Table3" table:style-name="Table3">
        <table:table-column table:style-name="Table3.A"/>
        <table:table-column table:style-name="Table3.B"/>
        <table:table-column table:style-name="Table3.C" table:number-columns-repeated="4"/>
        <table:table-column table:style-name="Table3.G"/>
        <text:soft-page-break/>
        <table:table-row>
          <table:table-cell table:style-name="Table3.A1" office:value-type="string">
            <text:p text:style-name="P8">DFA State</text:p>
          </table:table-cell>
          <table:table-cell table:style-name="Table3.A1" office:value-type="string">
            <text:p text:style-name="P8">a</text:p>
          </table:table-cell>
          <table:table-cell table:style-name="Table3.A1" office:value-type="string">
            <text:p text:style-name="P8">a|@</text:p>
          </table:table-cell>
          <table:table-cell table:style-name="Table3.A1" office:value-type="string">
            <text:p text:style-name="P8">a|=</text:p>
          </table:table-cell>
          <table:table-cell table:style-name="Table3.A1" office:value-type="string">
            <text:p text:style-name="P8">b</text:p>
          </table:table-cell>
          <table:table-cell table:style-name="Table3.A1" office:value-type="string">
            <text:p text:style-name="P8">b|@</text:p>
          </table:table-cell>
          <table:table-cell table:style-name="Table3.G1" office:value-type="string">
            <text:p text:style-name="P8">b|=</text:p>
          </table:table-cell>
        </table:table-row>
        <table:table-row>
          <table:table-cell table:style-name="Table3.A2" office:value-type="string">
            <text:p text:style-name="P1">1 (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2(3|=,3,4|=,4)</text:p>
          </table:table-cell>
          <table:table-cell table:style-name="Table3.A2" office:value-type="string">
            <text:p text:style-name="P1">3(4)</text:p>
          </table:table-cell>
          <table:table-cell table:style-name="Table3.A2" office:value-type="string">
            <text:p text:style-name="P1">2(3|=, 4|=)</text:p>
          </table:table-cell>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2(3|=,4|=)</text:p>
          </table:table-cell>
          <table:table-cell table:style-name="Table3.G2" office:value-type="string">
            <text:p text:style-name="P1">3(4)</text:p>
          </table:table-cell>
        </table:table-row>
        <table:table-row>
          <table:table-cell table:style-name="Table3.A2" office:value-type="string">
            <text:p text:style-name="P1">3(4)</text:p>
          </table:table-cell>
          <table:table-cell table:style-name="Table3.A2" office:value-type="string">
            <text:p text:style-name="P1">3(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3(4)</text:p>
          </table:table-cell>
          <table:table-cell table:style-name="Table3.A2" office:value-type="string">
            <text:p text:style-name="P1"/>
          </table:table-cell>
          <table:table-cell table:style-name="Table3.G2" office:value-type="string">
            <text:p text:style-name="P1"/>
          </table:table-cell>
        </table:table-row>
      </table:table>
      <text:p text:style-name="P9">Table <text:sequence text:ref-name="refTable4" text:name="Table" text:formula="ooow:Table+1" style:num-format="1">5</text:sequence>: Subset construction for \@?.*</text:p>
      <text:p text:style-name="Standard">The other points to focus on in this example are the transitions for {2,3,4} (ie. 2(3|=,3,4|=4) in the transition table. <text:s/>Its *|@ transition, contains the a|@ and b|@ transitions, and both of these are examples of the a|@ transition from the previous example, with the transitions sets of a and a|@ being combined to find the final target set.</text:p>
      <text:p text:style-name="Standard"/>
      <text:p text:style-name="Standard">The transition from {2,3,4} to {3,4} is double labeled with *<text:span text:style-name="T4">|= and '*'. <text:s/>Unlike in the previous example this is actually the case as 'a' and 'b' transition to {3,4} when no conditionals are met (not a|@ and not a|=), and a|=, b|= transition to {3,4} as well. <text:s/>Notice that in this case the subset construction transition listed in </text:span><text:span text:style-name="T4"><text:sequence-ref text:reference-format="category-and-value" text:ref-name="refTable4">Table 5</text:sequence-ref></text:span><text:span text:style-name="T4"> for a|= is the same a the final target state, because 'a' transition in the table is the same, so the merging of the two sets does create a new target state.</text:span></text:p>
      <text:p text:style-name="P5"/>
      <text:p text:style-name="P5">With both *|= and '*' transitioning to the same state, one could question why there isn't conditional simplification being done like was done with |= condition removal in the state labeling. For this case such simplification could be done but whether it is useful will depend on implementational details, so we choose to leave the full transition information in the examples.</text:p>
      <text:p text:style-name="P5"/>
      <text:p text:style-name="P5">There is one more point in this example that is worth taking note of. The accept state is reached both conditionally and unconditionally via λ transitions, and all the resultant DFA states have unconditional accept states. <text:s/>With proper DFA minimization this example could be reduced to a single accept state, with no conditional transitions. We will revisit this in the section on minimizing DFAs.</text:p>
      <text:p text:style-name="P5"/>
      <text:p text:style-name="P5"><text:span text:style-name="T3">Example 6:</text:span> the letter 'a' followed by a variable (a\@)</text:p>
      <text:p text:style-name="P5">We now reverse some of the previous examples and see what happens when the variable match is at the tail of the expression.</text:p>
      <text:p text:style-name="P5"/>
      <text:p text:style-name="P5"><draw:frame draw:style-name="fr1" draw:name="Frame11" text:anchor-type="paragraph" svg:y="0.0008in" svg:width="5.4902in" draw:z-index="21"><draw:text-box fo:min-height="1.039in"><text:p text:style-name="P7"><draw:g text:anchor-type="paragraph" draw:z-index="22" draw:style-name="gr9"><draw:connector draw:style-name="gr2" draw:text-style-name="P28" draw:type="line" svg:x1="0.0016in" svg:y1="0.7882in" svg:x2="0.4811in" svg:y2="0.7846in" draw:end-shape="id50" draw:end-glue-point="6" svg:d="m4 2002 1218-9"><text:p/></draw:connector><draw:g draw:style-name="gr5"><draw:custom-shape draw:style-name="gr7" draw:text-style-name="P23" xml:id="id51" draw:id="id51" svg:width="0.5024in" svg:height="0.5024in" svg:x="1.4815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232in" svg:height="0.2913in" svg:x="1.9815in" svg:y="0.5in"><draw:text-box><text:p text:style-name="P24"><text:span text:style-name="T8">λ</text:span><text:span text:style-name="T9">|=</text:span></text:p></draw:text-box></draw:frame><draw:frame draw:style-name="gr3" draw:text-style-name="P26" svg:width="0.476in" svg:height="0.2913in" svg:x="1.5106in" svg:y="0in"><draw:text-box><text:p text:style-name="P24"><text:span text:style-name="T7">*|@</text:span></text:p></draw:text-box></draw:frame><draw:frame draw:style-name="gr3" draw:text-style-name="P26" svg:width="0.2921in" svg:height="0.2913in" svg:x="0.587in" svg:y="0.6425in"><draw:text-box><text:p text:style-name="P24"><text:span text:style-name="T7">1</text:span></text:p></draw:text-box></draw:frame><draw:custom-shape draw:style-name="gr10" draw:text-style-name="P23" xml:id="id52" draw:id="id52" svg:width="0.5016in" svg:height="0.5016in" svg:x="2.48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5906in" svg:y="0.6425in"><draw:text-box><text:p text:style-name="P24"><text:span text:style-name="T7">3</text:span></text:p></draw:text-box></draw:frame><draw:custom-shape draw:style-name="gr8" draw:text-style-name="P23" svg:width="0.3016in" svg:height="0.3016in" svg:x="2.585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5878in" svg:y="0.6402in"><draw:text-box><text:p text:style-name="P24"><text:span text:style-name="T7">2</text:span></text:p></draw:text-box></draw:frame><draw:custom-shape draw:style-name="gr6" draw:text-style-name="P23" xml:id="id50" draw:id="id50" svg:width="0.5016in" svg:height="0.5016in" svg:x="0.481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line" svg:x1="0.9827in" svg:y1="0.7846in" svg:x2="1.4811in" svg:y2="0.7835in" draw:start-shape="id50" draw:start-glue-point="10" draw:end-shape="id51" draw:end-glue-point="6" svg:d="m2496 1993 1266-3"><text:p/></draw:connector><draw:frame draw:style-name="gr3" draw:text-style-name="P26" svg:width="0.2921in" svg:height="0.2913in" svg:x="0.9815in" svg:y="0.5in"><draw:text-box><text:p text:style-name="P24"><text:span text:style-name="T8">a</text:span></text:p></draw:text-box></draw:frame><draw:connector draw:style-name="gr2" draw:text-style-name="P28" draw:type="curve" svg:x1="1.9102in" svg:y1="0.6055in" svg:x2="1.5551in" svg:y2="0.6055in" draw:start-shape="id51" draw:start-glue-point="11" draw:end-shape="id51" draw:end-glue-point="5" svg:d="m4852 1538c0-1034-902-1034-902 0"><text:p/></draw:connector><draw:connector draw:style-name="gr2" draw:text-style-name="P28" draw:type="line" svg:x1="1.9835in" svg:y1="0.7835in" svg:x2="2.4846in" svg:y2="0.7846in" draw:start-shape="id51" draw:start-glue-point="10" draw:end-shape="id52" draw:end-glue-point="6" svg:d="m5038 1990 1273 3"><text:p/></draw:connector></draw:g><draw:connector draw:style-name="gr2" draw:text-style-name="P28" draw:type="line" svg:x1="3.4862in" svg:y1="0.7882in" svg:x2="3.9665in" svg:y2="0.7846in" draw:end-shape="id53" draw:end-glue-point="6" svg:d="m8855 2002 1220-9"><text:p/></draw:connector><draw:custom-shape draw:style-name="gr7" draw:text-style-name="P23" xml:id="id54" draw:id="id54" svg:width="0.5031in" svg:height="0.5016in" svg:x="4.986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76in" svg:height="0.2913in" svg:x="4.9862in" svg:y="0in"><draw:text-box><text:p text:style-name="P24"><text:span text:style-name="T7">*|@</text:span></text:p></draw:text-box></draw:frame><draw:frame draw:style-name="gr3" draw:text-style-name="P26" svg:width="0.2921in" svg:height="0.2913in" svg:x="4.0717in" svg:y="0.6425in"><draw:text-box><text:p text:style-name="P24"><text:span text:style-name="T7">1</text:span></text:p></draw:text-box></draw:frame><draw:custom-shape draw:style-name="gr10" draw:text-style-name="P23" svg:width="0.5024in" svg:height="0.5016in" svg:x="4.986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2913in" svg:x="5.0217in" svg:y="0.6437in"><draw:text-box><text:p text:style-name="P24"><text:span text:style-name="T7">2,3</text:span></text:p></draw:text-box></draw:frame><draw:custom-shape draw:style-name="gr11" draw:text-style-name="P23" svg:width="0.3024in" svg:height="0.3016in" svg:x="5.0862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 xml:id="id53" draw:id="id53" svg:width="0.5016in" svg:height="0.5016in" svg:x="3.96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7" draw:type="line" svg:x1="4.4681in" svg:y1="0.7846in" svg:x2="4.9862in" svg:y2="0.7846in" draw:start-shape="id53" draw:start-glue-point="10" draw:end-shape="id54" draw:end-glue-point="6" svg:d="m11349 1993h1316"><text:p/></draw:connector><draw:frame draw:style-name="gr3" draw:text-style-name="P26" svg:width="0.2921in" svg:height="0.2913in" svg:x="4.4669in" svg:y="0.5in"><draw:text-box><text:p text:style-name="P24"><text:span text:style-name="T8">a</text:span></text:p></draw:text-box></draw:frame><draw:connector draw:style-name="gr2" draw:text-style-name="P28" draw:type="curve" svg:x1="5.4154in" svg:y1="0.6071in" svg:x2="5.0598in" svg:y2="0.6071in" draw:start-shape="id54" draw:start-glue-point="11" draw:end-shape="id54" draw:end-glue-point="5" svg:d="m13755 1542c0-1029-903-1029-903 0"><text:p/></draw:connector></draw:g>Illustration <text:sequence text:ref-name="refIllustration13" text:name="Illustration" text:formula="ooow:Illustration+1" style:num-format="1">14</text:sequence>: NFA (left) and DFA (right) for matching a\@</text:p></draw:text-box></draw:frame></text:p>
      <text:p text:style-name="P5"/>
      <text:p text:style-name="P5">There is nothing surprising or to build on from this example, the subset construction works as we expect it should, both 'a' and then the variable must be matched before the conditional accept state will accept the input.</text:p>
      <text:p text:style-name="P5"/>
      <table:table table:name="Table5" table:style-name="Table5">
        <table:table-column table:style-name="Table5.A" table:number-columns-repeated="6"/>
        <table:table-column table:style-name="Table5.G"/>
        <text:soft-page-break/>
        <table:table-row>
          <table:table-cell table:style-name="Table5.A1" office:value-type="string">
            <text:p text:style-name="Table_20_Heading">DFA State</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b</text:p>
          </table:table-cell>
          <table:table-cell table:style-name="Table5.A1" office:value-type="string">
            <text:p text:style-name="Table_20_Heading">b|@</text:p>
          </table:table-cell>
          <table:table-cell table:style-name="Table5.G1" office:value-type="string">
            <text:p text:style-name="Table_20_Heading">b|=</text:p>
          </table:table-cell>
        </table:table-row>
        <table:table-row>
          <table:table-cell table:style-name="Table5.A2" office:value-type="string">
            <text:p text:style-name="P1">1</text:p>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G2" office:value-type="string">
            <text:p text:style-name="P1"/>
          </table:table-cell>
        </table:table-row>
        <table:table-row>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2 (3|=)</text:p>
          </table:table-cell>
          <table:table-cell table:style-name="Table5.G2" office:value-type="string">
            <text:p text:style-name="P1"/>
          </table:table-cell>
        </table:table-row>
      </table:table>
      <text:p text:style-name="P9">Table <text:sequence text:ref-name="refTable5" text:name="Table" text:formula="ooow:Table+1" style:num-format="1">6</text:sequence>: Subset construction for a\@</text:p>
      <text:p text:style-name="P5"/>
      <text:p text:style-name="P5"><text:span text:style-name="T3">Example 7</text:span>: an arbitrary number of 'a's followed by a variable (a*\@)</text:p>
      <text:p text:style-name="P5">We now look at an example that forces us to extend both the subset construction and how the variable matching is performed.</text:p>
      <text:p text:style-name="P5"/>
      <text:p text:style-name="P5"><draw:frame draw:style-name="fr1" draw:name="Frame13" text:anchor-type="paragraph" svg:y="0.0075in" svg:width="6.7402in" draw:z-index="23"><draw:text-box fo:min-height="2.5772in"><text:p text:style-name="P7"><draw:g text:anchor-type="paragraph" draw:z-index="24" draw:style-name="gr9"><draw:custom-shape draw:style-name="gr17" draw:text-style-name="P23" xml:id="id60" draw:id="id60"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xml:id="id59" draw:id="id59"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4831in" svg:x="5.0217in" svg:y="1.0508in"><draw:text-box><text:p text:style-name="P24"><text:span text:style-name="T7">1,2</text:span></text:p><text:p text:style-name="P24"><text:span text:style-name="T7">3,4</text:span></text:p></draw:text-box></draw:frame><draw:frame draw:style-name="gr3" draw:text-style-name="P26" svg:width="0.5043in" svg:height="0.2913in" svg:x="6.2354in" svg:y="1.25in"><draw:text-box><text:p text:style-name="P24"><text:span text:style-name="T7">b|@</text:span></text:p></draw:text-box></draw:frame><draw:connector draw:style-name="gr2" draw:text-style-name="P28" draw:type="line" svg:x1="0.0008in" svg:y1="1.2882in" svg:x2="0.4807in" svg:y2="1.2846in" draw:end-shape="id55" draw:end-glue-point="6" svg:d="m2 3272 1219-9"><text:p/></draw:connector><draw:custom-shape draw:style-name="gr7" draw:text-style-name="P23" xml:id="id56" draw:id="id56"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232in" svg:height="0.2913in" svg:x="2.9854in" svg:y="1in"><draw:text-box><text:p text:style-name="P24"><text:span text:style-name="T8">λ</text:span><text:span text:style-name="T9">|=</text:span></text:p></draw:text-box></draw:frame><draw:frame draw:style-name="gr3" draw:text-style-name="P26" svg:width="0.476in" svg:height="0.2913in" svg:x="2.5146in" svg:y="0.5in"><draw:text-box><text:p text:style-name="P24"><text:span text:style-name="T7">*|@</text:span></text:p></draw:text-box></draw:frame><draw:frame draw:style-name="gr3" draw:text-style-name="P26" svg:width="0.2921in" svg:height="0.2913in" svg:x="0.5862in" svg:y="1.1425in"><draw:text-box><text:p text:style-name="P24"><text:span text:style-name="T7">1</text:span></text:p></draw:text-box></draw:frame><draw:custom-shape draw:style-name="gr6" draw:text-style-name="P23" xml:id="id57" draw:id="id57"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3.5945in" svg:y="1.1425in"><draw:text-box><text:p text:style-name="P24"><text:span text:style-name="T7">4</text:span></text:p></draw:text-box></draw:frame><draw:custom-shape draw:style-name="gr8" draw:text-style-name="P23"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5917in" svg:y="1.1402in"><draw:text-box><text:p text:style-name="P24"><text:span text:style-name="T7">3</text:span></text:p></draw:text-box></draw:frame><draw:custom-shape draw:style-name="gr6" draw:text-style-name="P23" xml:id="id55" draw:id="id5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4854in" svg:y="0.5354in"><draw:text-box><text:p text:style-name="P24"><text:span text:style-name="T8">a</text:span></text:p></draw:text-box></draw:frame><draw:connector draw:style-name="gr2" draw:text-style-name="P28" draw:type="curve" svg:x1="2.9146in" svg:y1="1.1083in" svg:x2="2.5591in" svg:y2="1.1083in" draw:start-shape="id56" draw:start-glue-point="11" draw:end-shape="id56" draw:end-glue-point="5" svg:d="m7403 2815c0-1028-903-1028-903 0"><text:p/></draw:connector><draw:connector draw:style-name="gr2" draw:text-style-name="P28" draw:type="line" svg:x1="2.9882in" svg:y1="1.2862in" svg:x2="3.4898in" svg:y2="1.2846in" draw:start-shape="id56" draw:start-glue-point="10" draw:end-shape="id57" draw:end-glue-point="6" svg:d="m7590 3267 1274-4"><text:p/></draw:connector><draw:custom-shape draw:style-name="gr6" draw:text-style-name="P23" xml:id="id58" draw:id="id58"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0.9819in" svg:y1="1.2846in" svg:x2="1.4839in" svg:y2="1.2862in" draw:start-shape="id55" draw:start-glue-point="10" draw:end-shape="id58" draw:end-glue-point="6" svg:d="m2494 3263 1275 4"><text:p/></draw:connector><draw:connector draw:style-name="gr18" draw:text-style-name="P28" draw:type="line" svg:x1="1.9854in" svg:y1="1.2862in" svg:x2="2.4854in" svg:y2="1.2862in" draw:start-shape="id58" draw:start-glue-point="10" draw:end-shape="id56" draw:end-glue-point="6" svg:d="m5043 3267h1270"><text:p/></draw:connector><draw:frame draw:style-name="gr3" draw:text-style-name="P26" svg:width="0.2823in" svg:height="0.2913in" svg:x="0.9854in" svg:y="1in"><draw:text-box><text:p text:style-name="P24"><text:span text:style-name="T8">λ</text:span></text:p></draw:text-box></draw:frame><draw:connector draw:style-name="gr2" draw:text-style-name="P28" draw:type="curve" svg:x1="1.9126in" svg:y1="1.1083in" svg:x2="1.5571in" svg:y2="1.1083in" draw:start-shape="id58" draw:start-glue-point="11" draw:end-shape="id58" draw:end-glue-point="5" svg:d="m4858 2815c0-1028-903-1028-903 0"><text:p/></draw:connector><draw:frame draw:style-name="gr3" draw:text-style-name="P26" svg:width="0.5295in" svg:height="0.2913in" svg:x="1.9571in" svg:y="1in"><draw:text-box><text:p text:style-name="P24"><text:span text:style-name="T8">λ^@</text:span></text:p></draw:text-box></draw:frame><draw:frame draw:style-name="gr3" draw:text-style-name="P26" svg:width="0.2921in" svg:height="0.2913in" svg:x="1.5898in" svg:y="1.1437in"><draw:text-box><text:p text:style-name="P24"><text:span text:style-name="T7">2</text:span></text:p></draw:text-box></draw:frame><draw:frame draw:style-name="gr3" draw:text-style-name="P26" svg:width="0.5697in" svg:height="0.2913in" svg:x="5.9492in" svg:y="1.6437in"><draw:text-box><text:p text:style-name="P24"><text:span text:style-name="T7">2,3,4</text:span></text:p></draw:text-box></draw:frame><draw:frame draw:style-name="gr3" draw:text-style-name="P26" svg:width="0.4307in" svg:height="0.2913in" svg:x="6.0197in" svg:y="0.6417in"><draw:text-box><text:p text:style-name="P24"><text:span text:style-name="T7">3,4</text:span></text:p></draw:text-box></draw:frame><draw:connector draw:style-name="gr19" draw:text-style-name="P28" draw:type="line" svg:x1="5.4146in" svg:y1="1.4646in" svg:x2="5.9835in" svg:y2="1.7866in" svg:d="m13753 3720 1445 818"><text:p/></draw:connector><draw:connector draw:style-name="gr19" draw:text-style-name="P28" draw:type="line" svg:x1="5.4146in" svg:y1="1.1083in" svg:x2="5.9835in" svg:y2="0.7839in" svg:d="m13753 2815 1445-824"><text:p/></draw:connector><draw:connector draw:style-name="gr2" draw:text-style-name="P28" draw:type="line" svg:x1="6.2346in" svg:y1="1.5354in" svg:x2="6.2346in" svg:y2="1.0354in" svg:d="m15836 3900v-1270"><text:p/></draw:connector><draw:custom-shape draw:style-name="gr11" draw:text-style-name="P23"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3"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3"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30" svg:width="0.5386in" svg:height="0.2913in" svg:x="5.1965in" svg:y="1.5354in"><draw:text-box><text:p text:style-name="P29"><text:span text:style-name="T7">a,a|*</text:span></text:p></draw:text-box></draw:frame><draw:frame draw:style-name="gr3" draw:text-style-name="P30" svg:width="0.5224in" svg:height="0.2913in" svg:x="5.2354in" svg:y="0.75in"><draw:text-box><text:p text:style-name="P29"><text:span text:style-name="T7">B|@</text:span></text:p></draw:text-box></draw:frame><draw:frame draw:style-name="gr3" draw:text-style-name="P26" svg:width="0.476in" svg:height="0.2913in" svg:x="5.9815in" svg:y="0in"><draw:text-box><text:p text:style-name="P24"><text:span text:style-name="T7">*|@</text:span></text:p></draw:text-box></draw:frame><draw:frame draw:style-name="gr3" draw:text-style-name="P28" svg:width="0.6433in" svg:height="0.2913in" svg:x="5.9854in" svg:y="2.2854in"><draw:text-box><text:p text:style-name="P31"><text:span text:style-name="T7">a,a|@</text:span></text:p></draw:text-box></draw:frame><draw:line draw:style-name="gr19" draw:text-style-name="P27" svg:x1="4.4858in" svg:y1="1.2854in" svg:x2="4.9858in" svg:y2="1.2854in"><text:p/></draw:line><draw:connector draw:style-name="gr2" draw:text-style-name="P27" draw:type="curve" svg:x1="6.4118in" svg:y1="0.6083in" svg:x2="6.0571in" svg:y2="0.6083in" draw:start-shape="id59" draw:start-glue-point="11" draw:end-shape="id59" draw:end-glue-point="5" svg:d="m16286 1545c0-1028-901-1028-901 0"><text:p/></draw:connector><draw:connector draw:style-name="gr2" draw:text-style-name="P27" draw:type="curve" svg:x1="6.4118in" svg:y1="1.9626in" svg:x2="6.0571in" svg:y2="1.9626in" draw:start-shape="id60" draw:start-glue-point="9" draw:end-shape="id60" draw:end-glue-point="7" svg:d="m16286 4985c0 1032-901 1032-901 0"><text:p/></draw:connector></draw:g>Illustration <text:sequence text:ref-name="refIllustration14" text:name="Illustration" text:formula="ooow:Illustration+1" style:num-format="1">15</text:sequence>: NFA (left) and <text:s/>incorrect DFA from current subset construction rules (right) for matching a*\@. Note: <text:span text:style-name="T4">λ^@ is a new notation explained below</text:span></text:p></draw:text-box></draw:frame></text:p>
      <text:p text:style-name="P5"/>
      <text:p text:style-name="P5">At first glance the DFA generated in <text:sequence-ref text:reference-format="category-and-value" text:ref-name="refIllustration14">Illustration 15</text:sequence-ref> would seem correct and it will work for some input and variable combinations. <text:s/>It correctly matches the null string if the variable is empty. <text:s/>It also correctly handles a transition to state {3,4}, which only does variable matching, when a 'b' is matched in the variable. <text:s/>However it handles the interaction of a* and \@ matching incorrectly.</text:p>
      <text:p text:style-name="P5"/>
      <table:table table:name="Table6" table:style-name="Table6">
        <table:table-column table:style-name="Table6.A" table:number-columns-repeated="6"/>
        <table:table-column table:style-name="Table6.G"/>
        <table:table-row>
          <table:table-cell table:style-name="Table6.A1" office:value-type="string">
            <text:p text:style-name="Table_20_Heading">DFA State</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b</text:p>
          </table:table-cell>
          <table:table-cell table:style-name="Table6.A1" office:value-type="string">
            <text:p text:style-name="Table_20_Heading">b|@</text:p>
          </table:table-cell>
          <table:table-cell table:style-name="Table6.G1" office:value-type="string">
            <text:p text:style-name="Table_20_Heading">b|=</text:p>
          </table:table-cell>
        </table:table-row>
        <table:table-row>
          <table:table-cell table:style-name="Table6.A2" office:value-type="string">
            <text:p text:style-name="P1">1 (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
      <text:p text:style-name="P9">Table <text:sequence text:ref-name="refTable6" text:name="Table" text:formula="ooow:Table+1" style:num-format="1">7</text:sequence>: incorrect subset construction for a*\@</text:p>
      <text:p text:style-name="P5">To determine what is wrong we examine a couple input and variable values, using the example pattern in a fully anchored situation (ie. ^a*\@$)</text:p>
      <text:p text:style-name="P5"/>
      <table:table table:name="Table7" table:style-name="Table7">
        <table:table-column table:style-name="Table7.A" table:number-columns-repeated="3"/>
        <table:table-row>
          <table:table-cell table:style-name="Table7.A1" office:value-type="string">
            <text:p text:style-name="Table_20_Heading">Remaining input</text:p>
          </table:table-cell>
          <table:table-cell table:style-name="Table7.A1" office:value-type="string">
            <text:p text:style-name="Table_20_Heading">State transition</text:p>
          </table:table-cell>
          <table:table-cell table:style-name="Table7.C1" office:value-type="string">
            <text:p text:style-name="Table_20_Heading">Variable position</text:p>
          </table:table-cell>
        </table:table-row>
        <table:table-row>
          <table:table-cell table:style-name="Table7.A2" office:value-type="string">
            <text:p text:style-name="Table_20_Contents">aa</text:p>
          </table:table-cell>
          <table:table-cell table:style-name="Table7.A2" office:value-type="string">
            <text:p text:style-name="Table_20_Contents">{1,2,3,4} → {2,3,4}</text:p>
          </table:table-cell>
          <table:table-cell table:style-name="Table7.C2" office:value-type="string">
            <text:p text:style-name="Table_20_Contents">0 → 1</text:p>
          </table:table-cell>
        </table:table-row>
        <table:table-row>
          <table:table-cell table:style-name="Table7.A2" office:value-type="string">
            <text:p text:style-name="Table_20_Contents">a</text:p>
          </table:table-cell>
          <table:table-cell table:style-name="Table7.A2" office:value-type="string">
            <text:p text:style-name="Table_20_Contents">{2,3,4} → {2,3,4}</text:p>
          </table:table-cell>
          <table:table-cell table:style-name="Table7.C2" office:value-type="string">
            <text:p text:style-name="Table_20_Contents">1 → ?</text:p>
          </table:table-cell>
        </table:table-row>
      </table:table>
      <text:p text:style-name="P9">Table <text:sequence text:ref-name="refTable7" text:name="Table" text:formula="ooow:Table+1" style:num-format="1">8</text:sequence>: Transition for @ = "a" with input aa for pattern ^a*\@$</text:p>
      <text:p text:style-name="P5"><text:soft-page-break/>Examining the transitions in <text:sequence-ref text:reference-format="category-and-value" text:ref-name="refTable7">Table 8</text:sequence-ref> we see a problem even for a very simple set of input and variable values. <text:s/>Clearly the input should match, as the variable matches last the 'a', and a* consumes the first 'a'. <text:s/>The problem with the match is with the character match position in the variable. <text:s/>A variable match starts on the transition from state {1,2,3,4} to state {2,3,4} as the 'a' input matches both a* and the start of the variable, causing the position to increment.</text:p>
      <text:p text:style-name="P5"/>
      <text:p text:style-name="P5">If we were not to consume any more input we would have a valid match. The a* expression consumes nothing and <text:s/>'a' is matched by the variable. <text:s/>If the next input symbol was 'b' the match would stop here and for an unanchored match, this would have been correct. <text:s/>However this does not work for longest left match, nor tail anchored matches.</text:p>
      <text:p text:style-name="P5"/>
      <text:p text:style-name="P5">So we need to modify our variable match and position increment rules, in this case we could get away with resetting the match position to 0 and rerunning the match against the remainder of the input. <text:s/>This however would not work for the input “aaa” with a variable value of “aa”, as shown in <text:sequence-ref text:reference-format="category-and-value" text:ref-name="refTable8">Table 9</text:sequence-ref>.</text:p>
      <text:p text:style-name="P5"/>
      <table:table table:name="Table9" table:style-name="Table9">
        <table:table-column table:style-name="Table9.A" table:number-columns-repeated="3"/>
        <table:table-row>
          <table:table-cell table:style-name="Table9.A1" office:value-type="string">
            <text:p text:style-name="Table_20_Heading">Remaining input</text:p>
          </table:table-cell>
          <table:table-cell table:style-name="Table9.A1" office:value-type="string">
            <text:p text:style-name="Table_20_Heading">State transition</text:p>
          </table:table-cell>
          <table:table-cell table:style-name="Table9.C1" office:value-type="string">
            <text:p text:style-name="Table_20_Heading">Variable position</text:p>
          </table:table-cell>
        </table:table-row>
        <table:table-row>
          <table:table-cell table:style-name="Table9.A2" office:value-type="string">
            <text:p text:style-name="Table_20_Contents">aaa</text:p>
          </table:table-cell>
          <table:table-cell table:style-name="Table9.A2" office:value-type="string">
            <text:p text:style-name="Table_20_Contents">{1,2,3,4} → {2,3,4}</text:p>
          </table:table-cell>
          <table:table-cell table:style-name="Table9.C2" office:value-type="string">
            <text:p text:style-name="Table_20_Contents">0 → 1</text:p>
          </table:table-cell>
        </table:table-row>
        <table:table-row>
          <table:table-cell table:style-name="Table9.A2" office:value-type="string">
            <text:p text:style-name="Table_20_Contents">aa</text:p>
          </table:table-cell>
          <table:table-cell table:style-name="Table9.A2" office:value-type="string">
            <text:p text:style-name="Table_20_Contents">{2,3,4} → {2,3,4}</text:p>
          </table:table-cell>
          <table:table-cell table:style-name="Table9.C2" office:value-type="string">
            <text:p text:style-name="Table_20_Contents">1 → 2</text:p>
          </table:table-cell>
        </table:table-row>
        <table:table-row>
          <table:table-cell table:style-name="Table9.A2" office:value-type="string">
            <text:p text:style-name="Table_20_Contents">a</text:p>
          </table:table-cell>
          <table:table-cell table:style-name="Table9.A2" office:value-type="string">
            <text:p text:style-name="Table_20_Contents">{2,3,4} → {2,3,4}</text:p>
          </table:table-cell>
          <table:table-cell table:style-name="Table9.C2" office:value-type="string">
            <text:p text:style-name="Table_20_Contents">0 → 1</text:p>
          </table:table-cell>
        </table:table-row>
      </table:table>
      <text:p text:style-name="P9">Table <text:sequence text:ref-name="refTable8" text:name="Table" text:formula="ooow:Table+1" style:num-format="1">9</text:sequence>: Transitions for @ = "aa" with input aaa for pattern ^a*\@$</text:p>
      <text:p text:style-name="P5">In this case the variable matches with the next input character, and then resets to 0 but there is not enough input to fully match the variable again. <text:s/>A successful match needs to begin when the first variable match is at position 1. <text:s/>The DFA either needs to know that the first match being performed will not lead to a successful match or it needs to be able to track another set of positions simultaneously.</text:p>
      <text:p text:style-name="P5"/>
      <text:p text:style-name="P5">The DFA can not know that the first match being performed will not lead to a successful match unless it can look ahead by completing the match. <text:s/>This can be done by using a depth first search and backtracking. <text:s/>However this may require rerunning match comparisons several times for each input character and does not work for online matches where the input is not available to revisit.</text:p>
      <text:p text:style-name="P5"/>
      <text:p text:style-name="P5">Instead of using backtracking the variable will be allowed to track multiple positions (breadth first). <text:s/>A variable match starts when the match variable is transitioned to, but not every transition into a variable consuming state starts a match. <text:s/>The previous examples worked because there was only a single transition into the variable match state (state 2 to state 3 in <text:sequence-ref text:reference-format="category-and-value" text:ref-name="refIllustration14">Illustration 15</text:sequence-ref>), and transitions with the variable match state looping back on it self did not result in the need for a new match to begin.</text:p>
      <text:p text:style-name="P5"/>
      <text:p text:style-name="P5">We augment the NFA and DFA with a new flag indicating whether a transition instantiates a new match for the variable. For the subset construction when a transition contains a transition flagged to instantiate a match, the DFA transition also picks up the match. <text:s/>That is to say if the NFA transition 1 → 2 is flagged as the start of a match then any DFA transition {X} → {Y} where {X} contains 1 and {Y} contains 2, also is flagged as instantiating a match. We indicate this as shown in <text:sequence-ref text:reference-format="category-and-value" text:ref-name="refIllustration15">Illustration 16</text:sequence-ref> with a dotted transition line and ^@ to indicate the instantiation of a variable match.</text:p>
      <text:p text:style-name="P5"/>
      <text:p text:style-name="P5"><text:s text:c="3"/>&lt;&lt; diagram of dummy start state &gt;&gt;</text:p>
      <text:p text:style-name="P5"/>
      <text:p text:style-name="P5">Match instantiation as described won't work if the variable consuming state is also the start state. To <text:soft-page-break/>handle this situation a dummy start state with a null transition to the variable consuming state is added to the NFA. <text:s/>This will generate a DFA with the needed transition but also results in an extra state in the produced DFA as well.</text:p>
      <text:p text:style-name="P5"/>
      <text:p text:style-name="P5">The dummy transition solution will not work for acceptance of a null input stream, when a variable is allowed to have a null value. <text:s/>There are two solutions to this problem, the start state when it also a variable consuming state can be flagged and it can instantiate its variables at the start of the match. <text:s/>Alternately conditional consuming states can always return a match for null valued variables.</text:p>
      <text:p text:style-name="P5"/>
      <text:p text:style-name="P5">The addition of potentially multiple match positions for a variable requires further modifications to variable matching and subset construction. <text:s/>It is possible that any of the positions may not match on a given transition. <text:s/>If this occurs the instance is discarded as it will not lead to a successful match.</text:p>
      <text:p text:style-name="P5"/>
      <text:p text:style-name="P5">If there are more than one variable instance and one of them resolves to a match, the others may still be in a valid matching state. <text:s/>That is to say there are both |= and |@ transitions happening simultaneously. <text:s/>We deal with this just as we have for 'a' and a|@ happening simultaneously, that is we create a transition to a new state created the set of <text:s/>'a', 'a|@', and 'a|=' transitions. <text:s/>Instead of labeling the transition with |@ and |= (which are still valid conditions and could exist independently), we represent the new transition condition by '|*'. <text:s/>This means for a state that matches against a variable we now have 4 potential transitions per character 'a', 'a|@', 'a|=', and 'a|*'.</text:p>
      <text:p text:style-name="P5"/>
      <text:p text:style-name="P5">When a '|=' or '|*' transition occurs the variable instance that caused the match is removed from the set of variable positions (ie. Its consumed). <text:s/>Conditional accept states do not remove variable instances but if the match continues to run those instances will be removed, as they no longer match anything.</text:p>
      <text:p text:style-name="P5"/>
      <text:p text:style-name="P5">If a matching engine is doing a tail anchored match, then it should be run, ignoring accept states, until all input is consumed. <text:s/>If the engine is doing a match that is unanchored on the tail then, if it is doing a shortest left match it should stop at the first accept state, and if it is doing a longest left match it should remember the last encountered accept state until input is exhausted or the match engine enters the trap state indicating that no match is possible.</text:p>
      <text:p text:style-name="P5"/>
      <text:p text:style-name="P5"><draw:frame draw:style-name="fr1" draw:name="Frame12" text:anchor-type="paragraph" svg:y="0.0075in" svg:width="6.7402in" draw:z-index="25"><draw:text-box fo:min-height="2.5772in"><text:p text:style-name="P7"><draw:g text:anchor-type="paragraph" draw:z-index="26" draw:style-name="gr9"><draw:custom-shape draw:style-name="gr17" draw:text-style-name="P23" xml:id="id66" draw:id="id66"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xml:id="id65" draw:id="id65"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4831in" svg:x="5.0217in" svg:y="1.0508in"><draw:text-box><text:p text:style-name="P24"><text:span text:style-name="T7">1,2</text:span></text:p><text:p text:style-name="P24"><text:span text:style-name="T7">3,4</text:span></text:p></draw:text-box></draw:frame><draw:frame draw:style-name="gr3" draw:text-style-name="P26" svg:width="0.5043in" svg:height="0.2913in" svg:x="6.2354in" svg:y="1.25in"><draw:text-box><text:p text:style-name="P24"><text:span text:style-name="T7">b|@</text:span></text:p></draw:text-box></draw:frame><draw:connector draw:style-name="gr2" draw:text-style-name="P28" draw:type="line" svg:x1="0.0008in" svg:y1="1.2882in" svg:x2="0.4807in" svg:y2="1.2846in" draw:end-shape="id61" draw:end-glue-point="6" svg:d="m2 3272 1219-9"><text:p/></draw:connector><draw:custom-shape draw:style-name="gr7" draw:text-style-name="P23" xml:id="id62" draw:id="id62"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232in" svg:height="0.2913in" svg:x="2.9854in" svg:y="1in"><draw:text-box><text:p text:style-name="P24"><text:span text:style-name="T8">λ</text:span><text:span text:style-name="T9">|=</text:span></text:p></draw:text-box></draw:frame><draw:frame draw:style-name="gr3" draw:text-style-name="P26" svg:width="0.476in" svg:height="0.2913in" svg:x="2.5146in" svg:y="0.5in"><draw:text-box><text:p text:style-name="P24"><text:span text:style-name="T7">*|@</text:span></text:p></draw:text-box></draw:frame><draw:frame draw:style-name="gr3" draw:text-style-name="P26" svg:width="0.2921in" svg:height="0.2913in" svg:x="0.5862in" svg:y="1.1425in"><draw:text-box><text:p text:style-name="P24"><text:span text:style-name="T7">1</text:span></text:p></draw:text-box></draw:frame><draw:custom-shape draw:style-name="gr6" draw:text-style-name="P23" xml:id="id63" draw:id="id63"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3.5945in" svg:y="1.1425in"><draw:text-box><text:p text:style-name="P24"><text:span text:style-name="T7">4</text:span></text:p></draw:text-box></draw:frame><draw:custom-shape draw:style-name="gr8" draw:text-style-name="P23"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5917in" svg:y="1.1402in"><draw:text-box><text:p text:style-name="P24"><text:span text:style-name="T7">3</text:span></text:p></draw:text-box></draw:frame><draw:custom-shape draw:style-name="gr6" draw:text-style-name="P23" xml:id="id61" draw:id="id61"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4854in" svg:y="0.5354in"><draw:text-box><text:p text:style-name="P24"><text:span text:style-name="T8">a</text:span></text:p></draw:text-box></draw:frame><draw:connector draw:style-name="gr2" draw:text-style-name="P28" draw:type="curve" svg:x1="2.9146in" svg:y1="1.1083in" svg:x2="2.5591in" svg:y2="1.1083in" draw:start-shape="id62" draw:start-glue-point="11" draw:end-shape="id62" draw:end-glue-point="5" svg:d="m7403 2815c0-1028-903-1028-903 0"><text:p/></draw:connector><draw:connector draw:style-name="gr2" draw:text-style-name="P28" draw:type="line" svg:x1="2.9882in" svg:y1="1.2862in" svg:x2="3.4898in" svg:y2="1.2846in" draw:start-shape="id62" draw:start-glue-point="10" draw:end-shape="id63" draw:end-glue-point="6" svg:d="m7590 3267 1274-4"><text:p/></draw:connector><draw:custom-shape draw:style-name="gr6" draw:text-style-name="P23" xml:id="id64" draw:id="id64"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0.9819in" svg:y1="1.2846in" svg:x2="1.4839in" svg:y2="1.2862in" draw:start-shape="id61" draw:start-glue-point="10" draw:end-shape="id64" draw:end-glue-point="6" svg:d="m2494 3263 1275 4"><text:p/></draw:connector><draw:connector draw:style-name="gr18" draw:text-style-name="P28" draw:type="line" svg:x1="1.9854in" svg:y1="1.2862in" svg:x2="2.4854in" svg:y2="1.2862in" draw:start-shape="id64" draw:start-glue-point="10" draw:end-shape="id62" draw:end-glue-point="6" svg:d="m5043 3267h1270"><text:p/></draw:connector><draw:frame draw:style-name="gr3" draw:text-style-name="P26" svg:width="0.2823in" svg:height="0.2913in" svg:x="0.9854in" svg:y="1in"><draw:text-box><text:p text:style-name="P24"><text:span text:style-name="T8">λ</text:span></text:p></draw:text-box></draw:frame><draw:connector draw:style-name="gr2" draw:text-style-name="P28" draw:type="curve" svg:x1="1.9126in" svg:y1="1.1083in" svg:x2="1.5571in" svg:y2="1.1083in" draw:start-shape="id64" draw:start-glue-point="11" draw:end-shape="id64" draw:end-glue-point="5" svg:d="m4858 2815c0-1028-903-1028-903 0"><text:p/></draw:connector><draw:frame draw:style-name="gr3" draw:text-style-name="P26" svg:width="0.5295in" svg:height="0.2913in" svg:x="1.9571in" svg:y="1in"><draw:text-box><text:p text:style-name="P24"><text:span text:style-name="T8">λ^@</text:span></text:p></draw:text-box></draw:frame><draw:frame draw:style-name="gr3" draw:text-style-name="P26" svg:width="0.2921in" svg:height="0.2913in" svg:x="1.5898in" svg:y="1.1437in"><draw:text-box><text:p text:style-name="P24"><text:span text:style-name="T7">2</text:span></text:p></draw:text-box></draw:frame><draw:frame draw:style-name="gr3" draw:text-style-name="P26" svg:width="0.5697in" svg:height="0.2913in" svg:x="5.9492in" svg:y="1.6437in"><draw:text-box><text:p text:style-name="P24"><text:span text:style-name="T7">2,3,4</text:span></text:p></draw:text-box></draw:frame><draw:frame draw:style-name="gr3" draw:text-style-name="P26" svg:width="0.4307in" svg:height="0.2913in" svg:x="6.0197in" svg:y="0.6417in"><draw:text-box><text:p text:style-name="P24"><text:span text:style-name="T7">3,4</text:span></text:p></draw:text-box></draw:frame><draw:connector draw:style-name="gr18" draw:text-style-name="P28" draw:type="line" svg:x1="5.4146in" svg:y1="1.4646in" svg:x2="5.9835in" svg:y2="1.7866in" svg:d="m13753 3720 1445 818"><text:p/></draw:connector><draw:connector draw:style-name="gr18" draw:text-style-name="P28" draw:type="line" svg:x1="5.4146in" svg:y1="1.1083in" svg:x2="5.9835in" svg:y2="0.7839in" svg:d="m13753 2815 1445-824"><text:p/></draw:connector><draw:connector draw:style-name="gr2" draw:text-style-name="P28" draw:type="line" svg:x1="6.2346in" svg:y1="1.5354in" svg:x2="6.2346in" svg:y2="1.0354in" svg:d="m15836 3900v-1270"><text:p/></draw:connector><draw:custom-shape draw:style-name="gr11" draw:text-style-name="P23"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3"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3"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30" svg:width="0.5386in" svg:height="0.4831in" svg:x="5.1965in" svg:y="1.5354in"><draw:text-box><text:p text:style-name="P29"><text:span text:style-name="T7">a,a|*</text:span></text:p><text:p text:style-name="P29"><text:span text:style-name="T7">^@</text:span></text:p></draw:text-box></draw:frame><draw:frame draw:style-name="gr3" draw:text-style-name="P30" svg:width="0.5224in" svg:height="0.4831in" svg:x="5.2354in" svg:y="0.75in"><draw:text-box><text:p text:style-name="P29"><text:span text:style-name="T7">B|@</text:span></text:p><text:p text:style-name="P29"><text:span text:style-name="T7">^@</text:span></text:p></draw:text-box></draw:frame><draw:frame draw:style-name="gr3" draw:text-style-name="P26" svg:width="0.476in" svg:height="0.2913in" svg:x="5.9815in" svg:y="0in"><draw:text-box><text:p text:style-name="P24"><text:span text:style-name="T7">*|@</text:span></text:p></draw:text-box></draw:frame><draw:frame draw:style-name="gr3" draw:text-style-name="P28" svg:width="0.937in" svg:height="0.2913in" svg:x="5.7965in" svg:y="2.2854in"><draw:text-box><text:p text:style-name="P31"><text:span text:style-name="T7">a,a|@ ^@</text:span></text:p></draw:text-box></draw:frame><draw:line draw:style-name="gr19" draw:text-style-name="P27" svg:x1="4.4858in" svg:y1="1.2854in" svg:x2="4.9858in" svg:y2="1.2854in"><text:p/></draw:line><draw:connector draw:style-name="gr2" draw:text-style-name="P27" draw:type="curve" svg:x1="6.4118in" svg:y1="0.6083in" svg:x2="6.0571in" svg:y2="0.6083in" draw:start-shape="id65" draw:start-glue-point="11" draw:end-shape="id65" draw:end-glue-point="5" svg:d="m16286 1545c0-1028-901-1028-901 0"><text:p/></draw:connector><draw:connector draw:style-name="gr18" draw:text-style-name="P27" draw:type="curve" svg:x1="6.4118in" svg:y1="1.9626in" svg:x2="6.0571in" svg:y2="1.9626in" draw:start-shape="id66" draw:start-glue-point="9" draw:end-shape="id66" draw:end-glue-point="7" svg:d="m16286 4985c0 1032-901 1032-901 0"><text:p/></draw:connector></draw:g>Illustration <text:sequence text:ref-name="refIllustration15" text:name="Illustration" text:formula="ooow:Illustration+1" style:num-format="1">16</text:sequence>: NFA (left) and (DFA) right with variable instantiation transitions for a*\@</text:p></draw:text-box></draw:frame></text:p>
      <text:p text:style-name="P5"/>
      <text:p text:style-name="P5">Examining <text:sequence-ref text:reference-format="category-and-value" text:ref-name="refIllustration15">Illustration 16</text:sequence-ref> and its subset construction in <text:sequence-ref text:reference-format="category-and-value" text:ref-name="refTable9">Table 10</text:sequence-ref> we can see the mark for the variable instantiating transition but not a '|*' transition. <text:s/>That is because it is not needed for this particular pattern <text:soft-page-break/>as the DFA doesn't contain any a|= transitions.</text:p>
      <text:p text:style-name="P5"/>
      <table:table table:name="Table8" table:style-name="Table8">
        <table:table-column table:style-name="Table8.A" table:number-columns-repeated="6"/>
        <table:table-column table:style-name="Table8.G"/>
        <table:table-row>
          <table:table-cell table:style-name="Table8.A1" office:value-type="string">
            <text:p text:style-name="Table_20_Heading">DFA State</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b</text:p>
          </table:table-cell>
          <table:table-cell table:style-name="Table8.A1" office:value-type="string">
            <text:p text:style-name="Table_20_Heading">b|@</text:p>
          </table:table-cell>
          <table:table-cell table:style-name="Table8.G1" office:value-type="string">
            <text:p text:style-name="Table_20_Heading">b|=</text:p>
          </table:table-cell>
        </table:table-row>
        <table:table-row>
          <table:table-cell table:style-name="Table8.A2" office:value-type="string">
            <text:p text:style-name="P1">1 (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
      <text:p text:style-name="P9">Table <text:sequence text:ref-name="refTable9" text:name="Table" text:formula="ooow:Table+1" style:num-format="1">10</text:sequence>: Subset construction using the revised rules for a*\@</text:p>
      <text:p text:style-name="P5"><text:sequence-ref text:reference-format="category-and-value" text:ref-name="refTable10">Table 11</text:sequence-ref> shows the transitions of the previous example reworked for the new rules. <text:s/>The first input character causes the first variable to instantiate and move to position 1. <text:s/>The next input char consumed moves the first instance to position 2, and starts a new instance which is at position 1. <text:s/>At this point if an unanchored match was being used the state {2,3,4} could be tested for the accept condition and find it to be true. <text:s/>Assuming an anchored match is being done, the state is not checked for acceptance and the next input character is consumed. <text:s/>This causes the matching instance to be removed, the next instance to be moved from 1 → 2, and a new instance to be added.</text:p>
      <text:p text:style-name="P5"/>
      <table:table table:name="Table10" table:style-name="Table10">
        <table:table-column table:style-name="Table10.A" table:number-columns-repeated="3"/>
        <table:table-row>
          <table:table-cell table:style-name="Table10.A1" office:value-type="string">
            <text:p text:style-name="Table_20_Heading">Remaining input</text:p>
          </table:table-cell>
          <table:table-cell table:style-name="Table10.A1" office:value-type="string">
            <text:p text:style-name="Table_20_Heading">State transition</text:p>
          </table:table-cell>
          <table:table-cell table:style-name="Table10.C1" office:value-type="string">
            <text:p text:style-name="Table_20_Heading">Variable position</text:p>
          </table:table-cell>
        </table:table-row>
        <table:table-row>
          <table:table-cell table:style-name="Table10.A2" office:value-type="string">
            <text:p text:style-name="Table_20_Contents">aaa</text:p>
          </table:table-cell>
          <table:table-cell table:style-name="Table10.A2" office:value-type="string">
            <text:p text:style-name="Table_20_Contents">{1,2,3,4} → {2,3,4}</text:p>
          </table:table-cell>
          <table:table-cell table:style-name="Table10.C2" office:value-type="string">
            <text:p text:style-name="Table_20_Contents">0 → 1</text:p>
          </table:table-cell>
        </table:table-row>
        <table:table-row>
          <table:table-cell table:style-name="Table10.A2" office:value-type="string">
            <text:p text:style-name="Table_20_Contents">aa</text:p>
          </table:table-cell>
          <table:table-cell table:style-name="Table10.A2" office:value-type="string">
            <text:p text:style-name="Table_20_Contents">{2,3,4} → {2,3,4}</text:p>
          </table:table-cell>
          <table:table-cell table:style-name="Table10.C2" office:value-type="string">
            <text:p text:style-name="Table_20_Contents"><text:span text:style-name="T5">1 → 2</text:span>, 1 → 2, 0 → 1</text:p>
          </table:table-cell>
        </table:table-row>
        <table:table-row>
          <table:table-cell table:style-name="Table10.A2" office:value-type="string">
            <text:p text:style-name="Table_20_Contents">a</text:p>
          </table:table-cell>
          <table:table-cell table:style-name="Table10.A2" office:value-type="string">
            <text:p text:style-name="Table_20_Contents">{2,3,4} → {2,3,4}</text:p>
          </table:table-cell>
          <table:table-cell table:style-name="Table10.C2" office:value-type="string">
            <text:p text:style-name="Table_20_Contents">0 → 1</text:p>
          </table:table-cell>
        </table:table-row>
      </table:table>
      <text:p text:style-name="P9">Table <text:sequence text:ref-name="refTable10" text:name="Table" text:formula="ooow:Table+1" style:num-format="1">11</text:sequence>: Reworked transitions for @ = "aa" with input aaa for pattern ^a*\@$</text:p>
      <text:p text:style-name="P5"><text:span text:style-name="T3">Example 8</text:span>: (a*\@a)</text:p>
      <text:p text:style-name="P5">We now examine an example that uses the new '|*' transition condition. <text:s/>There is nothing new in this example that requires further extension but it makes full use of the revised subset construction.</text:p>
      <text:p text:style-name="P5"/>
      <text:p text:style-name="P5"><draw:frame draw:style-name="fr2" draw:name="Frame16" text:anchor-type="paragraph" svg:width="7.4937in" draw:z-index="27"><draw:text-box fo:min-height="2.4783in"><text:p text:style-name="P7"><draw:g text:anchor-type="paragraph" draw:z-index="28" draw:style-name="gr9"><draw:custom-shape draw:style-name="gr20" draw:text-style-name="P23" xml:id="id71" draw:id="id71" svg:width="0.5024in" svg:height="0.5016in" svg:x="4.7673in" svg:y="0.9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3" xml:id="id69" draw:id="id69" svg:width="0.5016in" svg:height="0.5016in" svg:x="2.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 xml:id="id67" draw:id="id67" svg:width="0.5031in" svg:height="0.5024in" svg:x="1.5083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232in" svg:height="0.2913in" svg:x="2.0083in" svg:y="0.9346in"><draw:text-box><text:p text:style-name="P24"><text:span text:style-name="T8">λ</text:span><text:span text:style-name="T9">|=</text:span></text:p></draw:text-box></draw:frame><draw:frame draw:style-name="gr3" draw:text-style-name="P26" svg:width="0.476in" svg:height="0.2913in" svg:x="1.5374in" svg:y="0.4346in"><draw:text-box><text:p text:style-name="P24"><text:span text:style-name="T7">*|@</text:span></text:p></draw:text-box></draw:frame><draw:custom-shape draw:style-name="gr6" draw:text-style-name="P23" xml:id="id70" draw:id="id70" svg:width="0.5016in" svg:height="0.5016in" svg:x="3.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3.6122in" svg:y="1.0772in"><draw:text-box><text:p text:style-name="P24"><text:span text:style-name="T7">4</text:span></text:p></draw:text-box></draw:frame><draw:custom-shape draw:style-name="gr8" draw:text-style-name="P23" svg:width="0.3016in" svg:height="0.3016in" svg:x="3.6067in" svg:y="1.0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6146in" svg:y="1.0756in"><draw:text-box><text:p text:style-name="P24"><text:span text:style-name="T7">2</text:span></text:p></draw:text-box></draw:frame><draw:frame draw:style-name="gr3" draw:text-style-name="P26" svg:width="0.2921in" svg:height="0.2913in" svg:x="0.5083in" svg:y="0.4701in"><draw:text-box><text:p text:style-name="P24"><text:span text:style-name="T8">a</text:span></text:p></draw:text-box></draw:frame><draw:connector draw:style-name="gr2" draw:text-style-name="P28" draw:type="curve" svg:x1="1.9374in" svg:y1="1.0437in" svg:x2="1.5819in" svg:y2="1.0437in" draw:start-shape="id67" draw:start-glue-point="11" draw:end-shape="id67" draw:end-glue-point="5" svg:d="m4921 2651c0-1034-903-1034-903 0"><text:p/></draw:connector><draw:custom-shape draw:style-name="gr6" draw:text-style-name="P23" xml:id="id68" draw:id="id68" svg:width="0.5016in" svg:height="0.5024in" svg:x="0.5067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0.0047in" svg:y1="1.2193in" svg:x2="0.5071in" svg:y2="1.2217in" draw:end-shape="id68" draw:end-glue-point="6" svg:d="m12 3097 1276 6"><text:p/></draw:connector><draw:connector draw:style-name="gr18" draw:text-style-name="P28" draw:type="line" svg:x1="1.0083in" svg:y1="1.2217in" svg:x2="1.5083in" svg:y2="1.2217in" draw:start-shape="id68" draw:start-glue-point="10" draw:end-shape="id67" draw:end-glue-point="6" svg:d="m2561 3103h1270"><text:p/></draw:connector><draw:connector draw:style-name="gr2" draw:text-style-name="P28" draw:type="curve" svg:x1="0.9354in" svg:y1="1.0437in" svg:x2="0.5799in" svg:y2="1.0437in" draw:start-shape="id68" draw:start-glue-point="11" draw:end-shape="id68" draw:end-glue-point="5" svg:d="m2376 2651c0-1034-903-1034-903 0"><text:p/></draw:connector><draw:frame draw:style-name="gr3" draw:text-style-name="P26" svg:width="0.5295in" svg:height="0.2913in" svg:x="0.9791in" svg:y="0.9346in"><draw:text-box><text:p text:style-name="P24"><text:span text:style-name="T8">λ^@</text:span></text:p></draw:text-box></draw:frame><draw:frame draw:style-name="gr3" draw:text-style-name="P26" svg:width="0.2921in" svg:height="0.2913in" svg:x="0.6122in" svg:y="1.0783in"><draw:text-box><text:p text:style-name="P24"><text:span text:style-name="T7">1</text:span></text:p></draw:text-box></draw:frame><draw:frame draw:style-name="gr3" draw:text-style-name="P26" svg:width="0.2921in" svg:height="0.2913in" svg:x="2.6122in" svg:y="1.0772in"><draw:text-box><text:p text:style-name="P24"><text:span text:style-name="T7">3</text:span></text:p></draw:text-box></draw:frame><draw:connector draw:style-name="gr2" draw:text-style-name="P27" draw:type="line" svg:x1="2.011in" svg:y1="1.2217in" svg:x2="2.5071in" svg:y2="1.2193in" draw:start-shape="id67" draw:start-glue-point="10" draw:end-shape="id69" draw:end-glue-point="6" svg:d="m5108 3103 1260-6"><text:p/></draw:connector><draw:connector draw:style-name="gr2" draw:text-style-name="P27" draw:type="line" svg:x1="3.0083in" svg:y1="1.2193in" svg:x2="3.5071in" svg:y2="1.2193in" draw:start-shape="id69" draw:start-glue-point="10" draw:end-shape="id70" draw:end-glue-point="6" svg:d="m7641 3097h1267"><text:p/></draw:connector><draw:frame draw:style-name="gr3" draw:text-style-name="P26" svg:width="0.2921in" svg:height="0.2913in" svg:x="3.0083in" svg:y="0.9366in"><draw:text-box><text:p text:style-name="P24"><text:span text:style-name="T8">a</text:span></text:p></draw:text-box></draw:frame><draw:custom-shape draw:style-name="gr20" draw:text-style-name="P23" xml:id="id73" draw:id="id73" svg:width="0.5024in" svg:height="0.5016in" svg:x="6.7673in" svg:y="1.4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23" xml:id="id75" draw:id="id75" svg:width="0.5031in" svg:height="0.5016in" svg:x="5.7646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23" xml:id="id72" draw:id="id72" svg:width="0.5031in" svg:height="0.5016in" svg:x="5.7646in" svg:y="1.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xml:id="id76" draw:id="id76" svg:width="0.4323in" svg:height="0.4831in" svg:x="4.8028in" svg:y="0.9744in"><draw:text-box><text:p text:style-name="P24"><text:span text:style-name="T7">1,2</text:span></text:p><text:p text:style-name="P24"><text:span text:style-name="T7">3|=</text:span></text:p></draw:text-box></draw:frame><draw:frame draw:style-name="gr3" draw:text-style-name="P28" svg:width="0.5713in" svg:height="0.2913in" svg:x="5.7303in" svg:y="1.5681in"><draw:text-box><text:p text:style-name="P31"><text:span text:style-name="T7">2,3|=</text:span></text:p></draw:text-box></draw:frame><draw:custom-shape draw:style-name="gr21" draw:text-style-name="P23" xml:id="id74" draw:id="id74" svg:width="0.5024in" svg:height="0.5016in" svg:x="6.765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8" svg:width="0.5713in" svg:height="0.4831in" svg:x="5.7303in" svg:y="0.4744in"><draw:text-box><text:p text:style-name="P31"><text:span text:style-name="T7">1,2,</text:span></text:p><text:p text:style-name="P31"><text:span text:style-name="T7">3|=,4</text:span></text:p></draw:text-box></draw:frame><draw:connector draw:style-name="gr2" draw:text-style-name="P28" draw:type="line" svg:x1="4.2583in" svg:y1="1.202in" svg:x2="4.7673in" svg:y2="1.2102in" draw:end-shape="id71" draw:end-glue-point="6" svg:d="m10816 3053 1293 21"><text:p/></draw:connector><draw:connector draw:style-name="gr22" draw:text-style-name="P28" draw:type="line" svg:x1="5.1957in" svg:y1="1.3882in" svg:x2="5.7646in" svg:y2="1.7102in" draw:start-shape="id71" draw:start-glue-point="9" draw:end-shape="id72" draw:end-glue-point="6" svg:d="m13197 3526 1445 818"><text:p/></draw:connector><draw:frame draw:style-name="gr3" draw:text-style-name="P26" svg:width="0.2921in" svg:height="0.2913in" svg:x="6.8709in" svg:y="0.5681in"><draw:text-box><text:p text:style-name="P24"><text:span text:style-name="T7">4</text:span></text:p></draw:text-box></draw:frame><draw:frame draw:style-name="gr3" draw:text-style-name="P28" svg:width="0.5713in" svg:height="0.4831in" svg:x="6.7327in" svg:y="1.4756in"><draw:text-box><text:p text:style-name="P31"><text:span text:style-name="T7">2,3|=</text:span></text:p><text:p text:style-name="P31"><text:span text:style-name="T7">4</text:span></text:p></draw:text-box></draw:frame><draw:custom-shape draw:style-name="gr23" draw:text-style-name="P23" svg:width="0.3024in" svg:height="0.3031in" svg:x="6.8673in" svg:y="1.5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3" svg:width="0.3024in" svg:height="0.3024in" svg:x="6.865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28" draw:type="line" svg:x1="7.0189in" svg:y1="1.461in" svg:x2="7.0165in" svg:y2="0.961in" draw:start-shape="id73" draw:start-glue-point="4" draw:end-shape="id74" draw:end-glue-point="8" svg:d="m17828 3711-6-1270"><text:p/></draw:connector><draw:frame draw:style-name="gr3" draw:text-style-name="P28" svg:width="0.6433in" svg:height="0.4831in" svg:x="4.2583in" svg:y="0.472in"><draw:text-box><text:p text:style-name="P31"><text:span text:style-name="T7">a,a|@</text:span></text:p><text:p text:style-name="P31"><text:span text:style-name="T7">^@</text:span></text:p></draw:text-box></draw:frame><draw:frame draw:style-name="gr3" draw:text-style-name="P26" svg:width="0.5043in" svg:height="0.4831in" svg:x="5.0039in" svg:y="1.472in"><draw:text-box><text:p text:style-name="P24"><text:span text:style-name="T7">b|@</text:span></text:p><text:p text:style-name="P24"><text:span text:style-name="T7">^@</text:span></text:p></draw:text-box></draw:frame><draw:frame draw:style-name="gr3" draw:text-style-name="P26" svg:width="0.476in" svg:height="0.2913in" svg:x="5.2827in" svg:y="1.972in"><draw:text-box><text:p text:style-name="P24"><text:span text:style-name="T7">*|@</text:span></text:p></draw:text-box></draw:frame><draw:frame draw:style-name="gr3" draw:text-style-name="P26" svg:width="0.3996in" svg:height="0.2913in" svg:x="7.0083in" svg:y="2.1866in"><draw:text-box><text:p text:style-name="P24"><text:span text:style-name="T7">a|*</text:span></text:p></draw:text-box></draw:frame><draw:frame draw:style-name="gr3" draw:text-style-name="P26" svg:width="0.4323in" svg:height="0.2913in" svg:x="7.0083in" svg:y="1.1866in"><draw:text-box><text:p text:style-name="P24"><text:span text:style-name="T7">a|=</text:span></text:p></draw:text-box></draw:frame><draw:connector draw:style-name="gr2" draw:text-style-name="P28" draw:type="curve" svg:x1="7.0185in" svg:y1="1.9626in" svg:x2="7.2689in" svg:y2="1.7118in" draw:start-shape="id73" draw:start-glue-point="8" draw:end-shape="id73" draw:end-glue-point="10" svg:d="m17827 4985c0 753 569 628 917 280s471-917-281-917"><text:p/></draw:connector><draw:frame draw:style-name="gr3" draw:text-style-name="P26" svg:width="0.6898in" svg:height="0.4831in" svg:x="5.7583in" svg:y="0.972in"><draw:text-box><text:p text:style-name="P24"><text:span text:style-name="T7"><text:s text:c="4"/></text:span><text:span text:style-name="T7">b|@</text:span></text:p><text:p text:style-name="P24"><text:span text:style-name="T7"><text:s text:c="5"/></text:span><text:span text:style-name="T7">^@</text:span></text:p></draw:text-box></draw:frame><draw:connector draw:style-name="gr2" draw:text-style-name="P28" draw:type="curve" svg:x1="6.0161in" svg:y1="1.961in" svg:x2="5.7646in" svg:y2="1.7102in" draw:start-shape="id72" draw:start-glue-point="8" draw:end-shape="id72" draw:end-glue-point="6" svg:d="m15281 4981c0 753-570 628-918 281s-472-918 279-918"><text:p/></draw:connector><draw:connector draw:style-name="gr18" draw:text-style-name="P28" draw:type="curve" svg:x1="6.0157in" svg:y1="0.961in" svg:x2="6.0157in" svg:y2="1.4598in" draw:start-shape="id75" draw:start-glue-point="8" draw:end-shape="id72" svg:d="m15280 2441v1267"><text:p/></draw:connector><draw:connector draw:style-name="gr18" draw:text-style-name="P28" draw:type="curve" svg:x1="6.2669in" svg:y1="0.7102in" svg:x2="6.0157in" svg:y2="0.4598in" draw:start-shape="id75" draw:start-glue-point="10" draw:end-shape="id75" draw:end-glue-point="4" svg:d="m15918 1804c753 0 628-569 281-917s-919-471-919 281"><text:p/></draw:connector><draw:connector draw:style-name="gr2" draw:text-style-name="P28" draw:type="curve" svg:x1="6.1937in" svg:y1="1.5327in" svg:x2="6.7654in" svg:y2="0.7102in" draw:start-shape="id72" draw:start-glue-point="11" draw:end-shape="id74" draw:end-glue-point="6" svg:d="m15732 3893c1230 0 505-2089 1452-2089"><text:p/></draw:connector><draw:connector draw:style-name="gr2" draw:text-style-name="P28" draw:type="curve" svg:x1="6.2673in" svg:y1="1.7102in" svg:x2="6.7673in" svg:y2="1.7118in" draw:start-shape="id72" draw:start-glue-point="10" draw:end-shape="id73" draw:end-glue-point="6" svg:d="m15919 4344c953 0 318 4 1270 4"><text:p/></draw:connector><draw:connector draw:style-name="gr2" draw:text-style-name="P28" draw:type="curve" svg:x1="7.0185in" svg:y1="1.9626in" svg:x2="6.0157in" svg:y2="1.961in" draw:start-shape="id73" draw:start-glue-point="8" draw:end-shape="id72" draw:end-glue-point="8" svg:d="m17827 4985c0 753-2547 755-2547-4"><text:p/></draw:connector><draw:custom-shape draw:style-name="gr8" draw:text-style-name="P23" svg:width="0.3031in" svg:height="0.3024in" svg:x="5.864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8" draw:text-style-name="P28" draw:type="curve" svg:x1="6.0161in" svg:y1="0.961in" svg:x2="5.2693in" svg:y2="1.2102in" draw:start-shape="id75" draw:start-glue-point="8" draw:end-shape="id71" draw:end-glue-point="10" svg:d="m15281 2441c0 424-632 633-1897 633"><text:p/></draw:connector><draw:connector draw:style-name="gr18" draw:text-style-name="P28" draw:type="curve" svg:x1="5.1957in" svg:y1="1.0327in" svg:x2="5.8382in" svg:y2="0.5327in" draw:start-shape="id71" draw:start-glue-point="11" draw:end-shape="id75" draw:end-glue-point="5" svg:d="m13197 2623c1225 0 410-1270 1632-1270"><text:p/></draw:connector><draw:connector draw:style-name="gr18" draw:text-style-name="P28" draw:type="curve" svg:x1="4.7673in" svg:y1="1.2102in" svg:x2="5.0189in" svg:y2="0.9744in" draw:start-shape="id71" draw:start-glue-point="6" draw:end-shape="id76" draw:end-glue-point="0" svg:d="m12109 3074c-753 0-628-569-280-920s919-485 919 321"><text:p/></draw:connector><draw:frame draw:style-name="gr3" draw:text-style-name="P26" svg:width="0.4323in" svg:height="0.2913in" svg:x="6.5083in" svg:y="0.972in"><draw:text-box><text:p text:style-name="P24"><text:span text:style-name="T7">a|=</text:span></text:p></draw:text-box></draw:frame><draw:frame draw:style-name="gr3" draw:text-style-name="P26" svg:width="0.3996in" svg:height="0.2913in" svg:x="6.2583in" svg:y="1.6866in"><draw:text-box><text:p text:style-name="P24"><text:span text:style-name="T7">a|*</text:span></text:p></draw:text-box></draw:frame><draw:frame draw:style-name="gr3" draw:text-style-name="P26" svg:width="0.476in" svg:height="0.2913in" svg:x="6.2827in" svg:y="2.1866in"><draw:text-box><text:p text:style-name="P24"><text:span text:style-name="T7">*|@</text:span></text:p></draw:text-box></draw:frame><draw:frame draw:style-name="gr3" draw:text-style-name="P26" svg:width="0.6795in" svg:height="0.4831in" svg:x="5.0791in" svg:y="0.5in"><draw:text-box><text:p text:style-name="P24"><text:span text:style-name="T7">a|*,a|=</text:span></text:p><text:p text:style-name="P24"><text:span text:style-name="T7">^@</text:span></text:p></draw:text-box></draw:frame><draw:frame draw:style-name="gr3" draw:text-style-name="P28" svg:width="0.6433in" svg:height="0.4831in" svg:x="5.3638in" svg:y="0.972in"><draw:text-box><text:p text:style-name="P31"><text:span text:style-name="T7">a,a|@</text:span></text:p><text:p text:style-name="P31"><text:span text:style-name="T7">^@</text:span></text:p></draw:text-box></draw:frame><draw:frame draw:style-name="gr3" draw:text-style-name="P26" svg:width="0.6795in" svg:height="0.4831in" svg:x="6.0791in" svg:y="0in"><draw:text-box><text:p text:style-name="P24"><text:span text:style-name="T7">a|=,a|*</text:span></text:p><text:p text:style-name="P31"><text:span text:style-name="T7">^@</text:span></text:p></draw:text-box></draw:frame></draw:g>Illustration <text:sequence text:ref-name="refIllustration16" text:name="Illustration" text:formula="ooow:Illustration+1" style:num-format="1">17</text:sequence>: NFA (left) and DFA (right) for a*\@a</text:p></draw:text-box></draw:frame></text:p>
      <text:p text:style-name="P5">Looking at <text:sequence-ref text:reference-format="category-and-value" text:ref-name="refIllustration16">Illustration 17</text:sequence-ref> we see the existence of a transition types, some times sharing a transition with another and sometimes being completely separate. <text:s/>The |* transition from 2(3|=) is particular interest because it forces a new state 2(3|=)4 to exist, that can not be reached by any transition, not even the a|= and a|@ transitions that it is derived from.</text:p>
      <text:p text:style-name="P5"/>
      <table:table table:name="Table12" table:style-name="Table12">
        <table:table-column table:style-name="Table12.A" table:number-columns-repeated="6"/>
        <table:table-column table:style-name="Table12.G"/>
        <text:soft-page-break/>
        <table:table-row>
          <table:table-cell table:style-name="Table12.A1" office:value-type="string">
            <text:p text:style-name="Table_20_Heading">DFA State</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b</text:p>
          </table:table-cell>
          <table:table-cell table:style-name="Table12.A1" office:value-type="string">
            <text:p text:style-name="Table_20_Heading">b|@</text:p>
          </table:table-cell>
          <table:table-cell table:style-name="Table12.G1" office:value-type="string">
            <text:p text:style-name="Table_20_Heading">b|=</text:p>
          </table:table-cell>
        </table:table-row>
        <table:table-row>
          <table:table-cell table:style-name="Table12.A2" office:value-type="string">
            <text:p text:style-name="P1">1 (2,3|=)</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1(2,3|=)4</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4</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G2" office:value-type="string">
            <text:p text:style-name="P1"/>
          </table:table-cell>
        </table:table-row>
      </table:table>
      <text:p text:style-name="P9">Table <text:sequence text:ref-name="refTable11" text:name="Table" text:formula="ooow:Table+1" style:num-format="1">12</text:sequence>: Subset construction for a*\@a</text:p>
      <text:p text:style-name="P5"/>
      <text:p text:style-name="P5"><text:span text:style-name="T3">Example 9</text:span>: (a*\@a*)</text:p>
      <text:p text:style-name="P5">This example clarifies a part of the subset construction that we have so far glossed over. <text:s/>The DFA State column in the subset construction tables has shown the |= mark, but the DFA diagrams have dropped it. <text:s/>This is not entirely accurate as we will see.</text:p>
      <text:p text:style-name="P5"/>
      <text:p text:style-name="P5"><draw:frame draw:style-name="fr3" draw:name="Frame15" text:anchor-type="paragraph" svg:width="7.5091in" draw:z-index="29"><draw:text-box fo:min-height="2.7563in"><text:p text:style-name="P7"><draw:g text:anchor-type="paragraph" draw:z-index="30" draw:style-name="gr9"><draw:g draw:style-name="gr5"><draw:custom-shape draw:style-name="gr6" draw:text-style-name="P23" xml:id="id79" draw:id="id79" svg:width="0.5016in" svg:height="0.5024in" svg:x="2.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3" xml:id="id77" draw:id="id77" svg:width="0.5031in" svg:height="0.5016in" svg:x="1.5035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232in" svg:height="0.2913in" svg:x="2.0035in" svg:y="1.2134in"><draw:text-box><text:p text:style-name="P24"><text:span text:style-name="T8">λ</text:span><text:span text:style-name="T9">|=</text:span></text:p></draw:text-box></draw:frame><draw:frame draw:style-name="gr3" draw:text-style-name="P26" svg:width="0.476in" svg:height="0.2913in" svg:x="1.5327in" svg:y="0.7134in"><draw:text-box><text:p text:style-name="P24"><text:span text:style-name="T7">*|@</text:span></text:p></draw:text-box></draw:frame><draw:custom-shape draw:style-name="gr6" draw:text-style-name="P23" xml:id="id80" draw:id="id80" svg:width="0.5016in" svg:height="0.5024in" svg:x="3.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3.6075in" svg:y="1.3547in"><draw:text-box><text:p text:style-name="P24"><text:span text:style-name="T7">4</text:span></text:p></draw:text-box></draw:frame><draw:custom-shape draw:style-name="gr8" draw:text-style-name="P23" svg:width="0.3016in" svg:height="0.3024in" svg:x="3.602in" svg:y="1.3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6098in" svg:y="1.3535in"><draw:text-box><text:p text:style-name="P24"><text:span text:style-name="T7">2</text:span></text:p></draw:text-box></draw:frame><draw:frame draw:style-name="gr3" draw:text-style-name="P26" svg:width="0.2921in" svg:height="0.2913in" svg:x="0.5035in" svg:y="0.7484in"><draw:text-box><text:p text:style-name="P24"><text:span text:style-name="T8">a</text:span></text:p></draw:text-box></draw:frame><draw:connector draw:style-name="gr2" draw:text-style-name="P28" draw:type="curve" svg:x1="1.9327in" svg:y1="1.3217in" svg:x2="1.5772in" svg:y2="1.3217in" draw:start-shape="id77" draw:start-glue-point="11" draw:end-shape="id77" draw:end-glue-point="5" svg:d="m4909 3357c0-1029-903-1029-903 0"><text:p/></draw:connector><draw:custom-shape draw:style-name="gr6" draw:text-style-name="P23" xml:id="id78" draw:id="id78" svg:width="0.5016in" svg:height="0.5016in" svg:x="0.502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0in" svg:y1="1.498in" svg:x2="0.502in" svg:y2="1.4992in" draw:end-shape="id78" draw:end-glue-point="6" svg:d="m0 3805 1275 3"><text:p/></draw:connector><draw:connector draw:style-name="gr18" draw:text-style-name="P28" draw:type="line" svg:x1="1.0035in" svg:y1="1.4992in" svg:x2="1.5035in" svg:y2="1.4992in" draw:start-shape="id78" draw:start-glue-point="10" draw:end-shape="id77" draw:end-glue-point="6" svg:d="m2549 3808h1270"><text:p/></draw:connector><draw:connector draw:style-name="gr2" draw:text-style-name="P28" draw:type="curve" svg:x1="0.9307in" svg:y1="1.3217in" svg:x2="0.5752in" svg:y2="1.3217in" draw:start-shape="id78" draw:start-glue-point="11" draw:end-shape="id78" draw:end-glue-point="5" svg:d="m2364 3357c0-1029-903-1029-903 0"><text:p/></draw:connector><draw:frame draw:style-name="gr3" draw:text-style-name="P26" svg:width="0.5295in" svg:height="0.2913in" svg:x="0.9744in" svg:y="1.2134in"><draw:text-box><text:p text:style-name="P24"><text:span text:style-name="T8">λ^@</text:span></text:p></draw:text-box></draw:frame><draw:frame draw:style-name="gr3" draw:text-style-name="P26" svg:width="0.2921in" svg:height="0.2913in" svg:x="0.6075in" svg:y="1.3571in"><draw:text-box><text:p text:style-name="P24"><text:span text:style-name="T7">1</text:span></text:p></draw:text-box></draw:frame><draw:frame draw:style-name="gr3" draw:text-style-name="P26" svg:width="0.2921in" svg:height="0.2913in" svg:x="2.6075in" svg:y="1.3547in"><draw:text-box><text:p text:style-name="P24"><text:span text:style-name="T7">3</text:span></text:p></draw:text-box></draw:frame><draw:connector draw:style-name="gr2" draw:text-style-name="P27" draw:type="line" svg:x1="2.0063in" svg:y1="1.4992in" svg:x2="2.502in" svg:y2="1.498in" draw:start-shape="id77" draw:start-glue-point="10" draw:end-shape="id79" draw:end-glue-point="6" svg:d="m5096 3808 1259-3"><text:p/></draw:connector><draw:connector draw:style-name="gr2" draw:text-style-name="P27" draw:type="line" svg:x1="3.0035in" svg:y1="1.498in" svg:x2="3.502in" svg:y2="1.498in" draw:start-shape="id79" draw:start-glue-point="10" draw:end-shape="id80" draw:end-glue-point="6" svg:d="m7629 3805h1266"><text:p/></draw:connector><draw:frame draw:style-name="gr3" draw:text-style-name="P26" svg:width="0.2823in" svg:height="0.2913in" svg:x="3.0035in" svg:y="1.2134in"><draw:text-box><text:p text:style-name="P24"><text:span text:style-name="T8">λ</text:span></text:p></draw:text-box></draw:frame><draw:connector draw:style-name="gr2" draw:text-style-name="P27" draw:type="curve" svg:x1="2.9307in" svg:y1="1.3201in" svg:x2="2.5752in" svg:y2="1.3201in" draw:start-shape="id79" draw:start-glue-point="11" draw:end-shape="id79" draw:end-glue-point="5" svg:d="m7444 3353c0-1033-903-1033-903 0"><text:p/></draw:connector><draw:frame draw:style-name="gr3" draw:text-style-name="P26" svg:width="0.2921in" svg:height="0.2913in" svg:x="2.5035in" svg:y="0.7134in"><draw:text-box><text:p text:style-name="P24"><text:span text:style-name="T8">a</text:span></text:p></draw:text-box></draw:frame></draw:g><draw:custom-shape draw:style-name="gr17" draw:text-style-name="P23" xml:id="id85" draw:id="id85" svg:width="0.5024in" svg:height="0.5016in" svg:x="6.7626in" svg:y="1.7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xml:id="id83" draw:id="id83" svg:width="0.5031in" svg:height="0.5016in" svg:x="5.7598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xml:id="id82" draw:id="id82" svg:width="0.5031in" svg:height="0.5016in" svg:x="5.7598in" svg:y="1.7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4307in" svg:height="0.4831in" svg:x="5.7957in" svg:y="0.752in"><draw:text-box><text:p text:style-name="P24"><text:span text:style-name="T7">1,2</text:span></text:p><text:p text:style-name="P24"><text:span text:style-name="T7">3,4</text:span></text:p></draw:text-box></draw:frame><draw:frame draw:style-name="gr3" draw:text-style-name="P28" svg:width="0.528in" svg:height="0.4831in" svg:x="5.7472in" svg:y="1.752in"><draw:text-box><text:p text:style-name="P31"><text:span text:style-name="T7">2,3=</text:span></text:p><text:p text:style-name="P31"><text:span text:style-name="T7">4=</text:span></text:p></draw:text-box></draw:frame><draw:custom-shape draw:style-name="gr14" draw:text-style-name="P23" xml:id="id84" draw:id="id84" svg:width="0.5024in" svg:height="0.5016in" svg:x="6.7602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 xml:id="id81" draw:id="id81" svg:width="0.5024in" svg:height="0.5016in" svg:x="4.7626in" svg:y="1.2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8" svg:width="0.6252in" svg:height="0.4831in" svg:x="4.7016in" svg:y="1.252in"><draw:text-box><text:p text:style-name="P31"><text:span text:style-name="T7">1,2,</text:span></text:p><text:p text:style-name="P31"><text:span text:style-name="T7">3=,4=</text:span></text:p></draw:text-box></draw:frame><draw:custom-shape draw:style-name="gr24" draw:text-style-name="P23" svg:width="0.3031in" svg:height="0.3031in" svg:x="5.8598in" svg:y="1.8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23" svg:width="0.3024in" svg:height="0.3031in" svg:x="4.8626in" svg:y="1.3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3" svg:width="0.3031in" svg:height="0.3031in" svg:x="5.8598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8" draw:type="line" svg:x1="4.2535in" svg:y1="1.4799in" svg:x2="4.7626in" svg:y2="1.4882in" draw:end-shape="id81" draw:end-glue-point="6" svg:d="m10804 3759 1293 21"><text:p/></draw:connector><draw:connector draw:style-name="gr22" draw:text-style-name="P28" draw:type="line" svg:x1="5.1909in" svg:y1="1.6661in" svg:x2="5.7598in" svg:y2="1.9882in" draw:start-shape="id81" draw:start-glue-point="9" draw:end-shape="id82" draw:end-glue-point="6" svg:d="m13185 4232 1445 818"><text:p/></draw:connector><draw:connector draw:style-name="gr22" draw:text-style-name="P28" draw:type="line" svg:x1="5.1909in" svg:y1="1.3102in" svg:x2="5.7598in" svg:y2="0.9882in" draw:start-shape="id81" draw:start-glue-point="11" draw:end-shape="id83" draw:end-glue-point="6" svg:d="m13185 3328 1445-818"><text:p/></draw:connector><draw:frame draw:style-name="gr3" draw:text-style-name="P26" svg:width="0.4307in" svg:height="0.2913in" svg:x="6.7957in" svg:y="0.8457in"><draw:text-box><text:p text:style-name="P24"><text:span text:style-name="T7">3,4</text:span></text:p></draw:text-box></draw:frame><draw:frame draw:style-name="gr3" draw:text-style-name="P26" svg:width="0.5697in" svg:height="0.2913in" svg:x="6.728in" svg:y="1.8472in"><draw:text-box><text:p text:style-name="P24"><text:span text:style-name="T7">2,3,4</text:span></text:p></draw:text-box></draw:frame><draw:custom-shape draw:style-name="gr23" draw:text-style-name="P23" svg:width="0.3024in" svg:height="0.3024in" svg:x="6.8626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3" svg:width="0.3024in" svg:height="0.3031in" svg:x="6.8602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2" draw:text-style-name="P28" draw:type="curve" svg:x1="6.189in" svg:y1="0.8102in" svg:x2="5.8335in" svg:y2="0.8102in" draw:start-shape="id83" draw:start-glue-point="11" draw:end-shape="id83" draw:end-glue-point="5" svg:d="m15720 2058c0-1028-903-1028-903 0"><text:p/></draw:connector><draw:connector draw:style-name="gr16" draw:text-style-name="P28" draw:type="curve" svg:x1="7.189in" svg:y1="0.8102in" svg:x2="6.8339in" svg:y2="0.8102in" draw:start-shape="id84" draw:start-glue-point="11" draw:end-shape="id84" draw:end-glue-point="5" svg:d="m18260 2058c0-1028-902-1028-902 0"><text:p/></draw:connector><draw:connector draw:style-name="gr22" draw:text-style-name="P28" draw:type="line" svg:x1="6.011in" svg:y1="1.239in" svg:x2="6.011in" svg:y2="1.7374in" draw:start-shape="id83" draw:start-glue-point="8" draw:end-shape="id82" draw:end-glue-point="4" svg:d="m15268 3147v1266"><text:p/></draw:connector><draw:connector draw:style-name="gr16" draw:text-style-name="P28" draw:type="line" svg:x1="6.189in" svg:y1="1.8102in" svg:x2="6.8339in" svg:y2="1.1661in" draw:start-shape="id82" draw:start-glue-point="11" draw:end-shape="id84" draw:end-glue-point="7" svg:d="m15720 4598 1638-1636"><text:p/></draw:connector><draw:connector draw:style-name="gr22" draw:text-style-name="P28" draw:type="curve" svg:x1="5.1909in" svg:y1="1.3102in" svg:x2="4.8362in" svg:y2="1.3102in" draw:start-shape="id81" draw:start-glue-point="11" draw:end-shape="id81" draw:end-glue-point="5" svg:d="m13185 3328c0-1028-901-1028-901 0"><text:p/></draw:connector><draw:connector draw:style-name="gr16" draw:text-style-name="P28" draw:type="line" svg:x1="7.0138in" svg:y1="1.739in" svg:x2="7.0118in" svg:y2="1.239in" draw:start-shape="id85" draw:start-glue-point="4" draw:end-shape="id84" draw:end-glue-point="8" svg:d="m17815 4417-5-1270"><text:p/></draw:connector><draw:frame draw:style-name="gr3" draw:text-style-name="P28" svg:width="0.6433in" svg:height="0.4831in" svg:x="4.6091in" svg:y="0.5in"><draw:text-box><text:p text:style-name="P31"><text:span text:style-name="T7">^@</text:span></text:p><text:p text:style-name="P31"><text:span text:style-name="T7">a,a|@</text:span></text:p></draw:text-box></draw:frame><draw:frame draw:style-name="gr3" draw:text-style-name="P26" svg:width="0.6795in" svg:height="0.4831in" svg:x="5.161in" svg:y="0.75in"><draw:text-box><text:p text:style-name="P24"><text:span text:style-name="T7">a|=,a|*</text:span></text:p><text:p text:style-name="P32"><text:span text:style-name="T7">^@</text:span></text:p></draw:text-box></draw:frame><draw:frame draw:style-name="gr3" draw:text-style-name="P28" svg:width="0.6433in" svg:height="0.4831in" svg:x="5.7535in" svg:y="0in"><draw:text-box><text:p text:style-name="P31"><text:span text:style-name="T7">^@</text:span></text:p><text:p text:style-name="P31"><text:span text:style-name="T7">a,a|@</text:span></text:p></draw:text-box></draw:frame><draw:frame draw:style-name="gr3" draw:text-style-name="P26" svg:width="0.2921in" svg:height="0.2913in" svg:x="6.9626in" svg:y="0.222in"><draw:text-box><text:p text:style-name="P24"><text:span text:style-name="T7">a</text:span></text:p></draw:text-box></draw:frame><draw:frame draw:style-name="gr3" draw:text-style-name="P26" svg:width="0.5043in" svg:height="0.4831in" svg:x="5.0425in" svg:y="1.722in"><draw:text-box><text:p text:style-name="P24"><text:span text:style-name="T7">b|@</text:span></text:p><text:p text:style-name="P24"><text:span text:style-name="T7">^@</text:span></text:p></draw:text-box></draw:frame><draw:frame draw:style-name="gr3" draw:text-style-name="P26" svg:width="0.476in" svg:height="0.2913in" svg:x="5.278in" svg:y="2.25in"><draw:text-box><text:p text:style-name="P24"><text:span text:style-name="T7">*|@</text:span></text:p></draw:text-box></draw:frame><draw:frame draw:style-name="gr3" draw:text-style-name="P26" svg:width="0.798in" svg:height="0.2913in" svg:x="5.5035in" svg:y="1.222in"><draw:text-box><text:p text:style-name="P24"><text:span text:style-name="T7">b|@ ^@</text:span></text:p></draw:text-box></draw:frame><draw:frame draw:style-name="gr3" draw:text-style-name="P26" svg:width="0.5043in" svg:height="0.2913in" svg:x="7.0035in" svg:y="2.4646in"><draw:text-box><text:p text:style-name="P24"><text:span text:style-name="T7">a|@</text:span></text:p></draw:text-box></draw:frame><draw:frame draw:style-name="gr3" draw:text-style-name="P26" svg:width="0.3996in" svg:height="0.2913in" svg:x="6.2535in" svg:y="1.9646in"><draw:text-box><text:p text:style-name="P24"><text:span text:style-name="T7">a|*</text:span></text:p></draw:text-box></draw:frame><draw:frame draw:style-name="gr3" draw:text-style-name="P26" svg:width="0.4323in" svg:height="0.2913in" svg:x="6.322in" svg:y="1.472in"><draw:text-box><text:p text:style-name="P24"><text:span text:style-name="T7">a|=</text:span></text:p></draw:text-box></draw:frame><draw:frame draw:style-name="gr3" draw:text-style-name="P26" svg:width="0.2921in" svg:height="0.2913in" svg:x="7.0035in" svg:y="1.4366in"><draw:text-box><text:p text:style-name="P24"><text:span text:style-name="T7">a</text:span></text:p></draw:text-box></draw:frame><draw:connector draw:style-name="gr2" draw:text-style-name="P28" draw:type="curve" svg:x1="7.0138in" svg:y1="2.2402in" svg:x2="7.2646in" svg:y2="1.9898in" draw:start-shape="id85" draw:start-glue-point="8" draw:end-shape="id85" draw:end-glue-point="10" svg:d="m17815 5690c0 753 570 628 918 281s470-917-281-917"><text:p/></draw:connector><draw:connector draw:style-name="gr2" draw:text-style-name="P28" draw:type="curve" svg:x1="7.0138in" svg:y1="2.2402in" svg:x2="6.189in" svg:y2="2.1661in" draw:start-shape="id85" draw:start-glue-point="8" draw:end-shape="id82" draw:end-glue-point="9" svg:d="m17815 5690c0 753-2095 849-2095-188"><text:p/></draw:connector><draw:connector draw:style-name="gr2" draw:text-style-name="P28" draw:type="curve" svg:x1="6.011in" svg:y1="2.239in" svg:x2="5.7598in" svg:y2="1.9882in" draw:start-shape="id82" draw:start-glue-point="8" draw:end-shape="id82" draw:end-glue-point="6" svg:d="m15268 5687c0 753-570 628-917 280s-473-917 279-917"><text:p/></draw:connector><draw:connector draw:style-name="gr2" draw:text-style-name="P28" draw:type="curve" svg:x1="6.2626in" svg:y1="1.9882in" svg:x2="6.7626in" svg:y2="1.9898in" draw:start-shape="id82" draw:start-glue-point="10" draw:end-shape="id85" draw:end-glue-point="6" svg:d="m15907 5050c952 0 317 4 1270 4"><text:p/></draw:connector><draw:frame draw:style-name="gr3" draw:text-style-name="P26" svg:width="0.5043in" svg:height="0.2913in" svg:x="6.2535in" svg:y="2.4646in"><draw:text-box><text:p text:style-name="P24"><text:span text:style-name="T7">b|@</text:span></text:p></draw:text-box></draw:frame></draw:g>Illustration <text:sequence text:ref-name="refIllustration17" text:name="Illustration" text:formula="ooow:Illustration+1" style:num-format="1">18</text:sequence>: NFA (left) and DFA (right) for a*\@a*</text:p></draw:text-box></draw:frame></text:p>
      <text:p text:style-name="P5">Looking at <text:sequence-ref text:reference-format="category-and-value" text:ref-name="refIllustration17">Illustration 18</text:sequence-ref> and <text:sequence-ref text:reference-format="category-and-value" text:ref-name="refTable12">Table 13</text:sequence-ref> we can see the existence of two pairs of states with the same set of NFA states 1(2,3|=,4|=), 1(2),3(4) and 2(3|=,4|=), 2,3(4). <text:s/>Each of these pairs differ in two ways. <text:s/>For each pair one is conditionally accepting and one is not, and one has a transition on |= and the other does not. <text:s/>We need to examine what is happening to determine why this warrants a new state and when it doesn't.</text:p>
      <text:p text:style-name="P5"/>
      <text:p text:style-name="P5">The start state 1,(2,3|=,4|=) and its twin 1(2),3(4) cover the case where input and variable consist only of 'a's. <text:s/>The start state covers the cases where the input terminates on a variable match. <text:s/>Its twin covers input conditions where at least one potential variable match has been encountered, meaning the requirement that the variable exists has been met and a match is guaranteed as long as the remaining input consists of 'a's.</text:p>
      <text:p text:style-name="P5"/>
      <text:p text:style-name="P5">If these two states where combined into a single state we need to determine whether the resultant state would conditionally accept. <text:s/>If it was not conditionally accepting then any set of input that just consisted of 'a's would be accepted as long as the variable contained just 'a's as well. <text:s/>However this would lead to incorrect matches when the variables length is longer than the input.</text:p>
      <text:p text:style-name="P5"><text:soft-page-break/></text:p>
      <text:p text:style-name="P5">The alternate case of making the combined state conditionally accepting is more interesting, as it actually will work for a single valued variable. <text:s/>To explain why the state split is done we need to look at the 'b|@' transition out of 1(2),3(4). <text:s/>The transition of 'b|@' out of 1(2),3(4) may seem strange in that we known 1(2),3(4) can only be reached if the variable transitioned on only contains 'a's. <text:s/>However the subset construction doesn't have a memory so it doesn't take the previous condition into account, nor is there anything in the rules that prevents a variable that is partially matched from containing a 'b'.</text:p>
      <text:p text:style-name="P5"/>
      <text:p text:style-name="P5">The extended subset construction supports multivalued variables, the only requirements are that when a variable match is instantiated, all its potential match values are instantiated and that the acceptance check tests multiple values for acceptance. <text:s/>The state will then match and consume all potential values discarding those that can not match at the given position.</text:p>
      <text:p text:style-name="P5"/>
      <text:p text:style-name="P5">The other peculiarity for to examine from {1,2,3,4} is that it doesn't have a |* transition despite being a variable consuming state with |@ transitions. <text:s/>To understand why this occurs, we need to look at how we have extended the NFA and subset construction.</text:p>
      <text:p text:style-name="P5">We begin by examining what happens when transitioning into a variable consuming state. <text:s/>On entry the variable state tests for a match before any |@ transitions can occur, this is shown by <text:s/>λ-closure on the entry transition. <text:s/>The subset construction has two sets of states it needs to simulate for this transition, the variable state, and the set of state conditionally reachable via <text:s/>λ-closure. <text:s/>The modified <text:s/>λ-closure ensures that this case is covered and that states reached via the conditional transition are marked so. <text:s/>Accept states that are marked as |= have their acceptance become conditional as well as, they are only valid as long as the condition is met. <text:s/>Since |@ and hence |* transition possibilities can't occur yet all cases have been covered.</text:p>
      <text:p text:style-name="P5"/>
      <text:p text:style-name="P5">Looking at the transitions once we have entered the variable consuming state, there two options the |@ transition and the <text:s/>λ-closure set of states. <text:s/>The |@ transition always transitions back to the NFA variable consuming state, so any DFA state reach via |@ will contain it and its <text:s/>λ-closure set of states. <text:s/>The |= transition comes from states from the <text:s/>λ-closure set. <text:s/>If a state in that λ-closure set does not have any transitions of its own then there are no |= transitions for it to contribute, at most it will contribute a conditional accept. <text:s/>If it does have a transition the we have a |= transition and hence also a |* transition.</text:p>
      <text:p text:style-name="P5"/>
      <text:p text:style-name="P5">Looking at <text:sequence-ref text:reference-format="category-and-value" text:ref-name="refIllustration17">Illustration 18</text:sequence-ref> we see that NFA state 3 has a transition on 'a' and the <text:s/>λ-closure for a|@ in <text:sequence-ref text:reference-format="category-and-value" text:ref-name="refTable12">Table 13</text:sequence-ref> reflects this as well. <text:s/>The |= and |* transitions are present for {1(2,3|=,4|=)} and are missing for {1(2),3(4)}. <text:s/>The reason lies in the conditionals marked on the states, that makes these two state different. <text:s/>State {1(2,3|=,4|=)} represents being in 4 different NFA states, 3 and 4 conditionally so, where state {1(2),3(4)} represents being in the same set of NFA states but with no condition. <text:s/>From these states we then do a breadth first walk to the next set of states. {1} → {1,2,3,4)}, {2} → {2,3,4}, and {3} → {3,4}. <text:s/>So the final set of states that we can be in is {1,2,3,4}, however for some of these states we have paths that are both conditional and unconditional. <text:s/>We can reach 3 and 4 conditionally but we can also reach them unconditionally, meaning we will always reach them whether the condition is true or not, effectively making the condition meaningless. The conditional transitions that overlap with no conditional transition can be removed. <text:s/>The remaining set including conditions represent a unique combination to reach the set of states. <text:s/>In the case of case of {1(2),3(4)} all conditions have been removed, but it is unique from its sibling {1(2,3|=,4|=)} because it can only be reach under different conditions, and that must be reflected. <text:s/>Hence {1(2,3|=,4|=)} and {1(2),3(4)} become distinct states in the DFA.</text:p>
      <text:p text:style-name="P5"/>
      <text:p text:style-name="P5">What happens if we do |= and |* transitions that are removed. <text:s/>Ie show what happens when we treat <text:soft-page-break/>{1(2),3(4)} as {1(2,3|=,4|=),2(3|=,4|=),3(4)}. <text:s/>But the example doesn't really argue the generic case.</text:p>
      <table:table table:name="Table13" table:style-name="Table13">
        <table:table-column table:style-name="Table13.A" table:number-columns-repeated="6"/>
        <table:table-column table:style-name="Table13.G"/>
        <table:table-row>
          <table:table-cell table:style-name="Table13.A1" office:value-type="string">
            <text:p text:style-name="Table_20_Contents">DFA State</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a|=</text:p>
          </table:table-cell>
          <table:table-cell table:style-name="Table13.A1" office:value-type="string">
            <text:p text:style-name="Table_20_Contents">b</text:p>
          </table:table-cell>
          <table:table-cell table:style-name="Table13.A1" office:value-type="string">
            <text:p text:style-name="Table_20_Contents">b|@</text:p>
          </table:table-cell>
          <table:table-cell table:style-name="Table13.G1" office:value-type="string">
            <text:p text:style-name="Table_20_Contents">b|=</text:p>
          </table:table-cell>
        </table:table-row>
        <table:table-row>
          <table:table-cell table:style-name="Table13.A2" office:value-type="string">
            <text:p text:style-name="Table_20_Contents">1,(2,3|=,4|=),</text:p>
            <text:p text:style-name="Table_20_Contents">2(3|=,4|=),</text:p>
            <text:p text:style-name="Table_20_Contents">3(4)</text:p>
          </table:table-cell>
          <table:table-cell table:style-name="Table13.A2" office:value-type="string">
            <text:p text:style-name="Table_20_Contents">1(2,3|=,4|=)</text:p>
            <text:p text:style-name="Table_20_Contents"/>
            <text:p text:style-name="Table_20_Contents">3(4)</text:p>
          </table:table-cell>
          <table:table-cell table:style-name="Table13.A2" office:value-type="string">
            <text:p text:style-name="Table_20_Contents">2(3|=,4|=)</text:p>
            <text:p text:style-name="Table_20_Contents">2(3|=,4|=)</text:p>
          </table:table-cell>
          <table:table-cell table:style-name="Table13.A2" office:value-type="string">
            <text:p text:style-name="Table_20_Contents">3(4)</text:p>
            <text:p text:style-name="Table_20_Contents">3(4)</text:p>
          </table:table-cell>
          <table:table-cell table:style-name="Table13.A2" office:value-type="string">
            <text:p text:style-name="Table_20_Contents"/>
          </table:table-cell>
          <table:table-cell table:style-name="Table13.A2" office:value-type="string">
            <text:p text:style-name="Table_20_Contents">2(3|=,4|=)</text:p>
            <text:p text:style-name="Table_20_Contents">2(3|=,4|=)</text:p>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G2" office:value-type="string">
            <text:p text:style-name="Table_20_Contents"/>
          </table:table-cell>
        </table:table-row>
      </table:table>
      <text:p text:style-name="P5"/>
      <table:table table:name="Table14" table:style-name="Table14">
        <table:table-column table:style-name="Table14.A"/>
        <table:table-column table:style-name="Table14.B"/>
        <table:table-column table:style-name="Table14.C" table:number-columns-repeated="6"/>
        <table:table-column table:style-name="Table14.I"/>
        <table:table-row>
          <table:table-cell table:style-name="Table14.A1" office:value-type="string">
            <text:p text:style-name="Table_20_Contents"/>
          </table:table-cell>
          <table:table-cell table:style-name="Table14.A1" office:value-type="string">
            <text:p text:style-name="Table_20_Contents">a - a</text:p>
          </table:table-cell>
          <table:table-cell table:style-name="Table14.A1" office:value-type="string">
            <text:p text:style-name="Table_20_Contents">a|@ - a | a|@</text:p>
          </table:table-cell>
          <table:table-cell table:style-name="Table14.A1" office:value-type="string">
            <text:p text:style-name="Table_20_Contents">a|= - a + a|=</text:p>
          </table:table-cell>
          <table:table-cell table:style-name="Table14.A1" office:value-type="string">
            <text:p text:style-name="Table_20_Contents">a|* - a + a|@ + a|=</text:p>
          </table:table-cell>
          <table:table-cell table:style-name="Table14.A1" office:value-type="string">
            <text:p text:style-name="Table_20_Contents">b - b</text:p>
          </table:table-cell>
          <table:table-cell table:style-name="Table14.A1" office:value-type="string">
            <text:p text:style-name="Table_20_Contents">b|@ - b + b|@</text:p>
          </table:table-cell>
          <table:table-cell table:style-name="Table14.A1" office:value-type="string">
            <text:p text:style-name="Table_20_Contents">b|= - b + b|=</text:p>
          </table:table-cell>
          <table:table-cell table:style-name="Table14.I1" office:value-type="string">
            <text:p text:style-name="Table_20_Contents">b|* - b + b|@ + b|=</text:p>
          </table:table-cell>
        </table:table-row>
        <table:table-row>
          <table:table-cell table:style-name="Table14.A2" office:value-type="string">
            <text:p text:style-name="Table_20_Contents">1,2,3|=,4|=,</text:p>
            <text:p text:style-name="Table_20_Contents">3,4</text:p>
            <text:p text:style-name="Table_20_Contents"/>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1,2,3|=,</text:p>
            <text:p text:style-name="Table_20_Contents">4|=,3,4</text:p>
          </table:table-cell>
          <table:table-cell table:style-name="Table14.A2" office:value-type="string">
            <text:p text:style-name="Table_20_Contents"/>
          </table:table-cell>
          <table:table-cell table:style-name="Table14.A2" office:value-type="string">
            <text:p text:style-name="Table_20_Contents">2(3|=,4|=)</text:p>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1(2),3(4)</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row>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I2" office:value-type="string">
            <text:p text:style-name="Table_20_Contents"/>
          </table:table-cell>
        </table:table-row>
      </table:table>
      <text:p text:style-name="P5"/>
      <text:p text:style-name="P5">|@ move pointer state |= removes them from stack</text:p>
      <text:p text:style-name="P5"/>
      <text:p text:style-name="P5">&lt;&lt; this whole argument sequence is weak and needs to be reworked/expanded &gt;&gt;</text:p>
      <text:p text:style-name="P5">&lt;&lt; this doesn't really explain why the a|@ conditional transition remains. <text:s/>The answer is |= and |* are tighed to the accept state, while |@ isn't. <text:s/>This comes out of the design decision to all null valued vars <text:s/>and λ|= transitions instead of taking the |= transition from the character of the variable. <text:s/>This is also the reason conditional accept states exist. &gt;&gt;</text:p>
      <text:p text:style-name="P5"/>
      <table:table table:name="Table11" table:style-name="Table11">
        <table:table-column table:style-name="Table11.A" table:number-columns-repeated="6"/>
        <table:table-column table:style-name="Table11.G"/>
        <table:table-row>
          <table:table-cell table:style-name="Table11.A1" office:value-type="string">
            <text:p text:style-name="Table_20_Heading">DFA State</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b</text:p>
          </table:table-cell>
          <table:table-cell table:style-name="Table11.A1" office:value-type="string">
            <text:p text:style-name="Table_20_Heading">b|@</text:p>
          </table:table-cell>
          <table:table-cell table:style-name="Table11.G1" office:value-type="string">
            <text:p text:style-name="Table_20_Heading">b|=</text:p>
          </table:table-cell>
        </table:table-row>
        <table:table-row>
          <table:table-cell table:style-name="Table11.A2" office:value-type="string">
            <text:p text:style-name="P1">1(2,3|=,4|=)</text:p>
          </table:table-cell>
          <table:table-cell table:style-name="Table11.A2" office:value-type="string">
            <text:p text:style-name="P1">1(2,3|=,4|=)</text:p>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1(2),3(4)</text:p>
          </table:table-cell>
          <table:table-cell table:style-name="Table11.A2" office:value-type="string">
            <text:p text:style-name="P1">1(2,3|=,4|=)</text:p>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G2" office:value-type="string">
            <text:p text:style-name="P1"/>
          </table:table-cell>
        </table:table-row>
      </table:table>
      <text:p text:style-name="P9">Table <text:sequence text:ref-name="refTable12" text:name="Table" text:formula="ooow:Table+1" style:num-format="1">13</text:sequence>: Subset construction for a*\@a*</text:p>
      <text:p text:style-name="P5">Examining the pair of 2(3|=,4|=) and 2,3(4) we see a very similar situation, except that the two states handle 'b' as input as well has 'a's. If the two were merged ???</text:p>
      <text:p text:style-name="P5"/>
      <text:p text:style-name="P5">What, why is there conditional accept and |= off the same state.</text:p>
      <text:p text:style-name="P5"/>
      <text:p text:style-name="P5"/>
      <text:p text:style-name="P5"/>
      <text:p text:style-name="P5"><text:soft-page-break/>is the split only based on accept states that are conditional</text:p>
      <text:list xml:id="list1526109965" text:style-name="L5">
        <text:list-item>
          <text:p text:style-name="P14">no, it may result in alternate transitions</text:p>
        </text:list-item>
        <text:list-item>
          <text:p text:style-name="P14"/>
        </text:list-item>
      </text:list>
      <text:p text:style-name="P5"/>
      <text:p text:style-name="P5"/>
      <text:p text:style-name="P5">Example 9: <text:s/>a variable followed by a variable (\@\@)</text:p>
      <text:p text:style-name="P5"/>
      <text:p text:style-name="P5">Example 10: a variable or a variable (\@|\@)</text:p>
      <text:p text:style-name="P5"/>
      <text:p text:style-name="P5">Example 11: a variable or a variable offset so that match does not begin the same (\@|a\@)</text:p>
      <text:p text:style-name="P5"/>
      <text:p text:style-name="P5"/>
      <text:p text:style-name="P5"/>
      <text:p text:style-name="P5">looking for the longest match that is not anchored at the tail (all input consumed), </text:p>
      <text:p text:style-name="P5"/>
      <text:p text:style-name="P5"/>
      <text:p text:style-name="P5"/>
      <text:p text:style-name="Standard">Two var example where same var has 1 variable is in accept and another isn't on the dfa state so that accept condition and consumption set are different.</text:p>
      <text:p text:style-name="Standard"/>
      <text:p text:style-name="Standard">Example?: A pattern matching a variable followed by the same variable (\@\@)</text:p>
      <text:p text:style-name="Standard"/>
      <text:p text:style-name="Standard"/>
      <text:p text:style-name="Standard">Example 4: A pattern matching the letter 'a' followed by a variable (a\@)</text:p>
      <text:p text:style-name="Standard"/>
      <text:p text:style-name="Standard">Example 5: A pattern matching any text followed by a variable (.*\@)</text:p>
      <text:p text:style-name="Standard"/>
      <text:p text:style-name="Standard">Example 5.1: A pattern matching an arbitrary number of “a”s followed by a variable (a*\@)</text:p>
      <text:p text:style-name="Standard"/>
      <text:p text:style-name="Standard">Example 6: A pattern matching </text:p>
      <text:p text:style-name="Standard"/>
      <text:p text:style-name="Standard">pattern with 2 variables</text:p>
      <text:p text:style-name="Standard">extend syntax to allow for multiple variables.</text:p>
      <text:p text:style-name="Standard"/>
      <text:p text:style-name="Standard"/>
      <text:p text:style-name="Standard">Section on Implementing extended DFAs with variable matching</text:p>
      <text:p text:style-name="Standard"/>
      <text:p text:style-name="Standard"/>
      <text:p text:style-name="Standard">Extending the Aho Cohsec DFA construction algorithm from the Dragon Book</text:p>
      <text:list xml:id="list911236802" text:style-name="L6">
        <text:list-item>
          <text:p text:style-name="P15">followpos computes an NFA without eps transitions</text:p>
          <text:list>
            <text:list-item>
              <text:p text:style-name="P15">model \@ transition after .*</text:p>
            </text:list-item>
            <text:list-item>
              <text:p text:style-name="P15">carry |= conditional through, maybe store in two sets</text:p>
            </text:list-item>
            <text:list-item>
              <text:p text:style-name="P15">at the end of followpos we have NFA with no lambda or conditional lambda transitions but we have conditional states and variable states that will lead to conditional transitions</text:p>
            </text:list-item>
          </text:list>
        </text:list-item>
        <text:list-item>
          <text:p text:style-name="P15">compute DFA from followpos</text:p>
          <text:list>
            <text:list-item>
              <text:p text:style-name="P15">states marked as conditional add conditional transitions</text:p>
            </text:list-item>
            <text:list-item>
              <text:p text:style-name="P15">conditional transitions stored as extra entries in table</text:p>
            </text:list-item>
            <text:list-item>
              <text:p text:style-name="P15">split </text:p>
              <text:p text:style-name="P15"><text:soft-page-break/></text:p>
            </text:list-item>
          </text:list>
        </text:list-item>
      </text:list>
      <text:p text:style-name="Standard">??? Section on Implementation details</text:p>
      <text:p text:style-name="Standard"/>
      <text:p text:style-name="Standard"/>
      <text:p text:style-name="Standard">Backreferences and multivalued variables.</text:p>
      <text:p text:style-name="Standard"/>
      <text:p text:style-name="Standard">??? how to work this in</text:p>
      <text:p text:style-name="Standard">Beyond providing the special case ability to have efficient pattern matching with late bound variables this provides the back half of an implementation needed to deal with back references, which are a widely used feature in advanced pattern matching.</text:p>
      <text:p text:style-name="Standard"/>
      <text:p text:style-name="Standard">Modeling as an NFA</text:p>
      <text:p text:style-name="Standard">??? First Example – showing how to model it and put it together with other NFA components ???</text:p>
      <text:p text:style-name="Standard"><draw:g text:anchor-type="paragraph" draw:z-index="0" draw:style-name="gr1"><draw:connector draw:style-name="gr2" draw:text-style-name="P23" draw:type="line" svg:x1="1.7516in" svg:y1="0.787in" svg:x2="2.5in" svg:y2="0.787in" draw:start-shape="id1" draw:start-glue-point="10" draw:end-shape="id2" draw:end-glue-point="6" svg:d="m4449 1999h1901"><text:p/></draw:connector><draw:connector draw:style-name="gr2" draw:text-style-name="P23" draw:type="line" svg:x1="3.0016in" svg:y1="0.787in" svg:x2="3.7484in" svg:y2="0.787in" draw:start-shape="id2" draw:start-glue-point="10" draw:end-shape="id3" draw:end-glue-point="6" svg:d="m7624 1999h1897"><text:p/></draw:connector><draw:connector draw:style-name="gr2" draw:text-style-name="P23" draw:type="curve" svg:x1="2.9283in" svg:y1="0.6091in" svg:x2="2.5728in" svg:y2="0.6091in" draw:start-shape="id2" draw:start-glue-point="11" draw:end-shape="id2" draw:end-glue-point="5" svg:d="m7438 1547c0-1028-903-1028-903 0"><text:p/></draw:connector><draw:frame draw:style-name="gr3" draw:text-style-name="P25" svg:width="0.2921in" svg:height="0.2913in" svg:x="0.7091in" svg:y="0.5008in"><draw:text-box><text:p text:style-name="P24"><text:span text:style-name="T6">a</text:span></text:p></draw:text-box></draw:frame><draw:frame draw:style-name="gr3" draw:text-style-name="P26" svg:width="0.2921in" svg:height="0.2913in" svg:x="4.4591in" svg:y="0.5008in"><draw:text-box><text:p text:style-name="P24"><text:span text:style-name="T7">b</text:span></text:p></draw:text-box></draw:frame><draw:connector draw:style-name="gr2" draw:text-style-name="P27" draw:type="line" svg:x1="0.5016in" svg:y1="0.7854in" svg:x2="1.25in" svg:y2="0.7866in" draw:start-shape="id4" draw:start-glue-point="10" draw:end-shape="id1" draw:end-glue-point="6" svg:d="m1274 1995 1901 3"><text:p/></draw:connector><draw:connector draw:style-name="gr2" draw:text-style-name="P27" draw:type="line" svg:x1="4.25in" svg:y1="0.787in" svg:x2="4.9984in" svg:y2="0.787in" draw:start-shape="id3" draw:start-glue-point="10" draw:end-shape="id5" draw:end-glue-point="3" svg:d="m10795 1999h1901"><text:p/></draw:connector><draw:frame draw:style-name="gr4" draw:text-style-name="P26" svg:width="0.2815in" svg:height="0.2913in" svg:x="1.9689in" svg:y="0.5008in"><draw:text-box><text:p text:style-name="P24"><text:span text:style-name="T8">λ</text:span></text:p></draw:text-box></draw:frame><draw:frame draw:style-name="gr3" draw:text-style-name="P26" svg:width="0.5067in" svg:height="0.2913in" svg:x="3in" svg:y="0.5008in"><draw:text-box><text:p text:style-name="P24"><text:span text:style-name="T8">λ</text:span><text:span text:style-name="T9">|v=</text:span></text:p></draw:text-box></draw:frame><draw:frame draw:style-name="gr3" draw:text-style-name="P26" svg:width="0.4823in" svg:height="0.2913in" svg:x="2.4673in" svg:y="0.0008in"><draw:text-box><text:p text:style-name="P24"><text:span text:style-name="T7">*|v</text:span><text:span text:style-name="T8">≠</text:span></text:p></draw:text-box></draw:frame><draw:g draw:style-name="gr5"><draw:custom-shape draw:style-name="gr6" draw:text-style-name="P23" xml:id="id4" draw:id="id4" svg:width="0.5016in" svg:height="0.5016in" svg:x="0in" svg:y="0.5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0.1055in" svg:y="0.6433in"><draw:text-box><text:p text:style-name="P24"><text:span text:style-name="T7">1</text:span></text:p></draw:text-box></draw:frame></draw:g><draw:g draw:style-name="gr5"><draw:custom-shape draw:style-name="gr6" draw:text-style-name="P23" xml:id="id1" draw:id="id1" svg:width="0.5016in" svg:height="0.5016in" svg:x="1.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3555in" svg:y="0.6445in"><draw:text-box><text:p text:style-name="P24"><text:span text:style-name="T7">2</text:span></text:p></draw:text-box></draw:frame></draw:g><draw:g draw:style-name="gr5"><draw:custom-shape draw:style-name="gr7" draw:text-style-name="P23" xml:id="id2" draw:id="id2" svg:width="0.5016in" svg:height="0.5016in" svg:x="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55in" svg:y="0.6445in"><draw:text-box><text:p text:style-name="P24"><text:span text:style-name="T7">3</text:span></text:p></draw:text-box></draw:frame></draw:g><draw:g draw:style-name="gr5"><draw:custom-shape draw:style-name="gr6" draw:text-style-name="P23" xml:id="id3" draw:id="id3" svg:width="0.5016in" svg:height="0.5016in" svg:x="3.74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3.8543in" svg:y="0.6445in"><draw:text-box><text:p text:style-name="P24"><text:span text:style-name="T7">4</text:span></text:p></draw:text-box></draw:frame></draw:g><draw:g draw:style-name="gr5"><draw:g draw:style-name="gr5" xml:id="id5" draw:id="id5"><draw:custom-shape draw:style-name="gr6" draw:text-style-name="P23" svg:width="0.5016in" svg:height="0.5016in" svg:x="4.99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5.0984in" svg:y="0.6362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26" svg:width="0.2921in" svg:height="0.2913in" svg:x="5.1043in" svg:y="0.6445in"><draw:text-box><text:p text:style-name="P24"><text:span text:style-name="T7">5</text:span></text:p></draw:text-box></draw:frame></draw:g><draw:connector draw:style-name="gr2" draw:text-style-name="P23" draw:type="line" svg:x1="3in" svg:y1="2.2854in" svg:x2="3.75in" svg:y2="2.2854in" draw:start-shape="id6" draw:start-glue-point="10" draw:end-shape="id7" draw:end-glue-point="3" svg:d="m7620 5805h1905"><text:p/></draw:connector><draw:connector draw:style-name="gr2" draw:text-style-name="P23" draw:type="curve" svg:x1="2.9272in" svg:y1="2.1075in" svg:x2="2.5717in" svg:y2="2.1075in" draw:start-shape="id6" draw:start-glue-point="11" draw:end-shape="id6" draw:end-glue-point="5" svg:d="m7435 5353c0-1028-903-1028-903 0"><text:p/></draw:connector><draw:frame draw:style-name="gr3" draw:text-style-name="P25" svg:width="0.2921in" svg:height="0.2913in" svg:x="1.9591in" svg:y="2.0008in"><draw:text-box><text:p text:style-name="P24"><text:span text:style-name="T6">a</text:span></text:p></draw:text-box></draw:frame><draw:connector draw:style-name="gr2" draw:text-style-name="P27" draw:type="line" svg:x1="1.75in" svg:y1="2.2866in" svg:x2="2.4984in" svg:y2="2.2854in" draw:start-shape="id8" draw:start-glue-point="10" draw:end-shape="id9" draw:end-glue-point="3" svg:d="m4445 5808 1901-3"><text:p/></draw:connector><draw:frame draw:style-name="gr3" draw:text-style-name="P26" svg:width="0.5161in" svg:height="0.2913in" svg:x="3in" svg:y="2.0008in"><draw:text-box><text:p text:style-name="P24"><text:span text:style-name="T8">b</text:span><text:span text:style-name="T9">|v=</text:span></text:p></draw:text-box></draw:frame><draw:frame draw:style-name="gr3" draw:text-style-name="P26" svg:width="0.4823in" svg:height="0.2913in" svg:x="2.5189in" svg:y="1.5008in"><draw:text-box><text:p text:style-name="P24"><text:span text:style-name="T7">*|v</text:span><text:span text:style-name="T8">≠</text:span></text:p></draw:text-box></draw:frame><draw:g draw:style-name="gr5"><draw:custom-shape draw:style-name="gr6" draw:text-style-name="P23" xml:id="id8" draw:id="id8" svg:width="0.5016in" svg:height="0.5016in" svg:x="1.2484in" svg:y="2.0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1.3543in" svg:y="2.1445in"><draw:text-box><text:p text:style-name="P24"><text:span text:style-name="T7">1</text:span></text:p></draw:text-box></draw:frame></draw:g><draw:g draw:style-name="gr5" xml:id="id9" draw:id="id9"><draw:custom-shape draw:style-name="gr7" draw:text-style-name="P23" xml:id="id6" draw:id="id6" svg:width="0.5016in" svg:height="0.5016in" svg:x="2.4984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6" svg:width="0.2921in" svg:height="0.2913in" svg:x="2.6043in" svg:y="2.1433in"><draw:text-box><text:p text:style-name="P24"><text:span text:style-name="T7">3</text:span></text:p></draw:text-box></draw:frame></draw:g><draw:g draw:style-name="gr5" xml:id="id7" draw:id="id7"><draw:g draw:style-name="gr5"><draw:custom-shape draw:style-name="gr6" draw:text-style-name="P23" svg:width="0.5016in" svg:height="0.5016in" svg:x="3.75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 svg:width="0.3016in" svg:height="0.3016in" svg:x="3.85in" svg:y="2.1346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26" svg:width="0.2921in" svg:height="0.2913in" svg:x="3.8555in" svg:y="2.1433in"><draw:text-box><text:p text:style-name="P24"><text:span text:style-name="T7">5</text:span></text:p></draw:text-box></draw:frame></draw:g></draw:g></text:p>
      <text:p text:style-name="Standard">Second example overlapping leading chars that could cause alternate evals</text:p>
      <text:p text:style-name="Standard"/>
      <text:p text:style-name="Standard">Third trailing chars causing expansion</text:p>
      <text:p text:style-name="Standard"/>
      <text:p text:style-name="Standard"/>
      <text:p text:style-name="Standard">fourth example, two alternating paths with the same variable slightly offset (multiple activations)</text:p>
      <text:p text:style-name="Standard"/>
      <text:p text:style-name="Standard">Fith example multiple variables</text:p>
      <text:p text:style-name="Standard"/>
      <text:p text:style-name="Standard">Converting to a DFA</text:p>
      <text:list xml:id="list1163201855" text:style-name="L7">
        <text:list-item>
          <text:p text:style-name="P16">subset construction</text:p>
        </text:list-item>
      </text:list>
      <text:p text:style-name="Standard"/>
      <text:p text:style-name="Standard">modifying ahos algorithm</text:p>
      <text:p text:style-name="Standard"/>
      <text:p text:style-name="Standard">When conditional and unconditional transitions overlap</text:p>
      <text:p text:style-name="Standard">a dfa allows only a single transition per character</text:p>
      <text:p text:style-name="Standard"/>
      <text:p text:style-name="Standard"/>
      <text:p text:style-name="Standard">Encoding conditional transitions</text:p>
      <text:list xml:id="list1954264347" text:style-name="L8">
        <text:list-item>
          <text:p text:style-name="P17">expanding the vector</text:p>
        </text:list-item>
        <text:list-item>
          <text:p text:style-name="P17">augmenting with additional information</text:p>
        </text:list-item>
        <text:list-item>
          <text:p text:style-name="P17"/>
        </text:list-item>
      </text:list>
      <text:p text:style-name="Standard">Using a pattern to Limit state expansion</text:p>
      <text:p text:style-name="Standard">So far the variable has been matched using a customized state that matches the pattern used to match .* expressions. <text:s/>This however results in the same exponential state expansion that kleen closure expressions can have when constructing a DFA.</text:p>
      <text:p text:style-name="Standard"/>
      <text:p text:style-name="Standard">If the variable in question, has a limited set of values the .* pattern can be replaced with a more limiting pattern. <text:s/>This will result in dfa construction that is bounded by the characteristics of the selected subpattern which in most cases will be better than the bounds afforded by .* expressions.</text:p>
      <text:p text:style-name="Standard"/>
      <text:p text:style-name="Standard">Using variable variable sets to control state expansion</text:p>
      <text:p text:style-name="Standard">There is alternate way to control state expansion with variables. <text:s/>Instead of expanding the number of states used to track the current position and variables. <text:s/>The state can be partially carried in the set of <text:soft-page-break/>variables being matchd against.</text:p>
      <text:p text:style-name="Standard"/>
      <text:p text:style-name="Standard"/>
      <text:p text:style-name="Standard">Extending to backreferences</text:p>
      <text:p text:style-name="Standard"/>
      <text:p text:style-name="Standard"/>
      <text:p text:style-name="Standard">???? Rework earlier example ???</text:p>
      <text:p text:style-name="Standard"/>
      <text:p text:style-name="Standard">DFA</text:p>
      <text:list xml:id="list457841368" text:style-name="L9">
        <text:list-item>
          <text:p text:style-name="P18">state explosion</text:p>
          <text:list>
            <text:list-item>
              <text:p text:style-name="P18">what causes it</text:p>
              <text:list>
                <text:list-item>
                  <text:p text:style-name="P18">counting constraints</text:p>
                </text:list-item>
                <text:list-item>
                  <text:p text:style-name="P18">rule overlap</text:p>
                </text:list-item>
                <text:list-item>
                  <text:p text:style-name="P18"/>
                </text:list-item>
              </text:list>
            </text:list-item>
          </text:list>
        </text:list-item>
        <text:list-item>
          <text:p text:style-name="P18">use stored state instead of exponential states</text:p>
        </text:list-item>
        <text:list-item>
          <text:p text:style-name="P18">explosion of stored state</text:p>
          <text:list>
            <text:list-item>
              <text:p text:style-name="P18">control with (nfa breadth, vs. depth first traversal, vs. hybrid)</text:p>
            </text:list-item>
          </text:list>
        </text:list-item>
      </text:list>
      <text:p text:style-name="Standard">NFA</text:p>
      <text:p text:style-name="Standard">HFA</text:p>
      <text:list xml:id="list335562821" text:style-name="L10">
        <text:list-item>
          <text:p text:style-name="P19">NFA decomposed into DFA segments</text:p>
        </text:list-item>
      </text:list>
      <text:p text:style-name="Standard"/>
      <text:p text:style-name="Standard">Integrating in variables</text:p>
      <text:list xml:id="list1652365048" text:style-name="L11">
        <text:list-item>
          <text:p text:style-name="P20">basic simple example, no multi entry etc</text:p>
          <text:list>
            <text:list-item>
              <text:p text:style-name="P20">nfa</text:p>
            </text:list-item>
            <text:list-item>
              <text:p text:style-name="P20">dfa</text:p>
            </text:list-item>
          </text:list>
        </text:list-item>
        <text:list-item>
          <text:p text:style-name="P20">multi-entry example</text:p>
          <text:list>
            <text:list-item>
              <text:p text:style-name="P20">nfa</text:p>
            </text:list-item>
            <text:list-item>
              <text:p text:style-name="P20">dfa</text:p>
            </text:list-item>
          </text:list>
        </text:list-item>
        <text:list-item>
          <text:p text:style-name="P20">2 var example to show combining</text:p>
          <text:list>
            <text:list-item>
              <text:p text:style-name="P20">what of trailing?</text:p>
            </text:list-item>
          </text:list>
        </text:list-item>
        <text:list-item>
          <text:p text:style-name="P20">Encoding into next check/tables</text:p>
          <text:list>
            <text:list-item>
              <text:p text:style-name="P20">as if extending the dfa to have more transitions</text:p>
            </text:list-item>
            <text:list-item>
              <text:p text:style-name="P20"/>
            </text:list-item>
          </text:list>
        </text:list-item>
      </text:list>
      <text:p text:style-name="Standard"/>
      <text:p text:style-name="Standard">Multivars</text:p>
      <text:list xml:id="list2007692237" text:style-name="L12">
        <text:list-item>
          <text:p text:style-name="P21">single accept</text:p>
        </text:list-item>
        <text:list-item>
          <text:p text:style-name="P21">multiple accept</text:p>
        </text:list-item>
        <text:list-item>
          <text:p text:style-name="P21"/>
        </text:list-item>
      </text:list>
      <text:p text:style-name="Standard">Dealing with overlapping vars and more than 1 permission set</text:p>
      <text:p text:style-name="Standard">Dealing with vars and minimization. Overlapping vars + more than 1 perm set + minimization</text:p>
      <text:p text:style-name="Standard"/>
      <text:p text:style-name="Standard">Dealing with variables and back references in a dfa</text:p>
      <text:p text:style-name="Standard"/>
      <text:p text:style-name="Standard"/>
      <text:list xml:id="list2006779251" text:style-name="L13">
        <text:list-item>
          <text:p text:style-name="P22">dealing with a variable in an nfa</text:p>
          <text:list>
            <text:list-item>
              <text:p text:style-name="P22">instantiate match on entry to variable state</text:p>
            </text:list-item>
            <text:list-item>
              <text:p text:style-name="P22">3 conditional transitions equivalent to extending the alphabet by 3* (==, !=, and == &amp;&amp; != <text:soft-page-break/>holding at the same time)</text:p>
            </text:list-item>
            <text:list-item>
              <text:p text:style-name="P22">variables that can be null and lambda values</text:p>
            </text:list-item>
            <text:list-item>
              <text:p text:style-name="P22">back tracking vs multithread approach</text:p>
            </text:list-item>
          </text:list>
        </text:list-item>
        <text:list-item>
          <text:p text:style-name="P22">converting the nfa to a dfa</text:p>
        </text:list-item>
        <text:list-item>
          <text:p text:style-name="P22">empty var – lambda pushes conditional into previous state</text:p>
        </text:list-item>
        <text:list-item>
          <text:p text:style-name="P22">multi-var/overlapping var example</text:p>
        </text:list-item>
        <text:list-item>
          <text:p text:style-name="P22">efficient handling on the consume action</text:p>
        </text:list-item>
        <text:list-item>
          <text:p text:style-name="P22">representation and compressing</text:p>
        </text:list-item>
        <text:list-item>
          <text:p text:style-name="P22">reducing the state expansion</text:p>
          <text:list>
            <text:list-item>
              <text:p text:style-name="P22">variables effect on dfa expansion is the same as .*</text:p>
            </text:list-item>
            <text:list-item>
              <text:p text:style-name="P22">associate the variable with a limiting pattern, each state within the pattern is a consuming state, for the variable</text:p>
            </text:list-item>
          </text:list>
        </text:list-item>
        <text:list-item>
          <text:p text:style-name="P22">extending aho algorithm to create dfas from expr trees</text:p>
        </text:list-item>
        <text:list-item>
          <text:p text:style-name="P22">variable relation to back reference</text:p>
          <text:list>
            <text:list-item>
              <text:p text:style-name="P22">back reference is a dynamically defined variable that is created by matching</text:p>
            </text:list-item>
            <text:list-item>
              <text:p text:style-name="P22">back references create a set of potential values for the state</text:p>
            </text:list-item>
            <text:list-item>
              <text:p text:style-name="P22">back references need transition tagging to buildup back reference values</text:p>
            </text:list-item>
            <text:list-item>
              <text:p text:style-name="P22">variable matching state (consuming state) must process all potential value in the value set</text:p>
            </text:list-item>
          </text:list>
        </text:list-item>
      </text:list>
      <text:p text:style-name="Standard"/>
      <text:p text:style-name="Standard"/>
      <text:p text:style-name="Standard">Hybrid Atomata</text:p>
      <text:p text:style-name="Standard"/>
      <text:p text:style-name="Standard">NFA implementations can be split into two broad categories, depth first traversal where potential matches are tried one at a time and backtracking approach is used to find the first or “best” match, and breadth first traversal where each potential set of transitions is tested simultaneously.</text:p>
      <text:p text:style-name="Standard"/>
      <text:p text:style-name="Standard">Each implementation has advantages and disadvantages …</text:p>
      <text:p text:style-name="Standard"/>
      <text:p text:style-name="Standard">depth first – least memory, variable time if doing first match, potentially slowest if doing best match</text:p>
      <text:p text:style-name="Standard">breadth first – larger memory foot print, constant time to match</text:p>
      <text:p text:style-name="Standard"/>
      <text:p text:style-name="Standard">DFA equiv to breadth first search, fast but has large memory over head (trade off time for space)</text:p>
      <text:p text:style-name="Standard"/>
      <text:p text:style-name="Standard">HFA – An NFA with sections that are dfas, try to have best properties of both. <text:s/>Fixed memory overhead known in advance</text:p>
      <text:p text:style-name="Standard"/>
      <text:p text:style-name="Standard"/>
      <text:h text:style-name="Heading_20_1" text:outline-level="1">Implemention</text:h>
      <text:p text:style-name="Standard"/>
      <text:p text:style-name="Standard">Now that we have established how to construct a variable matching DFA we will consider an implementation.</text:p>
      <text:p text:style-name="Standard"/>
      <text:p text:style-name="Standard"/>
      <text:p text:style-name="Standard"/>
      <text:p text:style-name="Standard">Since we are using a single state to match against a string, the *|@ transition will need to operate on some memory to remember the matches current position. <text:s/>This can be done with either a pointer or <text:soft-page-break/>index value into the variables string, which is incremented with each transition. <text:s/>The memory is set up by the transition into the state, but not by the *|@ transition that loops back into the state, and can be discarded when the state is left using either the *|= or <text:span text:style-name="T2">λ|</text:span><text:span text:style-name="T1">= transitions.</text:span></text:p>
      <text:p text:style-name="Standard"/>
      <text:p text:style-name="Standard"/>
      <text:h text:style-name="Heading_20_1" text:outline-level="1">Appendix A – The subset construction</text:h>
      <text:p text:style-name="Standard"/>
      <text:p text:style-name="Standard">Hrmm Thompson's construction</text:p>
      <text:p text:style-name="Standard"/>
      <text:p text:style-name="Standard">The subset construction works on sets of states of an NFA. <text:s/>Each DFA state is created from a set (one or more states) from the NFA.</text:p>
      <text:p text:style-name="Standard"/>
      <text:p text:style-name="Standard">Subset construction</text:p>
      <text:p text:style-name="Standard"><text:s text:c="3"/>let S, T be sets of NFA states</text:p>
      <text:p text:style-name="Standard"><text:s text:c="3"/>work_queue := <text:span text:style-name="T2">λ</text:span><text:span text:style-name="T1">-closure({start state})</text:span></text:p>
      <text:p text:style-name="Standard"><text:s text:c="3"/>while (work_queue is not empty)</text:p>
      <text:p text:style-name="Standard"><text:s text:c="6"/>S := pop(work_queue)</text:p>
      <text:p text:style-name="Standard"><text:s text:c="6"/>foreach input symbol c do</text:p>
      <text:p text:style-name="Standard"><text:span text:style-name="T1"><text:s text:c="9"/>T := <text:s/></text:span><text:span text:style-name="T2">λ</text:span><text:span text:style-name="T1">-closure(move(S, c))</text:span></text:p>
      <text:p text:style-name="Standard"><text:s text:c="9"/>if T is not in States</text:p>
      <text:p text:style-name="Standard"><text:s text:c="12"/>insert T into States</text:p>
      <text:p text:style-name="Standard"><text:s text:c="12"/>push T onto work_queue</text:p>
      <text:p text:style-name="Standard"><text:s text:c="9"/>S.transition[c] := T</text:p>
      <text:p text:style-name="Standard"/>
      <text:p text:style-name="Standard">Move finds the set of NFA states that can be transitioned to from the DFA state S (which is a set of NFA states) for the input character c</text:p>
      <text:p text:style-name="Standard">move(S, c)</text:p>
      <text:p text:style-name="Standard"><text:s text:c="3"/>let T be a set of NFA states</text:p>
      <text:p text:style-name="Standard"><text:s text:c="3"/>let x be an NFA state</text:p>
      <text:p text:style-name="Standard"><text:s text:c="3"/>foreach x in S do</text:p>
      <text:p text:style-name="Standard"><text:s text:c="6"/>foreach NFA state t that c can transition to from x</text:p>
      <text:p text:style-name="Standard"><text:s text:c="9"/>push(T, t)</text:p>
      <text:p text:style-name="Standard"><text:s text:c="3"/>return T</text:p>
      <text:p text:style-name="Standard"><text:s/></text:p>
      <text:p text:style-name="Standard">Lambda closure computes the set of NFA states that can be transitioned to from the set of NFA states S using only lambda (null transitions)</text:p>
      <text:p text:style-name="Standard"><text:span text:style-name="T2">λ</text:span><text:span text:style-name="T1">-closure(S)</text:span></text:p>
      <text:p text:style-name="Standard"><text:s text:c="3"/>let work_queue be a set of NFA states</text:p>
      <text:p text:style-name="Standard"><text:s text:c="3"/>let t be an NFA state</text:p>
      <text:p text:style-name="Standard"><text:s text:c="3"/>work_queue := S</text:p>
      <text:p text:style-name="Standard"><text:s text:c="3"/>while work_queue is not empty</text:p>
      <text:p text:style-name="Standard"><text:s text:c="6"/>s := pop(work_queue)</text:p>
      <text:p text:style-name="Standard"><text:s text:c="6"/>foreach 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1-02-28T05:27:19</meta:creation-date>
    <dc:date>2012-04-17T08:51:54</dc:date>
    <dc:creator>John Johansen</dc:creator>
    <meta:editing-duration>P19DT10H45M21S</meta:editing-duration>
    <meta:editing-cycles>169</meta:editing-cycles>
    <meta:generator>LibreOffice/3.5$Linux_X86_64 LibreOffice_project/350m1$Build-202</meta:generator>
    <meta:document-statistic meta:table-count="15" meta:image-count="0" meta:object-count="0" meta:page-count="23" meta:paragraph-count="557" meta:word-count="8411" meta:character-count="47931" meta:non-whitespace-character-count="39838"/>
  </office:meta>
</office:document-meta>
</file>